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ea" svg:font-family="+mn-ea"/>
    <style:font-face style:name="Arial1" svg:font-family="Arial"/>
    <style:font-face style:name="Arial Narrow1" svg:font-family="'Arial Narrow'"/>
    <style:font-face style:name="Calibri" svg:font-family="Calibri"/>
    <style:font-face style:name="Courier New1" svg:font-family="'Courier New'"/>
    <style:font-face style:name="DejaVu Sans" svg:font-family="'DejaVu Sans'"/>
    <style:font-face style:name="Menlo-Regular" svg:font-family="Menlo-Regular"/>
    <style:font-face style:name="Times New Roman" svg:font-family="'Times New Roman'"/>
    <style:font-face style:name="ＭＳ Ｐゴシック1" svg:font-family="'ＭＳ Ｐゴシック'"/>
    <style:font-face style:name="Andale Mono" svg:font-family="'Andale Mono'" style:font-pitch="fixed"/>
    <style:font-face style:name="+mn-ea1" svg:font-family="+mn-ea" style:font-pitch="variable"/>
    <style:font-face style:name="Arial" svg:font-family="Arial" style:font-pitch="variable"/>
    <style:font-face style:name="Arial Narrow" svg:font-family="'Arial Narrow'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enlo-Regular1" svg:font-family="Menlo-Regular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66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66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1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66" draw:stroke-linejoin="miter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66" draw:stroke-linejoin="miter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127cm" fo:padding-right="0.127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.026cm" draw:fill="solid" draw:fill-color="#808080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solid" svg:stroke-width="0.035cm" svg:stroke-color="#000000" draw:stroke-linejoin="miter" draw:fill="solid" draw:fill-color="#dedf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dash" draw:stroke-dash="Dashed_20__28_var_29__20_4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35cm" svg:stroke-color="#d5f1cf" draw:stroke-linejoin="miter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dash" draw:stroke-dash="Dashed_20__28_var_29__20_5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63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71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6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8" style:family="graphic" style:parent-style-name="standard">
      <style:graphic-properties draw:stroke="solid" svg:stroke-width="0.071cm" svg:stroke-color="#000066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.035cm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>
      <style:graphic-properties draw:stroke="solid" svg:stroke-width="0.035cm" svg:stroke-color="#000066" draw:stroke-linejoin="miter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stroke="solid" svg:stroke-width="0.009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09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svg:stroke-width="0.026cm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svg:stroke-width="0.026cm" draw:fill="solid" draw:fill-color="#f2dcdb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35cm" svg:stroke-color="#000000" draw:stroke-linejoin="miter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.026cm" draw:fill="solid" draw:fill-color="#f1c7c7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2" style:family="graphic" style:parent-style-name="standard">
      <style:graphic-properties draw:stroke="solid" svg:stroke-width="0.035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none" svg:stroke-width="0.026cm" draw:fill="solid" draw:fill-color="#d5f1cf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4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5" style:family="graphic" style:parent-style-name="standard">
      <style:graphic-properties draw:stroke="solid" svg:stroke-width="0.035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10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none" svg:stroke-width="0.035cm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09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3" style:family="graphic" style:parent-style-name="standard">
      <style:graphic-properties draw:stroke="solid" svg:stroke-width="0.009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4" style:family="graphic" style:parent-style-name="standard">
      <style:graphic-properties draw:stroke="solid" svg:stroke-width="0.009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035cm" svg:stroke-color="#000000" draw:stroke-linejoin="miter" draw:fill="solid" draw:fill-color="#ebafa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7" style:family="graphic" style:parent-style-name="standard">
      <style:graphic-properties draw:stroke="solid" svg:stroke-width="0.035cm" svg:stroke-color="#000000" draw:stroke-linejoin="miter" draw:fill="solid" draw:fill-color="#d9d9d9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8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>
      <style:graphic-properties draw:stroke="solid" svg:stroke-width="0.035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>
      <style:graphic-properties draw:stroke="solid" svg:stroke-width="0.035cm" svg:stroke-color="#000000" draw:stroke-linejoin="miter" draw:fill="hatch" draw:fill-hatch-name="Hatching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solid" svg:stroke-width="0.10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35cm" svg:stroke-color="#000000" draw:stroke-linejoin="miter" draw:fill="hatch" draw:fill-hatch-name="Hatching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5" style:family="graphic" style:parent-style-name="standard" style:list-style-name="L15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2.56cm" fo:min-width="19.316cm" fo:padding-top="0.13cm" fo:padding-bottom="0.13cm" fo:padding-left="0.25cm" fo:padding-right="0.25cm" fo:wrap-option="no-wrap"/>
      <style:paragraph-properties style:writing-mode="lr-tb"/>
    </style:style>
    <style:style style:name="gr106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07" style:family="graphic" style:parent-style-name="standard">
      <style:graphic-properties draw:stroke="solid" svg:stroke-width="0.009cm" svg:stroke-color="#000000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08" style:family="graphic" style:parent-style-name="standard">
      <style:graphic-properties draw:stroke="solid" svg:stroke-width="0.009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.009cm" svg:stroke-color="#000000" draw:stroke-linejoin="miter" draw:fill="solid" draw:fill-color="#ccff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009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1" style:family="graphic" style:parent-style-name="standard">
      <style:graphic-properties draw:stroke="solid" svg:stroke-width="0.009cm" svg:stroke-color="#000066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2" style:family="graphic" style:parent-style-name="standard">
      <style:graphic-properties draw:stroke="solid" svg:stroke-width="0.009cm" svg:stroke-color="#000066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09cm" svg:stroke-color="#000066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solid" svg:stroke-width="0.009cm" svg:stroke-color="#000066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solid" svg:stroke-width="0.009cm" svg:stroke-color="#000066" draw:stroke-linejoin="miter" draw:fill="solid" draw:fill-color="#c0c0c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6" style:family="graphic" style:parent-style-name="standard">
      <style:graphic-properties draw:stroke="solid" svg:stroke-width="0.009cm" svg:stroke-color="#000066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009cm" svg:stroke-color="#000066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8" style:family="graphic" style:parent-style-name="standard">
      <style:graphic-properties draw:stroke="solid" svg:stroke-width="0.009cm" svg:stroke-color="#000066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9" style:family="graphic" style:parent-style-name="standard">
      <style:graphic-properties draw:stroke="solid" svg:stroke-width="0.079cm" svg:stroke-color="#c00000" draw:marker-end="msArrowOpenEnd_20_5_20_79" draw:marker-end-width="0.276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solid" svg:stroke-width="0.00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2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3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Blank_20_Slide-notes">
      <style:graphic-properties draw:fill-color="#ffffff" fo:min-height="11.982cm"/>
      <style:paragraph-properties style:writing-mode="lr-tb"/>
    </style:style>
    <style:style style:name="pr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331cm" fo:margin-right="0cm" fo:margin-top="0cm" fo:margin-bottom="0cm" fo:line-height="100%" fo:text-align="start" fo:text-indent="-0.329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41cm" fo:margin-bottom="0cm" fo:line-height="100%" fo:text-align="start" fo:text-indent="0cm"/>
    </style:style>
    <style:style style:name="P10" style:family="paragraph">
      <loext:graphic-properties draw:fill="solid" draw:fill-color="#f2f2f2"/>
      <style:paragraph-properties fo:text-align="start"/>
      <style:text-properties fo:font-size="18pt"/>
    </style:style>
    <style:style style:name="P11" style:family="paragraph">
      <style:paragraph-properties fo:margin-top="0.185cm" fo:margin-bottom="0cm" fo:line-height="88%" fo:text-align="center"/>
    </style:style>
    <style:style style:name="P12" style:family="paragraph">
      <loext:graphic-properties draw:fill="solid" draw:fill-color="#f2dcdb"/>
      <style:paragraph-properties fo:text-align="start"/>
      <style:text-properties fo:font-size="18pt"/>
    </style:style>
    <style:style style:name="P13" style:family="paragraph">
      <loext:graphic-properties draw:fill="solid" draw:fill-color="#d5f1cf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.238cm" fo:margin-bottom="0cm" fo:line-height="88%" fo:text-align="start"/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top="0.238cm" fo:margin-bottom="0cm" fo:line-height="88%" fo:text-align="center"/>
    </style:style>
    <style:style style:name="P18" style:family="paragraph">
      <loext:graphic-properties draw:fill="solid" draw:fill-color="#ffffff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solid" draw:fill-color="#fcfbf9"/>
      <style:paragraph-properties fo:text-align="start"/>
      <style:text-properties fo:font-size="18pt"/>
    </style:style>
    <style:style style:name="P21" style:family="paragraph">
      <style:paragraph-properties fo:margin-top="0.212cm" fo:margin-bottom="0cm" fo:line-height="88%" fo:text-align="center"/>
    </style:style>
    <style:style style:name="P22" style:family="paragraph">
      <style:paragraph-properties fo:margin-top="0.309cm" fo:margin-bottom="0cm" fo:line-height="100%" fo:text-align="center"/>
    </style:style>
    <style:style style:name="P23" style:family="paragraph">
      <loext:graphic-properties draw:fill="solid" draw:fill-color="#fcfbf9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.953cm" fo:margin-right="0cm" fo:margin-top="0.141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25" style:family="paragraph">
      <style:paragraph-properties fo:margin-top="0.353cm" fo:margin-bottom="0cm" fo:line-height="100%" fo:text-align="center"/>
    </style:style>
    <style:style style:name="P26" style:family="paragraph">
      <loext:graphic-properties draw:fill="solid" draw:fill-color="#e6b9b8"/>
      <style:paragraph-properties fo:text-align="start"/>
      <style:text-properties fo:font-size="18pt"/>
    </style:style>
    <style:style style:name="P27" style:family="paragraph">
      <style:paragraph-properties fo:margin-left="0.617cm" fo:margin-right="0cm" fo:margin-top="0.169cm" fo:margin-bottom="0cm" fo:line-height="73%" fo:text-align="start" fo:text-indent="-0.615cm">
        <style:tab-stops>
          <style:tab-stop style:position="0cm"/>
        </style:tab-stops>
      </style:paragraph-properties>
    </style:style>
    <style:style style:name="P28" style:family="paragraph">
      <style:paragraph-properties fo:margin-left="0.617cm" fo:margin-right="0cm" fo:margin-top="0.169cm" fo:margin-bottom="0cm" fo:line-height="80%" fo:text-align="start" fo:text-indent="-0.615cm">
        <style:tab-stops>
          <style:tab-stop style:position="0cm"/>
        </style:tab-stops>
      </style:paragraph-properties>
    </style:style>
    <style:style style:name="P29" style:family="paragraph">
      <style:paragraph-properties fo:margin-left="0.617cm" fo:margin-right="0cm" fo:margin-top="0cm" fo:margin-bottom="0cm" fo:line-height="100%" fo:text-align="start" fo:text-indent="-0.615cm">
        <style:tab-stops>
          <style:tab-stop style:position="0cm"/>
        </style:tab-stops>
      </style:paragraph-properties>
    </style:style>
    <style:style style:name="P30" style:family="paragraph">
      <style:paragraph-properties fo:margin-top="0cm" fo:margin-bottom="0cm" fo:line-height="100%" fo:text-align="center"/>
    </style:style>
    <style:style style:name="P31" style:family="paragraph">
      <loext:graphic-properties draw:fill="solid" draw:fill-color="#f6d2d2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dbf2da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c0c0c0"/>
      <style:paragraph-properties fo:text-align="start"/>
      <style:text-properties fo:font-size="18pt"/>
    </style:style>
    <style:style style:name="P34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dedff5"/>
      <style:paragraph-properties fo:text-align="start" style:font-independent-line-spacing="true"/>
      <style:text-properties fo:font-size="18pt"/>
    </style:style>
    <style:style style:name="P36" style:family="paragraph">
      <style:paragraph-properties fo:margin-top="0.191cm" fo:margin-bottom="0cm" fo:line-height="90%" fo:text-align="end"/>
    </style:style>
    <style:style style:name="P37" style:family="paragraph">
      <style:paragraph-properties fo:margin-top="0.148cm" fo:margin-bottom="0cm" fo:line-height="90%" fo:text-align="start"/>
    </style:style>
    <style:style style:name="P38" style:family="paragraph">
      <style:paragraph-properties fo:margin-top="0.353cm" fo:margin-bottom="0cm" fo:line-height="88%" fo:text-align="start"/>
    </style:style>
    <style:style style:name="P39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40" style:family="paragraph">
      <style:paragraph-properties fo:margin-top="0.185cm" fo:margin-bottom="0cm" fo:line-height="88%" fo:text-align="start"/>
    </style:style>
    <style:style style:name="P41" style:family="paragraph">
      <style:paragraph-properties fo:margin-left="0cm" fo:margin-right="0cm" fo:margin-top="0.199cm" fo:margin-bottom="0cm" fo:line-height="100%" fo:text-align="start" fo:text-indent="0cm"/>
    </style:style>
    <style:style style:name="P42" style:family="paragraph">
      <style:paragraph-properties fo:margin-left="0cm" fo:margin-right="0cm" fo:margin-top="0.071cm" fo:margin-bottom="0cm" fo:line-height="100%" fo:text-align="start" fo:text-indent="0cm"/>
    </style:style>
    <style:style style:name="P43" style:family="paragraph">
      <style:paragraph-properties fo:margin-top="0.212cm" fo:margin-bottom="0cm" fo:line-height="88%" fo:text-align="start"/>
    </style:style>
    <style:style style:name="P44" style:family="paragraph">
      <style:paragraph-properties fo:margin-top="0.318cm" fo:margin-bottom="0cm" fo:line-height="88%" fo:text-align="center"/>
    </style:style>
    <style:style style:name="P45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P46" style:family="paragraph">
      <loext:graphic-properties draw:fill="solid" draw:fill-color="#dedff5"/>
      <style:paragraph-properties fo:text-align="start"/>
      <style:text-properties fo:font-size="18pt"/>
    </style:style>
    <style:style style:name="P47" style:family="paragraph">
      <loext:graphic-properties draw:fill="solid" draw:fill-color="#990000"/>
      <style:paragraph-properties fo:text-align="start"/>
      <style:text-properties fo:font-size="18pt"/>
    </style:style>
    <style:style style:name="P48" style:family="paragraph">
      <loext:graphic-properties draw:fill="solid" draw:fill-color="#f6f5bd"/>
      <style:paragraph-properties fo:text-align="start"/>
      <style:text-properties fo:font-size="18pt"/>
    </style:style>
    <style:style style:name="P49" style:family="paragraph">
      <style:paragraph-properties fo:margin-left="0.953cm" fo:margin-right="0cm" fo:margin-top="0.169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3" style:family="paragraph">
      <loext:graphic-properties draw:fill="solid" draw:fill-color="#d5f1cf"/>
      <style:paragraph-properties fo:text-align="start" style:font-independent-line-spacing="true"/>
      <style:text-properties fo:font-size="18pt"/>
    </style:style>
    <style:style style:name="P54" style:family="paragraph">
      <loext:graphic-properties draw:fill="solid" draw:fill-color="#f1c7c7"/>
      <style:paragraph-properties fo:text-align="start" style:font-independent-line-spacing="true"/>
      <style:text-properties fo:font-size="18pt"/>
    </style:style>
    <style:style style:name="P55" style:family="paragraph">
      <style:paragraph-properties fo:margin-top="0.148cm" fo:margin-bottom="0cm" fo:line-height="90%" fo:text-align="center"/>
    </style:style>
    <style:style style:name="P56" style:family="paragraph">
      <style:paragraph-properties fo:margin-left="0.953cm" fo:margin-right="0cm" fo:margin-top="0cm" fo:margin-bottom="0cm" fo:line-height="94%" fo:text-align="start" fo:text-indent="-0.951cm">
        <style:tab-stops>
          <style:tab-stop style:position="0cm"/>
        </style:tab-stops>
      </style:paragraph-properties>
    </style:style>
    <style:style style:name="P57" style:family="paragraph">
      <style:paragraph-properties fo:margin-left="0.953cm" fo:margin-right="0cm" fo:margin-top="0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58" style:family="paragraph">
      <style:paragraph-properties fo:margin-left="0cm" fo:margin-right="0cm" fo:margin-top="0.141cm" fo:margin-bottom="0cm" fo:line-height="101%" fo:text-align="start" fo:text-indent="0cm">
        <style:tab-stops>
          <style:tab-stop style:position="0cm"/>
        </style:tab-stops>
      </style:paragraph-properties>
    </style:style>
    <style:style style:name="P59" style:family="paragraph">
      <style:paragraph-properties fo:margin-left="0.331cm" fo:margin-right="0cm" fo:margin-top="0cm" fo:margin-bottom="0cm" fo:line-height="82%" fo:text-align="start" fo:text-indent="-0.329cm">
        <style:tab-stops>
          <style:tab-stop style:position="0cm"/>
        </style:tab-stops>
      </style:paragraph-properties>
    </style:style>
    <style:style style:name="P60" style:family="paragraph">
      <style:paragraph-properties fo:margin-top="0cm" fo:margin-bottom="0cm" fo:line-height="100%" fo:text-align="start"/>
      <style:text-properties style:font-name="Andale Mono"/>
    </style:style>
    <style:style style:name="P61" style:family="paragraph">
      <loext:graphic-properties draw:fill="solid" draw:fill-color="#f6f5bd"/>
      <style:paragraph-properties fo:text-align="start" style:font-independent-line-spacing="true"/>
      <style:text-properties style:font-name="Andale Mono" fo:font-size="18pt"/>
    </style:style>
    <style:style style:name="P62" style:family="paragraph">
      <style:paragraph-properties fo:margin-top="0cm" fo:margin-bottom="0cm" fo:line-height="98%" fo:text-align="center"/>
    </style:style>
    <style:style style:name="P63" style:family="paragraph">
      <style:paragraph-properties fo:margin-top="0cm" fo:margin-bottom="0cm" fo:line-height="98%" fo:text-align="start"/>
    </style:style>
    <style:style style:name="P64" style:family="paragraph">
      <loext:graphic-properties draw:fill="solid" draw:fill-color="#808080"/>
      <style:paragraph-properties fo:text-align="start"/>
      <style:text-properties fo:font-size="18pt"/>
    </style:style>
    <style:style style:name="P65" style:family="paragraph">
      <style:paragraph-properties fo:margin-left="0.961cm" fo:margin-right="0cm" fo:margin-top="0.141cm" fo:margin-bottom="0cm" fo:line-height="94%" fo:text-align="start" fo:text-indent="-0.959cm">
        <style:tab-stops>
          <style:tab-stop style:position="0cm"/>
        </style:tab-stops>
      </style:paragraph-properties>
    </style:style>
    <style:style style:name="P66" style:family="paragraph">
      <style:paragraph-properties fo:margin-left="0.961cm" fo:margin-right="0cm" fo:margin-top="0.423cm" fo:margin-bottom="0cm" fo:line-height="94%" fo:text-align="start" fo:text-indent="-0.959cm">
        <style:tab-stops>
          <style:tab-stop style:position="0cm"/>
        </style:tab-stops>
      </style:paragraph-properties>
    </style:style>
    <style:style style:name="P67" style:family="paragraph">
      <style:paragraph-properties fo:margin-top="0cm" fo:margin-bottom="0cm" fo:line-height="94%" fo:text-align="start"/>
    </style:style>
    <style:style style:name="P68" style:family="paragraph">
      <loext:graphic-properties draw:fill="solid" draw:fill-color="#f1c7c7"/>
      <style:paragraph-properties fo:text-align="start"/>
      <style:text-properties fo:font-size="18pt"/>
    </style:style>
    <style:style style:name="P69" style:family="paragraph">
      <style:paragraph-properties fo:margin-left="0cm" fo:margin-right="0cm" fo:margin-top="0.169cm" fo:margin-bottom="0cm" fo:line-height="83%" fo:text-align="start" fo:text-indent="0cm"/>
    </style:style>
    <style:style style:name="P70" style:family="paragraph">
      <style:paragraph-properties fo:margin-left="0cm" fo:margin-right="0cm" fo:margin-top="0.141cm" fo:margin-bottom="0cm" fo:line-height="88%" fo:text-align="start" fo:text-indent="0cm"/>
    </style:style>
    <style:style style:name="P71" style:family="paragraph">
      <style:paragraph-properties fo:margin-left="0cm" fo:margin-right="0cm" fo:margin-top="0.635cm" fo:margin-bottom="0cm" fo:line-height="83%" fo:text-align="start" fo:text-indent="0cm"/>
    </style:style>
    <style:style style:name="P72" style:family="paragraph">
      <style:paragraph-properties fo:margin-left="0cm" fo:margin-right="0cm" fo:margin-top="0.141cm" fo:margin-bottom="0cm" fo:line-height="94%" fo:text-align="start" fo:text-indent="0cm"/>
    </style:style>
    <style:style style:name="P73" style:family="paragraph">
      <style:paragraph-properties fo:margin-left="0cm" fo:margin-right="0cm" fo:margin-top="0.141cm" fo:margin-bottom="0cm" fo:line-height="95%" fo:text-align="start" fo:text-indent="0cm"/>
    </style:style>
    <style:style style:name="P74" style:family="paragraph">
      <style:paragraph-properties fo:margin-left="0cm" fo:margin-right="0cm" fo:margin-top="0.441cm" fo:margin-bottom="0cm" fo:line-height="83%" fo:text-align="start" fo:text-indent="0cm"/>
    </style:style>
    <style:style style:name="P75" style:family="paragraph">
      <style:paragraph-properties fo:margin-left="0cm" fo:margin-right="0cm" fo:margin-top="0.199cm" fo:margin-bottom="0cm" fo:line-height="88%" fo:text-align="start" fo:text-indent="0cm"/>
    </style:style>
    <style:style style:name="P76" style:family="paragraph">
      <style:paragraph-properties fo:margin-left="0.953cm" fo:margin-right="0cm" fo:margin-top="0.199cm" fo:margin-bottom="0cm" fo:line-height="88%" fo:text-align="start" fo:text-indent="-0.951cm">
        <style:tab-stops>
          <style:tab-stop style:position="0cm"/>
        </style:tab-stops>
      </style:paragraph-properties>
    </style:style>
    <style:style style:name="P77" style:family="paragraph">
      <style:paragraph-properties fo:margin-left="0cm" fo:margin-right="0cm" fo:margin-top="0.199cm" fo:margin-bottom="0cm" fo:line-height="88%" fo:text-align="start" fo:text-indent="0cm">
        <style:tab-stops>
          <style:tab-stop style:position="0cm"/>
        </style:tab-stops>
      </style:paragraph-properties>
    </style:style>
    <style:style style:name="P78" style:family="paragraph">
      <style:paragraph-properties fo:margin-left="0cm" fo:margin-right="0cm" fo:margin-top="0.635cm" fo:margin-bottom="0cm" fo:line-height="88%" fo:text-align="start" fo:text-indent="0cm">
        <style:tab-stops>
          <style:tab-stop style:position="0cm"/>
        </style:tab-stops>
      </style:paragraph-properties>
    </style:style>
    <style:style style:name="P79" style:family="paragraph">
      <loext:graphic-properties draw:fill="solid" draw:fill-color="#bfbfbf"/>
      <style:paragraph-properties fo:text-align="start"/>
      <style:text-properties fo:font-size="18pt"/>
    </style:style>
    <style:style style:name="P80" style:family="paragraph">
      <style:paragraph-properties fo:margin-left="0cm" fo:margin-right="0cm" fo:margin-top="0.169cm" fo:margin-bottom="0cm" fo:line-height="98%" fo:text-align="start" fo:text-indent="0cm"/>
    </style:style>
    <style:style style:name="P81" style:family="paragraph">
      <style:paragraph-properties fo:margin-left="0cm" fo:margin-right="0cm" fo:margin-top="0.141cm" fo:margin-bottom="0cm" fo:line-height="98%" fo:text-align="start" fo:text-indent="0cm"/>
    </style:style>
    <style:style style:name="P82" style:family="paragraph">
      <style:paragraph-properties fo:margin-left="0.953cm" fo:margin-right="0cm" fo:margin-top="0.169cm" fo:margin-bottom="0cm" fo:line-height="83%" fo:text-align="start" fo:text-indent="-0.951cm">
        <style:tab-stops>
          <style:tab-stop style:position="0cm"/>
        </style:tab-stops>
      </style:paragraph-properties>
    </style:style>
    <style:style style:name="P83" style:family="paragraph">
      <style:paragraph-properties fo:margin-left="0cm" fo:margin-right="0cm" fo:margin-top="0.169cm" fo:margin-bottom="0cm" fo:line-height="83%" fo:text-align="start" fo:text-indent="0cm">
        <style:tab-stops>
          <style:tab-stop style:position="0cm"/>
        </style:tab-stops>
      </style:paragraph-properties>
    </style:style>
    <style:style style:name="P84" style:family="paragraph">
      <style:paragraph-properties fo:margin-left="0cm" fo:margin-right="0cm" fo:margin-top="0.141cm" fo:margin-bottom="0cm" fo:line-height="88%" fo:text-align="start" fo:text-indent="0cm">
        <style:tab-stops>
          <style:tab-stop style:position="0cm"/>
        </style:tab-stops>
      </style:paragraph-properties>
    </style:style>
    <style:style style:name="P85" style:family="paragraph">
      <style:paragraph-properties fo:margin-top="0cm" fo:margin-bottom="0cm" fo:line-height="94%" fo:text-align="center"/>
    </style:style>
    <style:style style:name="P86" style:family="paragraph">
      <loext:graphic-properties draw:fill="solid" draw:fill-color="#c0c0c0"/>
      <style:paragraph-properties fo:text-align="start" style:font-independent-line-spacing="true"/>
      <style:text-properties fo:font-size="18pt"/>
    </style:style>
    <style:style style:name="P87" style:family="paragraph">
      <loext:graphic-properties draw:fill="solid" draw:fill-color="#ebafaf"/>
      <style:paragraph-properties fo:text-align="start" style:font-independent-line-spacing="true"/>
      <style:text-properties fo:font-size="18pt"/>
    </style:style>
    <style:style style:name="P88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89" style:family="paragraph">
      <loext:graphic-properties draw:fill="solid" draw:fill-color="#c0c0c0"/>
      <style:paragraph-properties fo:text-align="start" style:font-independent-line-spacing="true"/>
      <style:text-properties fo:font-size="12pt" style:font-size-asian="12pt" style:font-size-complex="12pt"/>
    </style:style>
    <style:style style:name="P90" style:family="paragraph">
      <loext:graphic-properties draw:fill="hatch" draw:fill-hatch-name="Hatching_20_1"/>
      <style:paragraph-properties fo:text-align="start"/>
      <style:text-properties fo:font-size="18pt"/>
    </style:style>
    <style:style style:name="P91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2pt" style:font-size-complex="12pt"/>
    </style:style>
    <style:style style:name="P92" style:family="paragraph">
      <loext:graphic-properties draw:fill="hatch" draw:fill-hatch-name="Hatching_20_1"/>
      <style:paragraph-properties fo:text-align="start" style:font-independent-line-spacing="true"/>
      <style:text-properties fo:font-size="18pt"/>
    </style:style>
    <style:style style:name="P93" style:family="paragraph">
      <style:paragraph-properties fo:margin-left="0cm" fo:margin-right="0cm" fo:margin-top="0.127cm" fo:margin-bottom="0cm" fo:line-height="100%" fo:text-align="start" fo:text-indent="0cm"/>
    </style:style>
    <style:style style:name="P94" style:family="paragraph">
      <style:paragraph-properties fo:margin-top="0cm" fo:margin-bottom="0cm" fo:line-height="94%" fo:text-align="start"/>
      <style:text-properties style:font-name="Andale Mono"/>
    </style:style>
    <style:style style:name="P95" style:family="paragraph">
      <loext:graphic-properties draw:fill="solid" draw:fill-color="#f6f5bd"/>
      <style:paragraph-properties fo:margin-top="0cm" fo:margin-bottom="0cm" fo:line-height="94%" fo:text-align="start" style:font-independent-line-spacing="true"/>
      <style:text-properties style:font-name="Andale Mono" fo:font-size="13pt" style:font-size-asian="13pt" style:font-size-complex="13pt"/>
    </style:style>
    <style:style style:name="P96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P97" style:family="paragraph">
      <loext:graphic-properties draw:fill="solid" draw:fill-color="#ccffcc"/>
      <style:paragraph-properties fo:text-align="start"/>
      <style:text-properties fo:font-size="18pt"/>
    </style:style>
    <style:style style:name="P98" style:family="paragraph">
      <loext:graphic-properties draw:fill="solid" draw:fill-color="#ccffcc"/>
      <style:paragraph-properties fo:text-align="start" style:font-independent-line-spacing="true"/>
      <style:text-properties fo:font-size="18pt"/>
    </style:style>
    <style:style style:name="P99" style:family="paragraph">
      <style:paragraph-properties fo:margin-top="0cm" fo:margin-bottom="0cm" fo:line-height="85%" fo:text-align="center"/>
    </style:style>
    <style:style style:name="P100" style:family="paragraph">
      <style:paragraph-properties fo:margin-top="0cm" fo:margin-bottom="0cm" fo:line-height="102%" fo:text-align="start"/>
    </style:style>
    <style:style style:name="P101" style:family="paragraph">
      <style:paragraph-properties fo:margin-left="0cm" fo:margin-right="0cm" fo:margin-top="0.617cm" fo:margin-bottom="0cm" fo:line-height="83%" fo:text-align="start" fo:text-indent="0cm"/>
    </style:style>
    <style:style style:name="P102" style:family="paragraph">
      <style:paragraph-properties fo:margin-left="0cm" fo:margin-right="0cm" fo:margin-top="0.265cm" fo:margin-bottom="0cm" fo:line-height="88%" fo:text-align="start" fo:text-indent="0cm"/>
    </style:style>
    <style:style style:name="P103" style:family="paragraph">
      <style:paragraph-properties fo:margin-top="0cm" fo:margin-bottom="0cm" fo:line-height="98%" fo:text-align="end"/>
    </style:style>
    <style:style style:name="P104" style:family="paragraph">
      <style:paragraph-properties fo:margin-left="0cm" fo:margin-right="0cm" fo:margin-top="0.141cm" fo:margin-bottom="0cm" fo:line-height="83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7f7f7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9" style:family="text">
      <style:text-properties fo:font-variant="normal" fo:text-transform="none" fo:color="#99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0" style:family="text">
      <style:text-properties fo:font-variant="normal" fo:text-transform="none" fo:color="#990000" style:text-line-through-style="none" style:text-line-through-type="none" style:text-position="0% 100%" style:font-name="Calibri" fo:font-size="14pt" fo:letter-spacing="normal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21" style:family="text">
      <style:text-properties fo:font-variant="normal" fo:text-transform="none" fo:color="#99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2" style:family="text">
      <style:text-properties fo:font-variant="normal" fo:text-transform="none" fo:color="#99000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font-variant="normal" fo:text-transform="none" fo:color="#0033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7" style:family="text">
      <style:text-properties fo:font-variant="normal" fo:text-transform="none" fo:color="#0033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8" style:family="text">
      <style:text-properties fo:font-variant="normal" fo:text-transform="none" fo:color="#0033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9" style:family="text">
      <style:text-properties fo:font-variant="normal" fo:text-transform="none" fo:color="#80808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7" style:family="text">
      <style:text-properties fo:font-variant="normal" fo:text-transform="none" fo:color="#990000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8" style:family="text">
      <style:text-properties fo:font-variant="normal" fo:text-transform="none" fo:color="#99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9" style:family="text">
      <style:text-properties fo:font-variant="normal" fo:text-transform="none" fo:color="#99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0" style:family="text">
      <style:text-properties fo:font-variant="normal" fo:text-transform="none" fo:color="#99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2" style:family="text">
      <style:text-properties fo:font-variant="normal" fo:text-transform="none" fo:color="#99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 Narrow1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 Narrow1" fo:font-size="14pt" fo:letter-spacing="normal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52" style:family="text">
      <style:text-properties fo:font-variant="normal" fo:text-transform="none" fo:color="#80808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4" style:family="text">
      <style:text-properties fo:font-variant="normal" fo:text-transform="none" fo:color="#cb2418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5" style:family="text">
      <style:text-properties fo:font-variant="normal" fo:text-transform="none" fo:color="#2d961e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7" style:family="text">
      <style:text-properties fo:font-variant="normal" fo:text-transform="none" fo:color="#4a00ff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8" style:family="text">
      <style:text-properties fo:font-variant="normal" fo:text-transform="none" fo:color="#c1651c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9" style:family="text">
      <style:text-properties fo:font-variant="normal" fo:text-transform="none" fo:color="#c200ff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ndale Mono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1" style:family="text">
      <style:text-properties fo:font-variant="normal" fo:text-transform="none" fo:color="#9d206f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3" style:family="text">
      <style:text-properties fo:font-variant="normal" fo:text-transform="none" fo:color="#926492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4" style:family="text">
      <style:text-properties fo:font-variant="normal" fo:text-transform="none" fo:color="#2c9290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7" style:family="text">
      <style:text-properties fo:font-variant="normal" fo:text-transform="none" fo:color="#926492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69" style:family="text">
      <style:text-properties fo:font-variant="normal" fo:text-transform="none" fo:color="#9d206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ndale Mono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71" style:family="text">
      <style:text-properties fo:font-variant="normal" fo:text-transform="none" fo:color="#2d961e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2" style:family="text">
      <style:text-properties fo:font-variant="normal" fo:text-transform="none" fo:color="#4a00f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3" style:family="text">
      <style:text-properties fo:font-variant="normal" fo:text-transform="none" fo:color="#c1651c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4" style:family="text">
      <style:text-properties fo:font-variant="normal" fo:text-transform="none" fo:color="#cb2418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5" style:family="text">
      <style:text-properties fo:font-variant="normal" fo:text-transform="none" fo:color="#c200f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6" style:family="text">
      <style:text-properties fo:font-variant="normal" fo:text-transform="none" fo:color="#2c9290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79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1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82" style:family="text">
      <style:text-properties fo:font-variant="normal" fo:text-transform="none" fo:color="#c00000" style:text-line-through-style="none" style:text-line-through-type="none" style:text-position="0% 100%" style:font-name="Calibri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83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84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5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87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Andale Mono" fo:font-size="13pt" fo:letter-spacing="normal" fo:font-style="normal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90" style:family="text">
      <style:text-properties fo:font-variant="normal" fo:text-transform="none" fo:color="#990000" style:text-line-through-style="none" style:text-line-through-type="none" style:text-position="0% 100%" style:font-name="Andale Mono" fo:font-size="13pt" fo:letter-spacing="normal" fo:font-style="normal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91" style:family="text">
      <style:text-properties fo:font-variant="normal" fo:text-transform="none" fo:color="#990000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3" style:family="text">
      <style:text-properties fo:font-variant="normal" fo:text-transform="none" fo:color="#c00000" style:text-line-through-style="none" style:text-line-through-type="none" style:text-position="0% 100%" style:font-name="Arial Narrow1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ndale Mono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6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97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968cm" text:min-label-width="0.63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2cm" text:min-label-width="0.959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778cm" svg:x="1.905cm" svg:y="4.745cm">
          <text:p text:style-name="P1"><text:span text:style-name="T1">Virtual Memory Systems and Dynamic Memory Allocation</text:span><text:span text:style-name="T2"><text:line-break/></text:span><text:span text:style-name="T2"><text:line-break/></text:span><text:span text:style-name="T3">Computer Systems</text:span><text:span text:style-name="T4"><text:line-break/></text:span><text:span text:style-name="T5">Nov</text:span><text:span text:style-name="T6">. 2, 2020</text:span><text:span text:style-name="T4"><text:line-break/></text:span><text:span text:style-name="T4"><text:line-break/></text:span><text:span text:style-name="T4"><text:line-break/></text:span><text:span text:style-name="T6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7cm" svg:height="2.96cm" svg:x="1.905cm" svg:y="12.7cm">
          <text:p text:style-name="P3"><text:span text:style-name="T7">Based on slides by:</text:span><text:span text:style-name="T8"> </text:span></text:p>
          <text:p text:style-name="P3"><text:span text:style-name="T8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1">Memory 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Review of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1.932cm" svg:height="14.629cm" svg:x="1.102cm" svg:y="3.784cm">
          <text:list text:style-name="L2">
            <text:list-item>
              <text:p text:style-name="P7"><text:span text:style-name="T10">Basic Parameter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2">N = 2</text:span><text:span text:style-name="T13">n </text:span><text:span text:style-name="T14">: Number of addresses in virtual address space</text:span></text:p>
                </text:list-item>
                <text:list-item>
                  <text:p text:style-name="P9"><text:span text:style-name="T12">M = 2</text:span><text:span text:style-name="T13">m </text:span><text:span text:style-name="T14">: Number of addresses in physical address space</text:span></text:p>
                </text:list-item>
                <text:list-item>
                  <text:p text:style-name="P9"><text:span text:style-name="T12">P = 2</text:span><text:span text:style-name="T13">p </text:span><text:span text:style-name="T12"><text:s/></text:span><text:span text:style-name="T14">: Page size (bytes)</text:span></text:p>
                </text:list-item>
              </text:list>
            </text:list-item>
            <text:list-item>
              <text:p text:style-name="P7"><text:span text:style-name="T10">Components of the virtual address (VA)</text:span></text:p>
              <text:list>
                <text:list-item>
                  <text:p text:style-name="P9"><text:span text:style-name="T12">TLBI</text:span><text:span text:style-name="T14">: TLB index</text:span></text:p>
                </text:list-item>
                <text:list-item>
                  <text:p text:style-name="P9"><text:span text:style-name="T12">TLBT</text:span><text:span text:style-name="T14">: TLB tag</text:span></text:p>
                </text:list-item>
                <text:list-item>
                  <text:p text:style-name="P9"><text:span text:style-name="T12">VPO</text:span><text:span text:style-name="T14">: Virtual page offset </text:span></text:p>
                </text:list-item>
                <text:list-item>
                  <text:p text:style-name="P9"><text:span text:style-name="T12">VPN</text:span><text:span text:style-name="T14">: Virtual page number </text:span></text:p>
                </text:list-item>
              </text:list>
            </text:list-item>
            <text:list-item>
              <text:p text:style-name="P7"><text:span text:style-name="T10">Components of the physical address (PA)</text:span></text:p>
              <text:list>
                <text:list-item>
                  <text:p text:style-name="P9"><text:span text:style-name="T12">PPO</text:span><text:span text:style-name="T14">: Physical page offset (same as VPO)</text:span></text:p>
                </text:list-item>
                <text:list-item>
                  <text:p text:style-name="P9"><text:span text:style-name="T12">PPN:</text:span><text:span text:style-name="T14"> Physical page number</text:span></text:p>
                </text:list-item>
                <text:list-item>
                  <text:p text:style-name="P9"><text:span text:style-name="T12">CO</text:span><text:span text:style-name="T14">: Byte offset within cache line</text:span></text:p>
                </text:list-item>
                <text:list-item>
                  <text:p text:style-name="P9"><text:span text:style-name="T12">CI:</text:span><text:span text:style-name="T14"> Cache index</text:span></text:p>
                </text:list-item>
                <text:list-item>
                  <text:p text:style-name="P9"><text:span text:style-name="T12">CT</text:span><text:span text:style-name="T14">: Cache tag</text:span></text:p>
                </text:list-item>
              </text:list>
            </text:list-item>
          </text:list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3cm" svg:height="1.59cm" svg:x="1.058cm" svg:y="1.418cm">
          <text:p text:style-name="P6"><text:span text:style-name="T1">Simple Memory System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4.394cm" svg:x="1.054cm" svg:y="3.391cm">
          <text:list text:style-name="L2">
            <text:list-item>
              <text:p text:style-name="P7"><text:span text:style-name="T10">Addressing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14-bit virtual addresses</text:span></text:p>
                </text:list-item>
                <text:list-item>
                  <text:p text:style-name="P9"><text:span text:style-name="T14">12-bit physical address</text:span></text:p>
                </text:list-item>
                <text:list-item>
                  <text:p text:style-name="P9"><text:span text:style-name="T14">Page size = 64 byt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10" draw:layer="layout" svg:width="1.352cm" svg:height="0.845cm" svg:x="2.66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2.668cm" svg:y="8.586cm">
          <text:p text:style-name="P11"><text:span text:style-name="T1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0" draw:layer="layout" svg:width="1.352cm" svg:height="0.845cm" svg:x="4.02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022cm" svg:y="8.586cm">
          <text:p text:style-name="P11"><text:span text:style-name="T1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10" draw:layer="layout" svg:width="1.352cm" svg:height="0.845cm" svg:x="5.375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375cm" svg:y="8.586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10" draw:layer="layout" svg:width="1.352cm" svg:height="0.845cm" svg:x="6.729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6.729cm" svg:y="8.586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0" draw:layer="layout" svg:width="1.352cm" svg:height="0.845cm" svg:x="8.08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083cm" svg:y="8.586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10" draw:layer="layout" svg:width="1.352cm" svg:height="0.845cm" svg:x="9.43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437cm" svg:y="8.586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0.791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0.791cm" svg:y="8.586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144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144cm" svg:y="8.586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49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498cm" svg:y="8.586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4.85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4.852cm" svg:y="8.586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20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206cm" svg:y="8.586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5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56cm" svg:y="8.586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8.91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8.913cm" svg:y="8.586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26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267cm" svg:y="8.586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" draw:text-style-name="P13" draw:layer="layout" svg:width="1.352cm" svg:height="0.845cm" svg:x="5.375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" draw:text-style-name="P2" draw:layer="layout" svg:width="1.352cm" svg:height="0.845cm" svg:x="5.375cm" svg:y="14.243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" draw:text-style-name="P13" draw:layer="layout" svg:width="1.352cm" svg:height="0.845cm" svg:x="6.729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" draw:text-style-name="P2" draw:layer="layout" svg:width="1.352cm" svg:height="0.845cm" svg:x="6.729cm" svg:y="14.243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" draw:text-style-name="P13" draw:layer="layout" svg:width="1.352cm" svg:height="0.845cm" svg:x="8.08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" draw:text-style-name="P2" draw:layer="layout" svg:width="1.352cm" svg:height="0.845cm" svg:x="8.083cm" svg:y="14.243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13" draw:layer="layout" svg:width="1.352cm" svg:height="0.845cm" svg:x="9.43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" draw:text-style-name="P2" draw:layer="layout" svg:width="1.352cm" svg:height="0.845cm" svg:x="9.437cm" svg:y="14.243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draw:layer="layout" svg:width="1.352cm" svg:height="0.845cm" svg:x="10.791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draw:layer="layout" svg:width="1.352cm" svg:height="0.845cm" svg:x="10.791cm" svg:y="14.243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draw:layer="layout" svg:width="1.352cm" svg:height="0.845cm" svg:x="12.144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draw:layer="layout" svg:width="1.352cm" svg:height="0.845cm" svg:x="12.144cm" svg:y="14.243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8" draw:text-style-name="P12" draw:layer="layout" svg:width="1.352cm" svg:height="0.845cm" svg:x="13.498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draw:layer="layout" svg:width="1.352cm" svg:height="0.845cm" svg:x="13.498cm" svg:y="14.243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8" draw:text-style-name="P12" draw:layer="layout" svg:width="1.352cm" svg:height="0.845cm" svg:x="14.852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draw:layer="layout" svg:width="1.352cm" svg:height="0.845cm" svg:x="14.852cm" svg:y="14.243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8" draw:text-style-name="P12" draw:layer="layout" svg:width="1.352cm" svg:height="0.845cm" svg:x="16.20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draw:layer="layout" svg:width="1.352cm" svg:height="0.845cm" svg:x="16.206cm" svg:y="14.243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" draw:text-style-name="P12" draw:layer="layout" svg:width="1.352cm" svg:height="0.845cm" svg:x="17.5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draw:layer="layout" svg:width="1.352cm" svg:height="0.845cm" svg:x="17.56cm" svg:y="14.243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draw:layer="layout" svg:width="1.352cm" svg:height="0.845cm" svg:x="18.91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draw:layer="layout" svg:width="1.352cm" svg:height="0.845cm" svg:x="18.913cm" svg:y="14.243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draw:layer="layout" svg:width="1.352cm" svg:height="0.845cm" svg:x="20.26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draw:layer="layout" svg:width="1.352cm" svg:height="0.845cm" svg:x="20.267cm" svg:y="14.243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10" draw:text-style-name="P14" draw:layer="layout" svg:x1="13.498cm" svg:y1="11.125cm" svg:x2="21.62cm" svg:y2="11.13cm">
          <text:p/>
        </draw:line>
        <draw:custom-shape draw:name="CustomShape 56" draw:style-name="gr11" draw:text-style-name="P16" draw:layer="layout" svg:width="1.647cm" svg:height="1.006cm" svg:x="16.62cm" svg:y="10.724cm">
          <text:p text:style-name="P15"><text:span text:style-name="T1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10" draw:text-style-name="P14" draw:layer="layout" svg:x1="13.546cm" svg:y1="16.549cm" svg:x2="21.669cm" svg:y2="16.554cm">
          <text:p/>
        </draw:line>
        <draw:custom-shape draw:name="CustomShape 58" draw:style-name="gr11" draw:text-style-name="P16" draw:layer="layout" svg:width="1.609cm" svg:height="1.006cm" svg:x="16.67cm" svg:y="16.148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9" draw:style-name="gr10" draw:text-style-name="P14" draw:layer="layout" svg:x1="5.503cm" svg:y1="16.549cm" svg:x2="13.626cm" svg:y2="16.554cm">
          <text:p/>
        </draw:line>
        <draw:custom-shape draw:name="CustomShape 60" draw:style-name="gr11" draw:text-style-name="P16" draw:layer="layout" svg:width="1.6cm" svg:height="1.006cm" svg:x="8.627cm" svg:y="16.148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1" draw:style-name="gr10" draw:text-style-name="P14" draw:layer="layout" svg:x1="2.667cm" svg:y1="11.103cm" svg:x2="13.546cm" svg:y2="11.108cm">
          <text:p/>
        </draw:line>
        <draw:custom-shape draw:name="CustomShape 62" draw:style-name="gr11" draw:text-style-name="P16" draw:layer="layout" svg:width="1.639cm" svg:height="1.006cm" svg:x="6.852cm" svg:y="10.702cm">
          <text:p text:style-name="P15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2" draw:text-style-name="P2" draw:layer="layout" svg:width="5.995cm" svg:height="1.006cm" svg:x="4.625cm" svg:y="11.915cm">
          <text:p text:style-name="P15"><text:span text:style-name="T17">Virtual Pag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2" draw:text-style-name="P2" draw:layer="layout" svg:width="5.427cm" svg:height="1.006cm" svg:x="14.73cm" svg:y="11.884cm">
          <text:p text:style-name="P15"><text:span text:style-name="T17">Virtual Page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2" draw:text-style-name="P2" draw:layer="layout" svg:width="6.316cm" svg:height="1.006cm" svg:x="6.142cm" svg:y="17.119cm">
          <text:p text:style-name="P15"><text:span text:style-name="T17">Physical Pag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2" draw:text-style-name="P2" draw:layer="layout" svg:width="5.749cm" svg:height="1.006cm" svg:x="14.563cm" svg:y="17.207cm">
          <text:p text:style-name="P17"><text:span text:style-name="T17">Physical Page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594cm" svg:height="1.59cm" svg:x="1.27cm" svg:y="1.27cm">
          <text:p text:style-name="P6"><text:span text:style-name="T1">1. Simple Memory System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02cm" svg:x="1.266cm" svg:y="3.276cm">
          <text:list text:style-name="L2">
            <text:list-item>
              <text:p text:style-name="P7"><text:span text:style-name="T10">16 entries</text:span></text:p>
            </text:list-item>
            <text:list-item>
              <text:p text:style-name="P7"><text:span text:style-name="T10">4-way associative</text:span></text:p>
            </text:list-item>
          </text:list>
          <text:p text:style-name="P19"><text:span text:style-name="T10"/></text:p>
          <text:p text:style-name="P19"><text:span text:style-name="T10"/></text:p>
          <text:p text:style-name="P19"><text:span text:style-name="T10"/></text:p>
          <text:p text:style-name="P1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1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126cm" svg:y="8.251cm">
          <text:p text:style-name="P11"><text:span text:style-name="T1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4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48cm" svg:y="8.251cm">
          <text:p text:style-name="P11"><text:span text:style-name="T1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83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834cm" svg:y="8.251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18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188cm" svg:y="8.251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54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542cm" svg:y="8.251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895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895cm" svg:y="8.251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249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249cm" svg:y="8.251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603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603cm" svg:y="8.251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957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957cm" svg:y="8.251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5.311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311cm" svg:y="8.251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66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664cm" svg:y="8.251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8.01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8.018cm" svg:y="8.251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9.37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372cm" svg:y="8.251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7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726cm" svg:y="8.251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956cm" svg:y1="10.767cm" svg:x2="22.079cm" svg:y2="10.771cm">
          <text:p/>
        </draw:line>
        <draw:custom-shape draw:name="CustomShape 32" draw:style-name="gr11" draw:text-style-name="P16" draw:layer="layout" svg:width="1.647cm" svg:height="1.006cm" svg:x="17.078cm" svg:y="10.366cm">
          <text:p text:style-name="P15"><text:span text:style-name="T1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102cm" svg:y1="10.768cm" svg:x2="13.981cm" svg:y2="10.772cm">
          <text:p/>
        </draw:line>
        <draw:custom-shape draw:name="CustomShape 34" draw:style-name="gr11" draw:text-style-name="P16" draw:layer="layout" svg:width="1.639cm" svg:height="1.006cm" svg:x="7.287cm" svg:y="10.367cm">
          <text:p text:style-name="P15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11.24cm" svg:y1="7.868cm" svg:x2="13.996cm" svg:y2="7.872cm">
          <text:p/>
        </draw:line>
        <draw:custom-shape draw:name="CustomShape 36" draw:style-name="gr11" draw:text-style-name="P16" draw:layer="layout" svg:width="1.486cm" svg:height="0.92cm" svg:x="11.867cm" svg:y="7.524cm">
          <text:p text:style-name="P21"><text:span text:style-name="T1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draw:layer="layout" svg:x1="3.126cm" svg:y1="7.858cm" svg:x2="11.253cm" svg:y2="7.862cm">
          <text:p/>
        </draw:line>
        <draw:custom-shape draw:name="CustomShape 38" draw:style-name="gr11" draw:text-style-name="P16" draw:layer="layout" svg:width="1.605cm" svg:height="0.92cm" svg:x="6.58cm" svg:y="7.514cm">
          <text:p text:style-name="P21"><text:span text:style-name="T1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1.735cm" svg:height="0.902cm" svg:x="22.397cm" svg:y="16.73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749cm" svg:height="0.902cm" svg:x="20.646cm" svg:y="16.73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5" draw:text-style-name="P2" draw:layer="layout" svg:width="1.735cm" svg:height="0.902cm" svg:x="18.909cm" svg:y="16.735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5" draw:text-style-name="P2" draw:layer="layout" svg:width="1.744cm" svg:height="0.902cm" svg:x="17.163cm" svg:y="16.73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" draw:text-style-name="P2" draw:layer="layout" svg:width="1.735cm" svg:height="0.902cm" svg:x="15.425cm" svg:y="16.735cm">
          <text:p text:style-name="P22"><text:span text:style-name="T15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1.74cm" svg:height="0.902cm" svg:x="13.683cm" svg:y="16.735cm">
          <text:p text:style-name="P22"><text:span text:style-name="T15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744cm" svg:height="0.902cm" svg:x="11.937cm" svg:y="16.73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74cm" svg:height="0.902cm" svg:x="10.195cm" svg:y="16.735cm">
          <text:p text:style-name="P22"><text:span text:style-name="T15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735cm" svg:height="0.902cm" svg:x="8.458cm" svg:y="16.735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744cm" svg:height="0.902cm" svg:x="6.712cm" svg:y="16.73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735cm" svg:height="0.902cm" svg:x="4.974cm" svg:y="16.73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749cm" svg:height="0.902cm" svg:x="3.224cm" svg:y="16.735cm">
          <text:p text:style-name="P22"><text:span text:style-name="T15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735cm" svg:height="0.902cm" svg:x="1.486cm" svg:y="16.735cm">
          <text:p text:style-name="P22"><text:span text:style-name="T1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735cm" svg:height="0.902cm" svg:x="22.397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749cm" svg:height="0.902cm" svg:x="20.646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735cm" svg:height="0.902cm" svg:x="18.909cm" svg:y="15.831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744cm" svg:height="0.902cm" svg:x="17.163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735cm" svg:height="0.902cm" svg:x="15.425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74cm" svg:height="0.902cm" svg:x="13.683cm" svg:y="15.831cm">
          <text:p text:style-name="P22"><text:span text:style-name="T15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744cm" svg:height="0.902cm" svg:x="11.937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74cm" svg:height="0.902cm" svg:x="10.195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735cm" svg:height="0.902cm" svg:x="8.458cm" svg:y="15.831cm">
          <text:p text:style-name="P22"><text:span text:style-name="T15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744cm" svg:height="0.902cm" svg:x="6.712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735cm" svg:height="0.902cm" svg:x="4.974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749cm" svg:height="0.902cm" svg:x="3.224cm" svg:y="15.831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735cm" svg:height="0.902cm" svg:x="1.486cm" svg:y="15.831cm">
          <text:p text:style-name="P22"><text:span text:style-name="T1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735cm" svg:height="0.898cm" svg:x="22.397cm" svg:y="14.9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749cm" svg:height="0.898cm" svg:x="20.646cm" svg:y="14.9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735cm" svg:height="0.898cm" svg:x="18.909cm" svg:y="14.931cm">
          <text:p text:style-name="P22"><text:span text:style-name="T15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5" draw:text-style-name="P2" draw:layer="layout" svg:width="1.744cm" svg:height="0.898cm" svg:x="17.163cm" svg:y="14.9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5" draw:text-style-name="P2" draw:layer="layout" svg:width="1.735cm" svg:height="0.898cm" svg:x="15.425cm" svg:y="14.9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5" draw:text-style-name="P2" draw:layer="layout" svg:width="1.74cm" svg:height="0.898cm" svg:x="13.683cm" svg:y="14.931cm">
          <text:p text:style-name="P22"><text:span text:style-name="T1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5" draw:text-style-name="P2" draw:layer="layout" svg:width="1.744cm" svg:height="0.898cm" svg:x="11.937cm" svg:y="14.9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5" draw:text-style-name="P2" draw:layer="layout" svg:width="1.74cm" svg:height="0.898cm" svg:x="10.195cm" svg:y="14.9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15" draw:text-style-name="P2" draw:layer="layout" svg:width="1.735cm" svg:height="0.898cm" svg:x="8.458cm" svg:y="14.931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5" draw:text-style-name="P2" draw:layer="layout" svg:width="1.744cm" svg:height="0.898cm" svg:x="6.712cm" svg:y="14.931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5" draw:text-style-name="P2" draw:layer="layout" svg:width="1.735cm" svg:height="0.898cm" svg:x="4.974cm" svg:y="14.931cm">
          <text:p text:style-name="P22"><text:span text:style-name="T15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15" draw:text-style-name="P2" draw:layer="layout" svg:width="1.749cm" svg:height="0.898cm" svg:x="3.224cm" svg:y="14.931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5" draw:text-style-name="P2" draw:layer="layout" svg:width="1.735cm" svg:height="0.898cm" svg:x="1.486cm" svg:y="14.931cm">
          <text:p text:style-name="P22"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5" draw:text-style-name="P2" draw:layer="layout" svg:width="1.735cm" svg:height="0.902cm" svg:x="22.397cm" svg:y="14.027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5" draw:text-style-name="P2" draw:layer="layout" svg:width="1.749cm" svg:height="0.902cm" svg:x="20.646cm" svg:y="14.027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5" draw:text-style-name="P2" draw:layer="layout" svg:width="1.735cm" svg:height="0.902cm" svg:x="18.909cm" svg:y="14.027cm">
          <text:p text:style-name="P22"><text:span text:style-name="T15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5" draw:text-style-name="P2" draw:layer="layout" svg:width="1.744cm" svg:height="0.902cm" svg:x="17.163cm" svg:y="14.027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5" draw:text-style-name="P2" draw:layer="layout" svg:width="1.735cm" svg:height="0.902cm" svg:x="15.425cm" svg:y="14.0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5" draw:text-style-name="P2" draw:layer="layout" svg:width="1.74cm" svg:height="0.902cm" svg:x="13.683cm" svg:y="14.027cm">
          <text:p text:style-name="P22"><text:span text:style-name="T15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5" draw:text-style-name="P2" draw:layer="layout" svg:width="1.744cm" svg:height="0.902cm" svg:x="11.937cm" svg:y="14.027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5" draw:text-style-name="P2" draw:layer="layout" svg:width="1.74cm" svg:height="0.902cm" svg:x="10.195cm" svg:y="14.027cm">
          <text:p text:style-name="P22"><text:span text:style-name="T15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5" draw:text-style-name="P2" draw:layer="layout" svg:width="1.735cm" svg:height="0.902cm" svg:x="8.458cm" svg:y="14.027cm">
          <text:p text:style-name="P22"><text:span text:style-name="T15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5" draw:text-style-name="P2" draw:layer="layout" svg:width="1.744cm" svg:height="0.902cm" svg:x="6.712cm" svg:y="14.027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5" draw:text-style-name="P2" draw:layer="layout" svg:width="1.735cm" svg:height="0.902cm" svg:x="4.974cm" svg:y="14.0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5" draw:text-style-name="P2" draw:layer="layout" svg:width="1.749cm" svg:height="0.902cm" svg:x="3.224cm" svg:y="14.027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5" draw:text-style-name="P2" draw:layer="layout" svg:width="1.735cm" svg:height="0.902cm" svg:x="1.486cm" svg:y="14.027cm">
          <text:p text:style-name="P22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6" draw:text-style-name="P23" draw:layer="layout" svg:width="1.735cm" svg:height="0.902cm" svg:x="22.397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6" draw:text-style-name="P23" draw:layer="layout" svg:width="1.749cm" svg:height="0.902cm" svg:x="20.646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6" draw:text-style-name="P23" draw:layer="layout" svg:width="1.735cm" svg:height="0.902cm" svg:x="18.909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6" draw:text-style-name="P23" draw:layer="layout" svg:width="1.744cm" svg:height="0.902cm" svg:x="17.163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6" draw:text-style-name="P23" draw:layer="layout" svg:width="1.735cm" svg:height="0.902cm" svg:x="15.425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16" draw:text-style-name="P23" draw:layer="layout" svg:width="1.74cm" svg:height="0.902cm" svg:x="13.683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16" draw:text-style-name="P23" draw:layer="layout" svg:width="1.744cm" svg:height="0.902cm" svg:x="11.937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16" draw:text-style-name="P23" draw:layer="layout" svg:width="1.74cm" svg:height="0.902cm" svg:x="10.195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16" draw:text-style-name="P23" draw:layer="layout" svg:width="1.735cm" svg:height="0.902cm" svg:x="8.458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16" draw:text-style-name="P23" draw:layer="layout" svg:width="1.744cm" svg:height="0.902cm" svg:x="6.712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16" draw:text-style-name="P23" draw:layer="layout" svg:width="1.735cm" svg:height="0.902cm" svg:x="4.974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16" draw:text-style-name="P23" draw:layer="layout" svg:width="1.749cm" svg:height="0.902cm" svg:x="3.224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16" draw:text-style-name="P23" draw:layer="layout" svg:width="1.735cm" svg:height="0.902cm" svg:x="1.486cm" svg:y="13.123cm">
          <text:p text:style-name="P22"><text:span text:style-name="T20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7" draw:text-style-name="P14" draw:layer="layout" svg:x1="1.486cm" svg:y1="14.027cm" svg:x2="24.134cm" svg:y2="14.031cm">
          <text:p/>
        </draw:line>
        <draw:line draw:name="Line 105" draw:style-name="gr17" draw:text-style-name="P14" draw:layer="layout" svg:x1="1.486cm" svg:y1="14.931cm" svg:x2="24.134cm" svg:y2="14.935cm">
          <text:p/>
        </draw:line>
        <draw:line draw:name="Line 106" draw:style-name="gr17" draw:text-style-name="P14" draw:layer="layout" svg:x1="1.486cm" svg:y1="15.83cm" svg:x2="24.134cm" svg:y2="15.835cm">
          <text:p/>
        </draw:line>
        <draw:line draw:name="Line 107" draw:style-name="gr17" draw:text-style-name="P14" draw:layer="layout" svg:x1="1.486cm" svg:y1="16.734cm" svg:x2="24.134cm" svg:y2="16.739cm">
          <text:p/>
        </draw:line>
        <draw:line draw:name="Line 108" draw:style-name="gr17" draw:text-style-name="P14" draw:layer="layout" svg:x1="4.974cm" svg:y1="13.123cm" svg:x2="4.978cm" svg:y2="17.638cm">
          <text:p/>
        </draw:line>
        <draw:line draw:name="Line 109" draw:style-name="gr17" draw:text-style-name="P14" draw:layer="layout" svg:x1="6.711cm" svg:y1="13.123cm" svg:x2="6.716cm" svg:y2="17.638cm">
          <text:p/>
        </draw:line>
        <draw:line draw:name="Line 110" draw:style-name="gr17" draw:text-style-name="P14" draw:layer="layout" svg:x1="10.195cm" svg:y1="13.123cm" svg:x2="10.199cm" svg:y2="17.638cm">
          <text:p/>
        </draw:line>
        <draw:line draw:name="Line 111" draw:style-name="gr17" draw:text-style-name="P14" draw:layer="layout" svg:x1="11.937cm" svg:y1="13.123cm" svg:x2="11.941cm" svg:y2="17.638cm">
          <text:p/>
        </draw:line>
        <draw:line draw:name="Line 112" draw:style-name="gr17" draw:text-style-name="P14" draw:layer="layout" svg:x1="15.425cm" svg:y1="13.123cm" svg:x2="15.429cm" svg:y2="17.638cm">
          <text:p/>
        </draw:line>
        <draw:line draw:name="Line 113" draw:style-name="gr17" draw:text-style-name="P14" draw:layer="layout" svg:x1="17.162cm" svg:y1="13.123cm" svg:x2="17.167cm" svg:y2="17.638cm">
          <text:p/>
        </draw:line>
        <draw:line draw:name="Line 114" draw:style-name="gr17" draw:text-style-name="P14" draw:layer="layout" svg:x1="20.646cm" svg:y1="13.123cm" svg:x2="20.65cm" svg:y2="17.638cm">
          <text:p/>
        </draw:line>
        <draw:line draw:name="Line 115" draw:style-name="gr17" draw:text-style-name="P14" draw:layer="layout" svg:x1="22.396cm" svg:y1="13.123cm" svg:x2="22.401cm" svg:y2="17.638cm">
          <text:p/>
        </draw:line>
        <draw:line draw:name="Line 116" draw:style-name="gr18" draw:text-style-name="P14" draw:layer="layout" svg:x1="3.223cm" svg:y1="13.123cm" svg:x2="3.227cm" svg:y2="17.638cm">
          <text:p/>
        </draw:line>
        <draw:line draw:name="Line 117" draw:style-name="gr18" draw:text-style-name="P14" draw:layer="layout" svg:x1="8.457cm" svg:y1="13.123cm" svg:x2="8.462cm" svg:y2="17.638cm">
          <text:p/>
        </draw:line>
        <draw:line draw:name="Line 118" draw:style-name="gr18" draw:text-style-name="P14" draw:layer="layout" svg:x1="1.486cm" svg:y1="13.123cm" svg:x2="1.49cm" svg:y2="17.638cm">
          <text:p/>
        </draw:line>
        <draw:line draw:name="Line 119" draw:style-name="gr18" draw:text-style-name="P14" draw:layer="layout" svg:x1="13.683cm" svg:y1="13.123cm" svg:x2="13.687cm" svg:y2="17.638cm">
          <text:p/>
        </draw:line>
        <draw:line draw:name="Line 120" draw:style-name="gr18" draw:text-style-name="P14" draw:layer="layout" svg:x1="18.908cm" svg:y1="13.123cm" svg:x2="18.913cm" svg:y2="17.638cm">
          <text:p/>
        </draw:line>
        <draw:line draw:name="Line 121" draw:style-name="gr18" draw:text-style-name="P14" draw:layer="layout" svg:x1="1.486cm" svg:y1="13.123cm" svg:x2="24.134cm" svg:y2="13.127cm">
          <text:p/>
        </draw:line>
        <draw:line draw:name="Line 122" draw:style-name="gr18" draw:text-style-name="P14" draw:layer="layout" svg:x1="24.134cm" svg:y1="13.123cm" svg:x2="24.138cm" svg:y2="17.638cm">
          <text:p/>
        </draw:line>
        <draw:line draw:name="Line 123" draw:style-name="gr18" draw:text-style-name="P14" draw:layer="layout" svg:x1="1.486cm" svg:y1="17.638cm" svg:x2="24.134cm" svg:y2="17.643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2.527cm" svg:height="2.926cm" svg:x="1.199cm" svg:y="0.67cm">
          <text:p text:style-name="P6"><text:span text:style-name="T1">2. Simple Memory System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259cm" svg:x="1.172cm" svg:y="3.607cm">
          <text:p text:style-name="P24"><text:span text:style-name="T14">Only show first 16 entries (out of 2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" draw:layer="layout" svg:width="1.921cm" svg:height="0.853cm" svg:x="16.973cm" svg:y="13.282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" draw:layer="layout" svg:width="1.921cm" svg:height="0.853cm" svg:x="15.05cm" svg:y="13.282cm">
          <text:p text:style-name="P25"><text:span text:style-name="T18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2" draw:layer="layout" svg:width="1.925cm" svg:height="0.853cm" svg:x="13.123cm" svg:y="13.282cm">
          <text:p text:style-name="P25"><text:span text:style-name="T21">0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2" draw:layer="layout" svg:width="1.921cm" svg:height="0.853cm" svg:x="16.973cm" svg:y="12.431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" draw:text-style-name="P2" draw:layer="layout" svg:width="1.921cm" svg:height="0.853cm" svg:x="15.05cm" svg:y="12.431cm">
          <text:p text:style-name="P25"><text:span text:style-name="T18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2" draw:layer="layout" svg:width="1.925cm" svg:height="0.853cm" svg:x="13.123cm" svg:y="12.431cm">
          <text:p text:style-name="P25"><text:span text:style-name="T21">0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2" draw:layer="layout" svg:width="1.921cm" svg:height="0.853cm" svg:x="16.973cm" svg:y="11.5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5" draw:text-style-name="P2" draw:layer="layout" svg:width="1.921cm" svg:height="0.853cm" svg:x="15.05cm" svg:y="11.58cm">
          <text:p text:style-name="P25"><text:span text:style-name="T18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2" draw:layer="layout" svg:width="1.925cm" svg:height="0.853cm" svg:x="13.123cm" svg:y="11.58cm">
          <text:p text:style-name="P25"><text:span text:style-name="T21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2" draw:layer="layout" svg:width="1.921cm" svg:height="0.853cm" svg:x="16.973cm" svg:y="10.724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5" draw:text-style-name="P2" draw:layer="layout" svg:width="1.921cm" svg:height="0.853cm" svg:x="15.05cm" svg:y="10.724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2" draw:layer="layout" svg:width="1.925cm" svg:height="0.853cm" svg:x="13.123cm" svg:y="10.724cm">
          <text:p text:style-name="P25"><text:span text:style-name="T21">0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2" draw:layer="layout" svg:width="1.921cm" svg:height="0.853cm" svg:x="16.973cm" svg:y="9.869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2" draw:layer="layout" svg:width="1.921cm" svg:height="0.853cm" svg:x="15.05cm" svg:y="9.869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" draw:text-style-name="P2" draw:layer="layout" svg:width="1.925cm" svg:height="0.853cm" svg:x="13.123cm" svg:y="9.869cm">
          <text:p text:style-name="P25"><text:span text:style-name="T21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5" draw:text-style-name="P2" draw:layer="layout" svg:width="1.921cm" svg:height="0.853cm" svg:x="16.973cm" svg:y="9.01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5" draw:text-style-name="P2" draw:layer="layout" svg:width="1.921cm" svg:height="0.853cm" svg:x="15.05cm" svg:y="9.018cm">
          <text:p text:style-name="P25"><text:span text:style-name="T18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5" draw:text-style-name="P2" draw:layer="layout" svg:width="1.925cm" svg:height="0.853cm" svg:x="13.123cm" svg:y="9.018cm">
          <text:p text:style-name="P25"><text:span text:style-name="T21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5" draw:text-style-name="P2" draw:layer="layout" svg:width="1.921cm" svg:height="0.853cm" svg:x="16.973cm" svg:y="8.167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5" draw:text-style-name="P2" draw:layer="layout" svg:width="1.921cm" svg:height="0.853cm" svg:x="15.05cm" svg:y="8.167cm">
          <text:p text:style-name="P25"><text:span text:style-name="T18">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5" draw:text-style-name="P2" draw:layer="layout" svg:width="1.925cm" svg:height="0.853cm" svg:x="13.123cm" svg:y="8.167cm">
          <text:p text:style-name="P25"><text:span text:style-name="T21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2" draw:layer="layout" svg:width="1.921cm" svg:height="0.853cm" svg:x="16.973cm" svg:y="7.311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2" draw:layer="layout" svg:width="1.921cm" svg:height="0.853cm" svg:x="15.05cm" svg:y="7.311cm">
          <text:p text:style-name="P25"><text:span text:style-name="T18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2" draw:layer="layout" svg:width="1.925cm" svg:height="0.853cm" svg:x="13.123cm" svg:y="7.311cm">
          <text:p text:style-name="P25"><text:span text:style-name="T21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6" draw:text-style-name="P23" draw:layer="layout" svg:width="1.921cm" svg:height="0.849cm" svg:x="16.973cm" svg:y="6.46cm">
          <text:p text:style-name="P25"><text:span text:style-name="T2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6" draw:text-style-name="P23" draw:layer="layout" svg:width="1.921cm" svg:height="0.849cm" svg:x="15.05cm" svg:y="6.46cm">
          <text:p text:style-name="P25"><text:span text:style-name="T22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6" draw:text-style-name="P23" draw:layer="layout" svg:width="1.925cm" svg:height="0.849cm" svg:x="13.123cm" svg:y="6.46cm">
          <text:p text:style-name="P25"><text:span text:style-name="T22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7" draw:text-style-name="P14" draw:layer="layout" svg:x1="13.123cm" svg:y1="7.311cm" svg:x2="18.965cm" svg:y2="7.315cm">
          <text:p/>
        </draw:line>
        <draw:line draw:name="Line 31" draw:style-name="gr17" draw:text-style-name="P14" draw:layer="layout" svg:x1="13.123cm" svg:y1="8.166cm" svg:x2="18.965cm" svg:y2="8.171cm">
          <text:p/>
        </draw:line>
        <draw:line draw:name="Line 32" draw:style-name="gr17" draw:text-style-name="P14" draw:layer="layout" svg:x1="13.123cm" svg:y1="9.026cm" svg:x2="18.965cm" svg:y2="9.031cm">
          <text:p/>
        </draw:line>
        <draw:line draw:name="Line 33" draw:style-name="gr17" draw:text-style-name="P14" draw:layer="layout" svg:x1="13.123cm" svg:y1="9.868cm" svg:x2="18.965cm" svg:y2="9.873cm">
          <text:p/>
        </draw:line>
        <draw:line draw:name="Line 34" draw:style-name="gr17" draw:text-style-name="P14" draw:layer="layout" svg:x1="13.123cm" svg:y1="10.724cm" svg:x2="18.965cm" svg:y2="10.728cm">
          <text:p/>
        </draw:line>
        <draw:line draw:name="Line 35" draw:style-name="gr17" draw:text-style-name="P14" draw:layer="layout" svg:x1="13.123cm" svg:y1="11.547cm" svg:x2="18.965cm" svg:y2="11.552cm">
          <text:p/>
        </draw:line>
        <draw:line draw:name="Line 36" draw:style-name="gr17" draw:text-style-name="P14" draw:layer="layout" svg:x1="13.123cm" svg:y1="12.431cm" svg:x2="18.965cm" svg:y2="12.435cm">
          <text:p/>
        </draw:line>
        <draw:line draw:name="Line 37" draw:style-name="gr17" draw:text-style-name="P14" draw:layer="layout" svg:x1="13.123cm" svg:y1="13.282cm" svg:x2="18.965cm" svg:y2="13.286cm">
          <text:p/>
        </draw:line>
        <draw:line draw:name="Line 38" draw:style-name="gr17" draw:text-style-name="P14" draw:layer="layout" svg:x1="15.05cm" svg:y1="6.46cm" svg:x2="15.054cm" svg:y2="14.137cm">
          <text:p/>
        </draw:line>
        <draw:line draw:name="Line 39" draw:style-name="gr17" draw:text-style-name="P14" draw:layer="layout" svg:x1="16.973cm" svg:y1="6.46cm" svg:x2="16.977cm" svg:y2="14.137cm">
          <text:p/>
        </draw:line>
        <draw:line draw:name="Line 40" draw:style-name="gr17" draw:text-style-name="P14" draw:layer="layout" svg:x1="13.123cm" svg:y1="6.46cm" svg:x2="18.965cm" svg:y2="6.464cm">
          <text:p/>
        </draw:line>
        <draw:line draw:name="Line 41" draw:style-name="gr17" draw:text-style-name="P14" draw:layer="layout" svg:x1="18.919cm" svg:y1="6.46cm" svg:x2="18.923cm" svg:y2="14.137cm">
          <text:p/>
        </draw:line>
        <draw:line draw:name="Line 42" draw:style-name="gr17" draw:text-style-name="P14" draw:layer="layout" svg:x1="13.123cm" svg:y1="14.137cm" svg:x2="18.965cm" svg:y2="14.141cm">
          <text:p/>
        </draw:line>
        <draw:line draw:name="Line 43" draw:style-name="gr17" draw:text-style-name="P14" draw:layer="layout" svg:x1="13.123cm" svg:y1="6.48cm" svg:x2="13.127cm" svg:y2="14.158cm">
          <text:p/>
        </draw:line>
        <draw:custom-shape draw:name="CustomShape 44" draw:style-name="gr15" draw:text-style-name="P2" draw:layer="layout" svg:width="1.921cm" svg:height="0.853cm" svg:x="9.141cm" svg:y="13.282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921cm" svg:height="0.853cm" svg:x="7.219cm" svg:y="13.282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925cm" svg:height="0.853cm" svg:x="5.292cm" svg:y="13.282cm">
          <text:p text:style-name="P25"><text:span text:style-name="T21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921cm" svg:height="0.853cm" svg:x="9.141cm" svg:y="12.431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921cm" svg:height="0.853cm" svg:x="7.219cm" svg:y="12.431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925cm" svg:height="0.853cm" svg:x="5.292cm" svg:y="12.431cm">
          <text:p text:style-name="P25"><text:span text:style-name="T21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921cm" svg:height="0.853cm" svg:x="9.141cm" svg:y="11.5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921cm" svg:height="0.853cm" svg:x="7.219cm" svg:y="11.58cm">
          <text:p text:style-name="P25"><text:span text:style-name="T18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925cm" svg:height="0.853cm" svg:x="5.292cm" svg:y="11.58cm">
          <text:p text:style-name="P25"><text:span text:style-name="T21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921cm" svg:height="0.853cm" svg:x="9.141cm" svg:y="10.724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921cm" svg:height="0.853cm" svg:x="7.219cm" svg:y="10.724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925cm" svg:height="0.853cm" svg:x="5.292cm" svg:y="10.724cm">
          <text:p text:style-name="P25"><text:span text:style-name="T21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921cm" svg:height="0.853cm" svg:x="9.141cm" svg:y="9.869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921cm" svg:height="0.853cm" svg:x="7.219cm" svg:y="9.869cm">
          <text:p text:style-name="P25"><text:span text:style-name="T1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925cm" svg:height="0.853cm" svg:x="5.292cm" svg:y="9.869cm">
          <text:p text:style-name="P25"><text:span text:style-name="T21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921cm" svg:height="0.853cm" svg:x="9.141cm" svg:y="9.01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921cm" svg:height="0.853cm" svg:x="7.219cm" svg:y="9.018cm">
          <text:p text:style-name="P25"><text:span text:style-name="T18">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925cm" svg:height="0.853cm" svg:x="5.292cm" svg:y="9.018cm">
          <text:p text:style-name="P25"><text:span text:style-name="T21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921cm" svg:height="0.853cm" svg:x="9.141cm" svg:y="8.167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921cm" svg:height="0.853cm" svg:x="7.219cm" svg:y="8.167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925cm" svg:height="0.853cm" svg:x="5.292cm" svg:y="8.167cm">
          <text:p text:style-name="P25"><text:span text:style-name="T21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921cm" svg:height="0.853cm" svg:x="9.141cm" svg:y="7.311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921cm" svg:height="0.853cm" svg:x="7.219cm" svg:y="7.311cm">
          <text:p text:style-name="P25"><text:span text:style-name="T18">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925cm" svg:height="0.853cm" svg:x="5.292cm" svg:y="7.311cm">
          <text:p text:style-name="P25"><text:span text:style-name="T21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6" draw:text-style-name="P23" draw:layer="layout" svg:width="1.921cm" svg:height="0.849cm" svg:x="9.141cm" svg:y="6.46cm">
          <text:p text:style-name="P25"><text:span text:style-name="T2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6" draw:text-style-name="P23" draw:layer="layout" svg:width="1.921cm" svg:height="0.849cm" svg:x="7.219cm" svg:y="6.46cm">
          <text:p text:style-name="P25"><text:span text:style-name="T22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6" draw:text-style-name="P23" draw:layer="layout" svg:width="1.925cm" svg:height="0.849cm" svg:x="5.292cm" svg:y="6.46cm">
          <text:p text:style-name="P25"><text:span text:style-name="T22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7" draw:text-style-name="P14" draw:layer="layout" svg:x1="5.291cm" svg:y1="7.311cm" svg:x2="11.057cm" svg:y2="7.315cm">
          <text:p/>
        </draw:line>
        <draw:line draw:name="Line 72" draw:style-name="gr17" draw:text-style-name="P14" draw:layer="layout" svg:x1="5.291cm" svg:y1="8.166cm" svg:x2="11.057cm" svg:y2="8.171cm">
          <text:p/>
        </draw:line>
        <draw:line draw:name="Line 73" draw:style-name="gr17" draw:text-style-name="P14" draw:layer="layout" svg:x1="5.291cm" svg:y1="9.026cm" svg:x2="11.057cm" svg:y2="9.031cm">
          <text:p/>
        </draw:line>
        <draw:line draw:name="Line 74" draw:style-name="gr17" draw:text-style-name="P14" draw:layer="layout" svg:x1="5.291cm" svg:y1="9.868cm" svg:x2="11.057cm" svg:y2="9.873cm">
          <text:p/>
        </draw:line>
        <draw:line draw:name="Line 75" draw:style-name="gr17" draw:text-style-name="P14" draw:layer="layout" svg:x1="5.291cm" svg:y1="10.724cm" svg:x2="11.057cm" svg:y2="10.728cm">
          <text:p/>
        </draw:line>
        <draw:line draw:name="Line 76" draw:style-name="gr17" draw:text-style-name="P14" draw:layer="layout" svg:x1="5.291cm" svg:y1="11.59cm" svg:x2="11.057cm" svg:y2="11.594cm">
          <text:p/>
        </draw:line>
        <draw:line draw:name="Line 77" draw:style-name="gr17" draw:text-style-name="P14" draw:layer="layout" svg:x1="5.291cm" svg:y1="12.431cm" svg:x2="11.057cm" svg:y2="12.435cm">
          <text:p/>
        </draw:line>
        <draw:line draw:name="Line 78" draw:style-name="gr17" draw:text-style-name="P14" draw:layer="layout" svg:x1="5.291cm" svg:y1="13.282cm" svg:x2="11.057cm" svg:y2="13.286cm">
          <text:p/>
        </draw:line>
        <draw:line draw:name="Line 79" draw:style-name="gr17" draw:text-style-name="P14" draw:layer="layout" svg:x1="7.192cm" svg:y1="6.46cm" svg:x2="7.196cm" svg:y2="14.137cm">
          <text:p/>
        </draw:line>
        <draw:line draw:name="Line 80" draw:style-name="gr17" draw:text-style-name="P14" draw:layer="layout" svg:x1="9.141cm" svg:y1="6.46cm" svg:x2="9.145cm" svg:y2="14.137cm">
          <text:p/>
        </draw:line>
        <draw:line draw:name="Line 81" draw:style-name="gr17" draw:text-style-name="P14" draw:layer="layout" svg:x1="5.291cm" svg:y1="6.46cm" svg:x2="5.296cm" svg:y2="14.137cm">
          <text:p/>
        </draw:line>
        <draw:line draw:name="Line 82" draw:style-name="gr17" draw:text-style-name="P14" draw:layer="layout" svg:x1="5.291cm" svg:y1="6.46cm" svg:x2="11.057cm" svg:y2="6.464cm">
          <text:p/>
        </draw:line>
        <draw:line draw:name="Line 83" draw:style-name="gr17" draw:text-style-name="P14" draw:layer="layout" svg:x1="5.291cm" svg:y1="14.137cm" svg:x2="11.057cm" svg:y2="14.141cm">
          <text:p/>
        </draw:line>
        <draw:line draw:name="Line 84" draw:style-name="gr17" draw:text-style-name="P14" draw:layer="layout" svg:x1="11.081cm" svg:y1="6.434cm" svg:x2="11.086cm" svg:y2="14.181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234cm" svg:height="1.59cm" svg:x="1.07cm" svg:y="1.16cm">
          <text:p text:style-name="P6"><text:span text:style-name="T1">3. Simple Memory System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4.015cm" svg:x="1.054cm" svg:y="2.968cm">
          <text:list text:style-name="L2">
            <text:list-item>
              <text:p text:style-name="P7"><text:span text:style-name="T10">16 lines, 4-byte block size</text:span></text:p>
            </text:list-item>
            <text:list-item>
              <text:p text:style-name="P7"><text:span text:style-name="T10">Physically addressed</text:span></text:p>
            </text:list-item>
            <text:list-item>
              <text:p text:style-name="P7"><text:span text:style-name="T10">Direct mapp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3" draw:layer="layout" svg:width="1.352cm" svg:height="0.845cm" svg:x="4.75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4.754cm" svg:y="7.836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13" draw:layer="layout" svg:width="1.352cm" svg:height="0.845cm" svg:x="6.107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6.107cm" svg:y="7.836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13" draw:layer="layout" svg:width="1.352cm" svg:height="0.845cm" svg:x="7.461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7.461cm" svg:y="7.836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13" draw:layer="layout" svg:width="1.352cm" svg:height="0.845cm" svg:x="8.81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8.815cm" svg:y="7.836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13" draw:layer="layout" svg:width="1.352cm" svg:height="0.845cm" svg:x="10.169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10.169cm" svg:y="7.836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13" draw:layer="layout" svg:width="1.352cm" svg:height="0.845cm" svg:x="11.5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11.523cm" svg:y="7.836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2" draw:layer="layout" svg:width="1.352cm" svg:height="0.845cm" svg:x="12.876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2.876cm" svg:y="7.836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12" draw:layer="layout" svg:width="1.352cm" svg:height="0.845cm" svg:x="14.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4.23cm" svg:y="7.836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5.58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5.584cm" svg:y="7.836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6.938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6.938cm" svg:y="7.836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9" draw:text-style-name="P26" draw:layer="layout" svg:width="1.352cm" svg:height="0.845cm" svg:x="18.292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8.292cm" svg:y="7.836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9" draw:text-style-name="P26" draw:layer="layout" svg:width="1.352cm" svg:height="0.845cm" svg:x="19.64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9.645cm" svg:y="7.836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0" draw:text-style-name="P14" draw:layer="layout" svg:x1="12.924cm" svg:y1="10.062cm" svg:x2="21.047cm" svg:y2="10.067cm">
          <text:p/>
        </draw:line>
        <draw:custom-shape draw:name="CustomShape 28" draw:style-name="gr11" draw:text-style-name="P16" draw:layer="layout" svg:width="1.609cm" svg:height="1.006cm" svg:x="16.049cm" svg:y="9.662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0" draw:text-style-name="P14" draw:layer="layout" svg:x1="4.881cm" svg:y1="10.062cm" svg:x2="13.004cm" svg:y2="10.067cm">
          <text:p/>
        </draw:line>
        <draw:custom-shape draw:name="CustomShape 30" draw:style-name="gr11" draw:text-style-name="P16" draw:layer="layout" svg:width="1.6cm" svg:height="1.006cm" svg:x="8.005cm" svg:y="9.662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8.212cm" svg:y1="7.352cm" svg:x2="20.968cm" svg:y2="7.356cm">
          <text:p/>
        </draw:line>
        <draw:custom-shape draw:name="CustomShape 32" draw:style-name="gr11" draw:text-style-name="P16" draw:layer="layout" svg:width="1.177cm" svg:height="0.92cm" svg:x="19.04cm" svg:y="7.009cm">
          <text:p text:style-name="P21"><text:span text:style-name="T1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12.852cm" svg:y1="7.342cm" svg:x2="18.206cm" svg:y2="7.346cm">
          <text:p/>
        </draw:line>
        <draw:custom-shape draw:name="CustomShape 34" draw:style-name="gr11" draw:text-style-name="P16" draw:layer="layout" svg:width="0.949cm" svg:height="0.92cm" svg:x="15.239cm" svg:y="6.998cm">
          <text:p text:style-name="P21"><text:span text:style-name="T1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4.753cm" svg:y1="7.328cm" svg:x2="12.792cm" svg:y2="7.333cm">
          <text:p/>
        </draw:line>
        <draw:custom-shape draw:name="CustomShape 36" draw:style-name="gr11" draw:text-style-name="P16" draw:layer="layout" svg:width="1.084cm" svg:height="0.92cm" svg:x="8.506cm" svg:y="6.985cm">
          <text:p text:style-name="P21"><text:span text:style-name="T1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5" draw:text-style-name="P2" draw:layer="layout" svg:width="1.722cm" svg:height="0.779cm" svg:x="10.764cm" svg:y="17.639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5" draw:text-style-name="P2" draw:layer="layout" svg:width="1.718cm" svg:height="0.779cm" svg:x="9.044cm" svg:y="17.639cm">
          <text:p text:style-name="P22"><text:span text:style-name="T15">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1.722cm" svg:height="0.779cm" svg:x="7.32cm" svg:y="17.639cm">
          <text:p text:style-name="P22"><text:span text:style-name="T15">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727cm" svg:height="0.779cm" svg:x="5.592cm" svg:y="17.639cm">
          <text:p text:style-name="P22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5" draw:text-style-name="P2" draw:layer="layout" svg:width="1.722cm" svg:height="0.779cm" svg:x="3.867cm" svg:y="17.639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5" draw:text-style-name="P2" draw:layer="layout" svg:width="1.718cm" svg:height="0.779cm" svg:x="2.148cm" svg:y="17.639cm">
          <text:p text:style-name="P22"><text:span text:style-name="T15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" draw:text-style-name="P2" draw:layer="layout" svg:width="1.722cm" svg:height="0.779cm" svg:x="0.423cm" svg:y="17.639cm">
          <text:p text:style-name="P22"><text:span text:style-name="T1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1.722cm" svg:height="0.779cm" svg:x="10.764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718cm" svg:height="0.779cm" svg:x="9.044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722cm" svg:height="0.779cm" svg:x="7.32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727cm" svg:height="0.779cm" svg:x="5.592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722cm" svg:height="0.779cm" svg:x="3.867cm" svg:y="16.858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718cm" svg:height="0.779cm" svg:x="2.148cm" svg:y="16.858cm">
          <text:p text:style-name="P22"><text:span text:style-name="T15">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722cm" svg:height="0.779cm" svg:x="0.423cm" svg:y="16.858cm">
          <text:p text:style-name="P22"><text:span text:style-name="T1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722cm" svg:height="0.779cm" svg:x="10.764cm" svg:y="16.078cm">
          <text:p text:style-name="P22"><text:span text:style-name="T15">1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718cm" svg:height="0.779cm" svg:x="9.044cm" svg:y="16.078cm">
          <text:p text:style-name="P22"><text:span text:style-name="T15">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722cm" svg:height="0.779cm" svg:x="7.32cm" svg:y="16.078cm">
          <text:p text:style-name="P22"><text:span text:style-name="T15">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727cm" svg:height="0.779cm" svg:x="5.592cm" svg:y="16.078cm">
          <text:p text:style-name="P22"><text:span text:style-name="T15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722cm" svg:height="0.779cm" svg:x="3.867cm" svg:y="16.078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718cm" svg:height="0.779cm" svg:x="2.148cm" svg:y="16.078cm">
          <text:p text:style-name="P22"><text:span text:style-name="T15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722cm" svg:height="0.779cm" svg:x="0.423cm" svg:y="16.078cm">
          <text:p text:style-name="P22"><text:span text:style-name="T1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722cm" svg:height="0.849cm" svg:x="10.764cm" svg:y="15.227cm">
          <text:p text:style-name="P22"><text:span text:style-name="T15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718cm" svg:height="0.849cm" svg:x="9.044cm" svg:y="15.227cm">
          <text:p text:style-name="P22"><text:span text:style-name="T15">8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722cm" svg:height="0.849cm" svg:x="7.32cm" svg:y="15.227cm">
          <text:p text:style-name="P22"><text:span text:style-name="T15">6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727cm" svg:height="0.849cm" svg:x="5.592cm" svg:y="15.227cm">
          <text:p text:style-name="P22"><text:span text:style-name="T15">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722cm" svg:height="0.849cm" svg:x="3.867cm" svg:y="15.227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718cm" svg:height="0.849cm" svg:x="2.148cm" svg:y="15.227cm">
          <text:p text:style-name="P22"><text:span text:style-name="T15">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722cm" svg:height="0.849cm" svg:x="0.423cm" svg:y="15.227cm">
          <text:p text:style-name="P22"><text:span text:style-name="T1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722cm" svg:height="0.779cm" svg:x="10.764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718cm" svg:height="0.779cm" svg:x="9.044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722cm" svg:height="0.779cm" svg:x="7.32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5" draw:text-style-name="P2" draw:layer="layout" svg:width="1.727cm" svg:height="0.779cm" svg:x="5.592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5" draw:text-style-name="P2" draw:layer="layout" svg:width="1.722cm" svg:height="0.779cm" svg:x="3.867cm" svg:y="14.446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5" draw:text-style-name="P2" draw:layer="layout" svg:width="1.718cm" svg:height="0.779cm" svg:x="2.148cm" svg:y="14.446cm">
          <text:p text:style-name="P22"><text:span text:style-name="T15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5" draw:text-style-name="P2" draw:layer="layout" svg:width="1.722cm" svg:height="0.779cm" svg:x="0.423cm" svg:y="14.446cm">
          <text:p text:style-name="P22"><text:span text:style-name="T1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5" draw:text-style-name="P2" draw:layer="layout" svg:width="1.722cm" svg:height="0.779cm" svg:x="10.764cm" svg:y="13.666cm">
          <text:p text:style-name="P22"><text:span text:style-name="T15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15" draw:text-style-name="P2" draw:layer="layout" svg:width="1.718cm" svg:height="0.779cm" svg:x="9.044cm" svg:y="13.666cm">
          <text:p text:style-name="P22"><text:span text:style-name="T1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5" draw:text-style-name="P2" draw:layer="layout" svg:width="1.722cm" svg:height="0.779cm" svg:x="7.32cm" svg:y="13.666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5" draw:text-style-name="P2" draw:layer="layout" svg:width="1.727cm" svg:height="0.779cm" svg:x="5.592cm" svg:y="13.666cm">
          <text:p text:style-name="P22"><text:span text:style-name="T15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15" draw:text-style-name="P2" draw:layer="layout" svg:width="1.722cm" svg:height="0.779cm" svg:x="3.867cm" svg:y="13.666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5" draw:text-style-name="P2" draw:layer="layout" svg:width="1.718cm" svg:height="0.779cm" svg:x="2.148cm" svg:y="13.666cm">
          <text:p text:style-name="P22"><text:span text:style-name="T15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5" draw:text-style-name="P2" draw:layer="layout" svg:width="1.722cm" svg:height="0.779cm" svg:x="0.423cm" svg:y="13.666cm">
          <text:p text:style-name="P22"><text:span text:style-name="T1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5" draw:text-style-name="P2" draw:layer="layout" svg:width="1.722cm" svg:height="0.779cm" svg:x="10.764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5" draw:text-style-name="P2" draw:layer="layout" svg:width="1.718cm" svg:height="0.779cm" svg:x="9.044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5" draw:text-style-name="P2" draw:layer="layout" svg:width="1.722cm" svg:height="0.779cm" svg:x="7.32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5" draw:text-style-name="P2" draw:layer="layout" svg:width="1.727cm" svg:height="0.779cm" svg:x="5.592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5" draw:text-style-name="P2" draw:layer="layout" svg:width="1.722cm" svg:height="0.779cm" svg:x="3.867cm" svg:y="12.88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5" draw:text-style-name="P2" draw:layer="layout" svg:width="1.718cm" svg:height="0.779cm" svg:x="2.148cm" svg:y="12.885cm">
          <text:p text:style-name="P22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5" draw:text-style-name="P2" draw:layer="layout" svg:width="1.722cm" svg:height="0.779cm" svg:x="0.423cm" svg:y="12.885cm">
          <text:p text:style-name="P22"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5" draw:text-style-name="P2" draw:layer="layout" svg:width="1.722cm" svg:height="0.779cm" svg:x="10.764cm" svg:y="12.105cm">
          <text:p text:style-name="P22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5" draw:text-style-name="P2" draw:layer="layout" svg:width="1.718cm" svg:height="0.779cm" svg:x="9.044cm" svg:y="12.105cm">
          <text:p text:style-name="P22"><text:span text:style-name="T15">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5" draw:text-style-name="P2" draw:layer="layout" svg:width="1.722cm" svg:height="0.779cm" svg:x="7.32cm" svg:y="12.105cm">
          <text:p text:style-name="P22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5" draw:text-style-name="P2" draw:layer="layout" svg:width="1.727cm" svg:height="0.779cm" svg:x="5.592cm" svg:y="12.105cm">
          <text:p text:style-name="P22"><text:span text:style-name="T15">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5" draw:text-style-name="P2" draw:layer="layout" svg:width="1.722cm" svg:height="0.779cm" svg:x="3.867cm" svg:y="12.10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5" draw:text-style-name="P2" draw:layer="layout" svg:width="1.718cm" svg:height="0.779cm" svg:x="2.148cm" svg:y="12.105cm">
          <text:p text:style-name="P22"><text:span text:style-name="T15">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5" draw:text-style-name="P2" draw:layer="layout" svg:width="1.722cm" svg:height="0.779cm" svg:x="0.423cm" svg:y="12.105cm">
          <text:p text:style-name="P22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6" draw:text-style-name="P23" draw:layer="layout" svg:width="1.722cm" svg:height="0.779cm" svg:x="10.764cm" svg:y="11.324cm">
          <text:p text:style-name="P22"><text:span text:style-name="T20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6" draw:text-style-name="P23" draw:layer="layout" svg:width="1.718cm" svg:height="0.779cm" svg:x="9.044cm" svg:y="11.324cm">
          <text:p text:style-name="P22"><text:span text:style-name="T20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6" draw:text-style-name="P23" draw:layer="layout" svg:width="1.722cm" svg:height="0.779cm" svg:x="7.32cm" svg:y="11.324cm">
          <text:p text:style-name="P22"><text:span text:style-name="T20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16" draw:text-style-name="P23" draw:layer="layout" svg:width="1.727cm" svg:height="0.779cm" svg:x="5.592cm" svg:y="11.324cm">
          <text:p text:style-name="P22"><text:span text:style-name="T20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16" draw:text-style-name="P23" draw:layer="layout" svg:width="1.722cm" svg:height="0.779cm" svg:x="3.867cm" svg:y="11.324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16" draw:text-style-name="P23" draw:layer="layout" svg:width="1.718cm" svg:height="0.779cm" svg:x="2.148cm" svg:y="11.324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16" draw:text-style-name="P23" draw:layer="layout" svg:width="1.722cm" svg:height="0.779cm" svg:x="0.423cm" svg:y="11.324cm">
          <text:p text:style-name="P22"><text:span text:style-name="T20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0" draw:style-name="gr17" draw:text-style-name="P14" draw:layer="layout" svg:x1="0.423cm" svg:y1="12.104cm" svg:x2="12.437cm" svg:y2="12.109cm">
          <text:p/>
        </draw:line>
        <draw:line draw:name="Line 101" draw:style-name="gr17" draw:text-style-name="P14" draw:layer="layout" svg:x1="0.423cm" svg:y1="12.885cm" svg:x2="12.437cm" svg:y2="12.889cm">
          <text:p/>
        </draw:line>
        <draw:line draw:name="Line 102" draw:style-name="gr17" draw:text-style-name="P14" draw:layer="layout" svg:x1="0.423cm" svg:y1="13.665cm" svg:x2="12.437cm" svg:y2="13.67cm">
          <text:p/>
        </draw:line>
        <draw:line draw:name="Line 103" draw:style-name="gr17" draw:text-style-name="P14" draw:layer="layout" svg:x1="0.423cm" svg:y1="14.446cm" svg:x2="12.437cm" svg:y2="14.45cm">
          <text:p/>
        </draw:line>
        <draw:line draw:name="Line 104" draw:style-name="gr17" draw:text-style-name="P14" draw:layer="layout" svg:x1="0.423cm" svg:y1="15.235cm" svg:x2="12.437cm" svg:y2="15.24cm">
          <text:p/>
        </draw:line>
        <draw:line draw:name="Line 105" draw:style-name="gr17" draw:text-style-name="P14" draw:layer="layout" svg:x1="0.423cm" svg:y1="16.077cm" svg:x2="12.437cm" svg:y2="16.082cm">
          <text:p/>
        </draw:line>
        <draw:line draw:name="Line 106" draw:style-name="gr17" draw:text-style-name="P14" draw:layer="layout" svg:x1="0.423cm" svg:y1="16.858cm" svg:x2="12.437cm" svg:y2="16.862cm">
          <text:p/>
        </draw:line>
        <draw:line draw:name="Line 107" draw:style-name="gr17" draw:text-style-name="P14" draw:layer="layout" svg:x1="0.423cm" svg:y1="17.638cm" svg:x2="12.437cm" svg:y2="17.643cm">
          <text:p/>
        </draw:line>
        <draw:line draw:name="Line 108" draw:style-name="gr17" draw:text-style-name="P14" draw:layer="layout" svg:x1="2.147cm" svg:y1="11.324cm" svg:x2="2.151cm" svg:y2="18.419cm">
          <text:p/>
        </draw:line>
        <draw:line draw:name="Line 109" draw:style-name="gr17" draw:text-style-name="P14" draw:layer="layout" svg:x1="3.867cm" svg:y1="11.324cm" svg:x2="3.871cm" svg:y2="18.419cm">
          <text:p/>
        </draw:line>
        <draw:line draw:name="Line 110" draw:style-name="gr17" draw:text-style-name="P14" draw:layer="layout" svg:x1="5.591cm" svg:y1="11.324cm" svg:x2="5.595cm" svg:y2="18.419cm">
          <text:p/>
        </draw:line>
        <draw:line draw:name="Line 111" draw:style-name="gr17" draw:text-style-name="P14" draw:layer="layout" svg:x1="7.32cm" svg:y1="11.324cm" svg:x2="7.324cm" svg:y2="18.419cm">
          <text:p/>
        </draw:line>
        <draw:line draw:name="Line 112" draw:style-name="gr17" draw:text-style-name="P14" draw:layer="layout" svg:x1="9.044cm" svg:y1="11.324cm" svg:x2="9.048cm" svg:y2="18.419cm">
          <text:p/>
        </draw:line>
        <draw:line draw:name="Line 113" draw:style-name="gr17" draw:text-style-name="P14" draw:layer="layout" svg:x1="10.764cm" svg:y1="11.324cm" svg:x2="10.768cm" svg:y2="18.419cm">
          <text:p/>
        </draw:line>
        <draw:line draw:name="Line 114" draw:style-name="gr18" draw:text-style-name="P14" draw:layer="layout" svg:x1="0.423cm" svg:y1="11.324cm" svg:x2="0.427cm" svg:y2="18.419cm">
          <text:p/>
        </draw:line>
        <draw:line draw:name="Line 115" draw:style-name="gr18" draw:text-style-name="P14" draw:layer="layout" svg:x1="0.423cm" svg:y1="11.324cm" svg:x2="12.437cm" svg:y2="11.328cm">
          <text:p/>
        </draw:line>
        <draw:line draw:name="Line 116" draw:style-name="gr18" draw:text-style-name="P14" draw:layer="layout" svg:x1="0.423cm" svg:y1="18.419cm" svg:x2="12.437cm" svg:y2="18.423cm">
          <text:p/>
        </draw:line>
        <draw:line draw:name="Line 117" draw:style-name="gr18" draw:text-style-name="P14" draw:layer="layout" svg:x1="12.464cm" svg:y1="11.343cm" svg:x2="12.469cm" svg:y2="18.438cm">
          <text:p/>
        </draw:line>
        <draw:custom-shape draw:name="CustomShape 118" draw:style-name="gr15" draw:text-style-name="P2" draw:layer="layout" svg:width="1.722cm" svg:height="0.779cm" svg:x="23.252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15" draw:text-style-name="P2" draw:layer="layout" svg:width="1.718cm" svg:height="0.779cm" svg:x="21.533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15" draw:text-style-name="P2" draw:layer="layout" svg:width="1.722cm" svg:height="0.779cm" svg:x="19.808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15" draw:text-style-name="P2" draw:layer="layout" svg:width="1.727cm" svg:height="0.779cm" svg:x="18.08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15" draw:text-style-name="P2" draw:layer="layout" svg:width="1.722cm" svg:height="0.779cm" svg:x="16.356cm" svg:y="17.639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15" draw:text-style-name="P2" draw:layer="layout" svg:width="1.718cm" svg:height="0.779cm" svg:x="14.636cm" svg:y="17.639cm">
          <text:p text:style-name="P22"><text:span text:style-name="T15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15" draw:text-style-name="P2" draw:layer="layout" svg:width="1.722cm" svg:height="0.779cm" svg:x="12.912cm" svg:y="17.639cm">
          <text:p text:style-name="P22"><text:span text:style-name="T19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15" draw:text-style-name="P2" draw:layer="layout" svg:width="1.722cm" svg:height="0.779cm" svg:x="23.252cm" svg:y="16.858cm">
          <text:p text:style-name="P22"><text:span text:style-name="T15">D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15" draw:text-style-name="P2" draw:layer="layout" svg:width="1.718cm" svg:height="0.779cm" svg:x="21.533cm" svg:y="16.858cm">
          <text:p text:style-name="P22"><text:span text:style-name="T15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15" draw:text-style-name="P2" draw:layer="layout" svg:width="1.722cm" svg:height="0.779cm" svg:x="19.808cm" svg:y="16.858cm">
          <text:p text:style-name="P22"><text:span text:style-name="T15">7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15" draw:text-style-name="P2" draw:layer="layout" svg:width="1.727cm" svg:height="0.779cm" svg:x="18.08cm" svg:y="16.858cm">
          <text:p text:style-name="P22"><text:span text:style-name="T15">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15" draw:text-style-name="P2" draw:layer="layout" svg:width="1.722cm" svg:height="0.779cm" svg:x="16.356cm" svg:y="16.858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15" draw:text-style-name="P2" draw:layer="layout" svg:width="1.718cm" svg:height="0.779cm" svg:x="14.636cm" svg:y="16.858cm">
          <text:p text:style-name="P22"><text:span text:style-name="T1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15" draw:text-style-name="P2" draw:layer="layout" svg:width="1.722cm" svg:height="0.779cm" svg:x="12.912cm" svg:y="16.858cm">
          <text:p text:style-name="P22"><text:span text:style-name="T1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15" draw:text-style-name="P2" draw:layer="layout" svg:width="1.722cm" svg:height="0.779cm" svg:x="23.252cm" svg:y="16.078cm">
          <text:p text:style-name="P22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15" draw:text-style-name="P2" draw:layer="layout" svg:width="1.718cm" svg:height="0.779cm" svg:x="21.533cm" svg:y="16.078cm">
          <text:p text:style-name="P22"><text:span text:style-name="T15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15" draw:text-style-name="P2" draw:layer="layout" svg:width="1.722cm" svg:height="0.779cm" svg:x="19.808cm" svg:y="16.078cm">
          <text:p text:style-name="P22"><text:span text:style-name="T15">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15" draw:text-style-name="P2" draw:layer="layout" svg:width="1.727cm" svg:height="0.779cm" svg:x="18.08cm" svg:y="16.078cm">
          <text:p text:style-name="P22"><text:span text:style-name="T1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15" draw:text-style-name="P2" draw:layer="layout" svg:width="1.722cm" svg:height="0.779cm" svg:x="16.356cm" svg:y="16.078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15" draw:text-style-name="P2" draw:layer="layout" svg:width="1.718cm" svg:height="0.779cm" svg:x="14.636cm" svg:y="16.078cm">
          <text:p text:style-name="P22"><text:span text:style-name="T15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15" draw:text-style-name="P2" draw:layer="layout" svg:width="1.722cm" svg:height="0.779cm" svg:x="12.912cm" svg:y="16.078cm">
          <text:p text:style-name="P22"><text:span text:style-name="T19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15" draw:text-style-name="P2" draw:layer="layout" svg:width="1.722cm" svg:height="0.849cm" svg:x="23.252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15" draw:text-style-name="P2" draw:layer="layout" svg:width="1.718cm" svg:height="0.849cm" svg:x="21.533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15" draw:text-style-name="P2" draw:layer="layout" svg:width="1.722cm" svg:height="0.849cm" svg:x="19.808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15" draw:text-style-name="P2" draw:layer="layout" svg:width="1.727cm" svg:height="0.849cm" svg:x="18.08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15" draw:text-style-name="P2" draw:layer="layout" svg:width="1.722cm" svg:height="0.849cm" svg:x="16.356cm" svg:y="15.227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15" draw:text-style-name="P2" draw:layer="layout" svg:width="1.718cm" svg:height="0.849cm" svg:x="14.636cm" svg:y="15.227cm">
          <text:p text:style-name="P22"><text:span text:style-name="T1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15" draw:text-style-name="P2" draw:layer="layout" svg:width="1.722cm" svg:height="0.849cm" svg:x="12.912cm" svg:y="15.227cm">
          <text:p text:style-name="P22"><text:span text:style-name="T1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15" draw:text-style-name="P2" draw:layer="layout" svg:width="1.722cm" svg:height="0.779cm" svg:x="23.252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15" draw:text-style-name="P2" draw:layer="layout" svg:width="1.718cm" svg:height="0.779cm" svg:x="21.533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15" draw:text-style-name="P2" draw:layer="layout" svg:width="1.722cm" svg:height="0.779cm" svg:x="19.808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15" draw:text-style-name="P2" draw:layer="layout" svg:width="1.727cm" svg:height="0.779cm" svg:x="18.08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15" draw:text-style-name="P2" draw:layer="layout" svg:width="1.722cm" svg:height="0.779cm" svg:x="16.356cm" svg:y="14.446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15" draw:text-style-name="P2" draw:layer="layout" svg:width="1.718cm" svg:height="0.779cm" svg:x="14.636cm" svg:y="14.446cm">
          <text:p text:style-name="P22"><text:span text:style-name="T15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15" draw:text-style-name="P2" draw:layer="layout" svg:width="1.722cm" svg:height="0.779cm" svg:x="12.912cm" svg:y="14.446cm">
          <text:p text:style-name="P22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15" draw:text-style-name="P2" draw:layer="layout" svg:width="1.722cm" svg:height="0.779cm" svg:x="23.252cm" svg:y="13.666cm">
          <text:p text:style-name="P22"><text:span text:style-name="T15">3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15" draw:text-style-name="P2" draw:layer="layout" svg:width="1.718cm" svg:height="0.779cm" svg:x="21.533cm" svg:y="13.666cm">
          <text:p text:style-name="P22"><text:span text:style-name="T15">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15" draw:text-style-name="P2" draw:layer="layout" svg:width="1.722cm" svg:height="0.779cm" svg:x="19.808cm" svg:y="13.666cm">
          <text:p text:style-name="P22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15" draw:text-style-name="P2" draw:layer="layout" svg:width="1.727cm" svg:height="0.779cm" svg:x="18.08cm" svg:y="13.666cm">
          <text:p text:style-name="P22"><text:span text:style-name="T15">9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" draw:style-name="gr15" draw:text-style-name="P2" draw:layer="layout" svg:width="1.722cm" svg:height="0.779cm" svg:x="16.356cm" svg:y="13.666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15" draw:text-style-name="P2" draw:layer="layout" svg:width="1.718cm" svg:height="0.779cm" svg:x="14.636cm" svg:y="13.666cm">
          <text:p text:style-name="P22"><text:span text:style-name="T15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15" draw:text-style-name="P2" draw:layer="layout" svg:width="1.722cm" svg:height="0.779cm" svg:x="12.912cm" svg:y="13.666cm">
          <text:p text:style-name="P22"><text:span text:style-name="T1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15" draw:text-style-name="P2" draw:layer="layout" svg:width="1.722cm" svg:height="0.779cm" svg:x="23.252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15" draw:text-style-name="P2" draw:layer="layout" svg:width="1.718cm" svg:height="0.779cm" svg:x="21.533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15" draw:text-style-name="P2" draw:layer="layout" svg:width="1.722cm" svg:height="0.779cm" svg:x="19.808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15" draw:text-style-name="P2" draw:layer="layout" svg:width="1.727cm" svg:height="0.779cm" svg:x="18.08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15" draw:text-style-name="P2" draw:layer="layout" svg:width="1.722cm" svg:height="0.779cm" svg:x="16.356cm" svg:y="12.88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" draw:style-name="gr15" draw:text-style-name="P2" draw:layer="layout" svg:width="1.718cm" svg:height="0.779cm" svg:x="14.636cm" svg:y="12.885cm">
          <text:p text:style-name="P22"><text:span text:style-name="T15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" draw:style-name="gr15" draw:text-style-name="P2" draw:layer="layout" svg:width="1.722cm" svg:height="0.779cm" svg:x="12.912cm" svg:y="12.885cm">
          <text:p text:style-name="P22"><text:span text:style-name="T1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" draw:style-name="gr15" draw:text-style-name="P2" draw:layer="layout" svg:width="1.722cm" svg:height="0.779cm" svg:x="23.252cm" svg:y="12.105cm">
          <text:p text:style-name="P22"><text:span text:style-name="T15">8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15" draw:text-style-name="P2" draw:layer="layout" svg:width="1.718cm" svg:height="0.779cm" svg:x="21.533cm" svg:y="12.105cm">
          <text:p text:style-name="P22"><text:span text:style-name="T15">5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15" draw:text-style-name="P2" draw:layer="layout" svg:width="1.722cm" svg:height="0.779cm" svg:x="19.808cm" svg:y="12.105cm">
          <text:p text:style-name="P22"><text:span text:style-name="T15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15" draw:text-style-name="P2" draw:layer="layout" svg:width="1.727cm" svg:height="0.779cm" svg:x="18.08cm" svg:y="12.105cm">
          <text:p text:style-name="P22"><text:span text:style-name="T15">3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" draw:style-name="gr15" draw:text-style-name="P2" draw:layer="layout" svg:width="1.722cm" svg:height="0.779cm" svg:x="16.356cm" svg:y="12.10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15" draw:text-style-name="P2" draw:layer="layout" svg:width="1.718cm" svg:height="0.779cm" svg:x="14.636cm" svg:y="12.105cm">
          <text:p text:style-name="P22"><text:span text:style-name="T15">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15" draw:text-style-name="P2" draw:layer="layout" svg:width="1.722cm" svg:height="0.779cm" svg:x="12.912cm" svg:y="12.105cm">
          <text:p text:style-name="P22"><text:span text:style-name="T1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16" draw:text-style-name="P23" draw:layer="layout" svg:width="1.722cm" svg:height="0.779cm" svg:x="23.252cm" svg:y="11.324cm">
          <text:p text:style-name="P22"><text:span text:style-name="T20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16" draw:text-style-name="P23" draw:layer="layout" svg:width="1.718cm" svg:height="0.779cm" svg:x="21.533cm" svg:y="11.324cm">
          <text:p text:style-name="P22"><text:span text:style-name="T20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16" draw:text-style-name="P23" draw:layer="layout" svg:width="1.722cm" svg:height="0.779cm" svg:x="19.808cm" svg:y="11.324cm">
          <text:p text:style-name="P22"><text:span text:style-name="T20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" draw:style-name="gr16" draw:text-style-name="P23" draw:layer="layout" svg:width="1.727cm" svg:height="0.779cm" svg:x="18.08cm" svg:y="11.324cm">
          <text:p text:style-name="P22"><text:span text:style-name="T20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16" draw:text-style-name="P23" draw:layer="layout" svg:width="1.722cm" svg:height="0.779cm" svg:x="16.356cm" svg:y="11.324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16" draw:text-style-name="P23" draw:layer="layout" svg:width="1.718cm" svg:height="0.779cm" svg:x="14.636cm" svg:y="11.324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" draw:style-name="gr16" draw:text-style-name="P23" draw:layer="layout" svg:width="1.722cm" svg:height="0.779cm" svg:x="12.912cm" svg:y="11.324cm">
          <text:p text:style-name="P22"><text:span text:style-name="T20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1" draw:style-name="gr17" draw:text-style-name="P14" draw:layer="layout" svg:x1="12.962cm" svg:y1="12.104cm" svg:x2="24.976cm" svg:y2="12.109cm">
          <text:p/>
        </draw:line>
        <draw:line draw:name="Line 182" draw:style-name="gr17" draw:text-style-name="P14" draw:layer="layout" svg:x1="12.962cm" svg:y1="12.885cm" svg:x2="24.976cm" svg:y2="12.889cm">
          <text:p/>
        </draw:line>
        <draw:line draw:name="Line 183" draw:style-name="gr17" draw:text-style-name="P14" draw:layer="layout" svg:x1="12.962cm" svg:y1="13.665cm" svg:x2="24.976cm" svg:y2="13.67cm">
          <text:p/>
        </draw:line>
        <draw:line draw:name="Line 184" draw:style-name="gr17" draw:text-style-name="P14" draw:layer="layout" svg:x1="12.962cm" svg:y1="14.446cm" svg:x2="24.976cm" svg:y2="14.45cm">
          <text:p/>
        </draw:line>
        <draw:line draw:name="Line 185" draw:style-name="gr17" draw:text-style-name="P14" draw:layer="layout" svg:x1="12.962cm" svg:y1="15.235cm" svg:x2="24.976cm" svg:y2="15.24cm">
          <text:p/>
        </draw:line>
        <draw:line draw:name="Line 186" draw:style-name="gr17" draw:text-style-name="P14" draw:layer="layout" svg:x1="12.962cm" svg:y1="16.077cm" svg:x2="24.976cm" svg:y2="16.082cm">
          <text:p/>
        </draw:line>
        <draw:line draw:name="Line 187" draw:style-name="gr17" draw:text-style-name="P14" draw:layer="layout" svg:x1="12.962cm" svg:y1="16.858cm" svg:x2="24.976cm" svg:y2="16.862cm">
          <text:p/>
        </draw:line>
        <draw:line draw:name="Line 188" draw:style-name="gr17" draw:text-style-name="P14" draw:layer="layout" svg:x1="12.962cm" svg:y1="17.638cm" svg:x2="24.976cm" svg:y2="17.643cm">
          <text:p/>
        </draw:line>
        <draw:line draw:name="Line 189" draw:style-name="gr17" draw:text-style-name="P14" draw:layer="layout" svg:x1="14.635cm" svg:y1="11.324cm" svg:x2="14.64cm" svg:y2="18.419cm">
          <text:p/>
        </draw:line>
        <draw:line draw:name="Line 190" draw:style-name="gr17" draw:text-style-name="P14" draw:layer="layout" svg:x1="16.355cm" svg:y1="11.324cm" svg:x2="16.36cm" svg:y2="18.419cm">
          <text:p/>
        </draw:line>
        <draw:line draw:name="Line 191" draw:style-name="gr17" draw:text-style-name="P14" draw:layer="layout" svg:x1="18.079cm" svg:y1="11.324cm" svg:x2="18.084cm" svg:y2="18.419cm">
          <text:p/>
        </draw:line>
        <draw:line draw:name="Line 192" draw:style-name="gr17" draw:text-style-name="P14" draw:layer="layout" svg:x1="19.808cm" svg:y1="11.324cm" svg:x2="19.812cm" svg:y2="18.419cm">
          <text:p/>
        </draw:line>
        <draw:line draw:name="Line 193" draw:style-name="gr17" draw:text-style-name="P14" draw:layer="layout" svg:x1="21.532cm" svg:y1="11.324cm" svg:x2="21.537cm" svg:y2="18.419cm">
          <text:p/>
        </draw:line>
        <draw:line draw:name="Line 194" draw:style-name="gr17" draw:text-style-name="P14" draw:layer="layout" svg:x1="23.252cm" svg:y1="11.324cm" svg:x2="23.256cm" svg:y2="18.419cm">
          <text:p/>
        </draw:line>
        <draw:line draw:name="Line 195" draw:style-name="gr18" draw:text-style-name="P14" draw:layer="layout" svg:x1="12.962cm" svg:y1="11.324cm" svg:x2="24.976cm" svg:y2="11.328cm">
          <text:p/>
        </draw:line>
        <draw:line draw:name="Line 196" draw:style-name="gr18" draw:text-style-name="P14" draw:layer="layout" svg:x1="24.976cm" svg:y1="11.324cm" svg:x2="24.981cm" svg:y2="18.419cm">
          <text:p/>
        </draw:line>
        <draw:line draw:name="Line 197" draw:style-name="gr18" draw:text-style-name="P14" draw:layer="layout" svg:x1="12.962cm" svg:y1="18.419cm" svg:x2="24.976cm" svg:y2="18.423cm">
          <text:p/>
        </draw:line>
        <draw:line draw:name="Line 198" draw:style-name="gr18" draw:text-style-name="P14" draw:layer="layout" svg:x1="12.911cm" svg:y1="11.343cm" svg:x2="12.916cm" svg:y2="18.438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402cm" svg:height="1.59cm" svg:x="1.058cm" svg:y="1.371cm">
          <text:p text:style-name="P6"><text:span text:style-name="T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58cm" svg:y="3.81cm">
          <text:p text:style-name="P27"><text:span text:style-name="T10">Virtual Address: </text:span><text:span text:style-name="T23">0x03D4</text:span></text:p>
          <text:p text:style-name="P28"><text:span text:style-name="T10"/></text:p>
          <text:p text:style-name="P28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VPN ___</text:span><text:span text:style-name="T24"><text:tab/></text:span><text:span text:style-name="T24">TLBI ___</text:span><text:span text:style-name="T24"><text:tab/></text:span><text:span text:style-name="T24">TLBT ____</text:span><text:span text:style-name="T24"><text:tab/></text:span><text:span text:style-name="T24"> <text:s text:c="9"/>TLB Hit? __</text:span><text:span text:style-name="T24"><text:tab/></text:span><text:span text:style-name="T24">Page Fault? __ <text:s text:c="7"/>PPN: ____</text:span></text:p>
          <text:p text:style-name="P27"><text:span text:style-name="T25"/></text:p>
          <text:p text:style-name="P27"><text:span text:style-name="T10">Physical Address</text:span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<text:tab/></text:span><text:span text:style-name="T24">CO ___</text:span><text:span text:style-name="T24"><text:tab/></text:span><text:span text:style-name="T24">CI___</text:span><text:span text:style-name="T24"><text:tab/></text:span><text:span text:style-name="T24">CT ____</text:span><text:span text:style-name="T24"><text:tab/></text:span><text:span text:style-name="T24"> <text:s text:c="4"/>Hit? __ <text:s text:c="13"/>Byte: ____</text:span></text:p>
          <text:p text:style-name="P29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025cm" svg:y="5.984cm">
          <text:p text:style-name="P11"><text:span text:style-name="T26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379cm" svg:y="5.984cm">
          <text:p text:style-name="P11"><text:span text:style-name="T26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733cm" svg:y="5.984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086cm" svg:y="5.984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44cm" svg:y="5.984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794cm" svg:y="5.984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148cm" svg:y="5.984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502cm" svg:y="5.984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855cm" svg:y="5.984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209cm" svg:y="5.984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563cm" svg:y="5.984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917cm" svg:y="5.984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0" draw:text-style-name="P12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27cm" svg:y="5.984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624cm" svg:y="5.984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855cm" svg:y1="8.523cm" svg:x2="21.978cm" svg:y2="8.528cm">
          <text:p/>
        </draw:line>
        <draw:custom-shape draw:name="CustomShape 32" draw:style-name="gr11" draw:text-style-name="P16" draw:layer="layout" svg:width="1.647cm" svg:height="1.006cm" svg:x="16.977cm" svg:y="8.123cm">
          <text:p text:style-name="P15"><text:span text:style-name="T27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025cm" svg:y1="8.501cm" svg:x2="13.903cm" svg:y2="8.506cm">
          <text:p/>
        </draw:line>
        <draw:custom-shape draw:name="CustomShape 34" draw:style-name="gr11" draw:text-style-name="P16" draw:layer="layout" svg:width="1.639cm" svg:height="1.006cm" svg:x="7.209cm" svg:y="8.101cm">
          <text:p text:style-name="P15"><text:span text:style-name="T27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5" draw:style-name="gr10" draw:text-style-name="P14" draw:layer="layout" svg:width="2.756cm" svg:height="0.003cm" svg:x="11.138cm" svg:y="5.597cm" svg:viewBox="0 0 2757 4" draw:points="0,0 2757,4">
          <text:p/>
        </draw:polyline>
        <draw:custom-shape draw:name="CustomShape 36" draw:style-name="gr11" draw:text-style-name="P16" draw:layer="layout" svg:width="1.486cm" svg:height="0.92cm" svg:x="11.766cm" svg:y="5.253cm">
          <text:p text:style-name="P21"><text:span text:style-name="T2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7" draw:style-name="gr10" draw:text-style-name="P14" draw:layer="layout" svg:width="8.13cm" svg:height="0.003cm" svg:x="3.025cm" svg:y="5.587cm" svg:viewBox="0 0 8131 4" draw:points="0,0 8131,4">
          <text:p/>
        </draw:polyline>
        <draw:custom-shape draw:name="CustomShape 38" draw:style-name="gr11" draw:text-style-name="P16" draw:layer="layout" svg:width="1.605cm" svg:height="0.92cm" svg:x="6.483cm" svg:y="5.243cm">
          <text:p text:style-name="P21"><text:span text:style-name="T2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draw:layer="layout" svg:width="1.352cm" svg:height="0.845cm" svg:x="5.755cm" svg:y="13.529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draw:layer="layout" svg:width="1.352cm" svg:height="0.845cm" svg:x="7.108cm" svg:y="13.529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13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draw:layer="layout" svg:width="1.352cm" svg:height="0.845cm" svg:x="8.462cm" svg:y="13.529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13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draw:layer="layout" svg:width="1.352cm" svg:height="0.845cm" svg:x="9.816cm" svg:y="13.529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13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draw:layer="layout" svg:width="1.352cm" svg:height="0.845cm" svg:x="11.17cm" svg:y="13.529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13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draw:layer="layout" svg:width="1.352cm" svg:height="0.845cm" svg:x="12.524cm" svg:y="13.529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draw:layer="layout" svg:width="1.352cm" svg:height="0.845cm" svg:x="13.877cm" svg:y="13.529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draw:layer="layout" svg:width="1.352cm" svg:height="0.845cm" svg:x="15.231cm" svg:y="13.529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" draw:text-style-name="P12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2" draw:layer="layout" svg:width="1.352cm" svg:height="0.845cm" svg:x="16.585cm" svg:y="13.529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8" draw:text-style-name="P12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7" draw:text-style-name="P2" draw:layer="layout" svg:width="1.352cm" svg:height="0.845cm" svg:x="17.939cm" svg:y="13.529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8" draw:text-style-name="P12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" draw:text-style-name="P2" draw:layer="layout" svg:width="1.352cm" svg:height="0.845cm" svg:x="19.293cm" svg:y="13.529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8" draw:text-style-name="P12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" draw:text-style-name="P2" draw:layer="layout" svg:width="1.352cm" svg:height="0.845cm" svg:x="20.646cm" svg:y="13.529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0" draw:text-style-name="P14" draw:layer="layout" svg:x1="13.902cm" svg:y1="15.858cm" svg:x2="22.025cm" svg:y2="15.863cm">
          <text:p/>
        </draw:line>
        <draw:custom-shape draw:name="CustomShape 64" draw:style-name="gr11" draw:text-style-name="P16" draw:layer="layout" svg:width="1.609cm" svg:height="1.006cm" svg:x="17.026cm" svg:y="15.458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0" draw:text-style-name="P14" draw:layer="layout" svg:x1="5.812cm" svg:y1="15.835cm" svg:x2="13.934cm" svg:y2="15.839cm">
          <text:p/>
        </draw:line>
        <draw:custom-shape draw:name="CustomShape 66" draw:style-name="gr11" draw:text-style-name="P16" draw:layer="layout" svg:width="1.6cm" svg:height="1.006cm" svg:x="8.936cm" svg:y="15.434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10" draw:text-style-name="P14" draw:layer="layout" svg:x1="19.236cm" svg:y1="12.889cm" svg:x2="21.992cm" svg:y2="12.894cm">
          <text:p/>
        </draw:line>
        <draw:custom-shape draw:name="CustomShape 68" draw:style-name="gr11" draw:text-style-name="P16" draw:layer="layout" svg:width="1.177cm" svg:height="0.92cm" svg:x="20.065cm" svg:y="12.546cm">
          <text:p text:style-name="P21"><text:span text:style-name="T1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9" draw:style-name="gr10" draw:text-style-name="P14" draw:layer="layout" svg:x1="13.853cm" svg:y1="12.879cm" svg:x2="19.207cm" svg:y2="12.883cm">
          <text:p/>
        </draw:line>
        <draw:custom-shape draw:name="CustomShape 70" draw:style-name="gr11" draw:text-style-name="P16" draw:layer="layout" svg:width="0.949cm" svg:height="0.92cm" svg:x="16.236cm" svg:y="12.535cm">
          <text:p text:style-name="P21"><text:span text:style-name="T1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0" draw:text-style-name="P14" draw:layer="layout" svg:x1="5.754cm" svg:y1="12.889cm" svg:x2="13.793cm" svg:y2="12.894cm">
          <text:p/>
        </draw:line>
        <draw:custom-shape draw:name="CustomShape 72" draw:style-name="gr11" draw:text-style-name="P16" draw:layer="layout" svg:width="1.084cm" svg:height="0.92cm" svg:x="9.507cm" svg:y="12.546cm">
          <text:p text:style-name="P21"><text:span text:style-name="T1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21" draw:text-style-name="P2" draw:layer="layout" svg:width="0.578cm" svg:height="1.02cm" svg:x="20.99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1" draw:text-style-name="P2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21" draw:text-style-name="P2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21" draw:text-style-name="P2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21" draw:text-style-name="P2" draw:layer="layout" svg:width="0.578cm" svg:height="1.02cm" svg:x="14.236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21" draw:text-style-name="P2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21" draw:text-style-name="P2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21" draw:text-style-name="P2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21" draw:text-style-name="P2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21" draw:text-style-name="P2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21" draw:text-style-name="P2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1" draw:text-style-name="P2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21" draw:text-style-name="P2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21" draw:text-style-name="P2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21" draw:text-style-name="P2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21" draw:text-style-name="P2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21" draw:text-style-name="P2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21" draw:text-style-name="P2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21" draw:text-style-name="P2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21" draw:text-style-name="P2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21" draw:text-style-name="P2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21" draw:text-style-name="P2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21" draw:text-style-name="P2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21" draw:text-style-name="P2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21" draw:text-style-name="P2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21" draw:text-style-name="P2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21" draw:text-style-name="P2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21" draw:text-style-name="P2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21" draw:text-style-name="P2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21" draw:text-style-name="P2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21" draw:text-style-name="P2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21" draw:text-style-name="P2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21" draw:text-style-name="P2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21" draw:text-style-name="P2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21" draw:text-style-name="P2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402cm" svg:height="1.59cm" svg:x="1.058cm" svg:y="1.371cm">
          <text:p text:style-name="P6"><text:span text:style-name="T1">Address Translation Example #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58cm" svg:y="3.81cm">
          <text:p text:style-name="P27"><text:span text:style-name="T10">Virtual Address: </text:span><text:span text:style-name="T23">0x0020</text:span></text:p>
          <text:p text:style-name="P28"><text:span text:style-name="T10"/></text:p>
          <text:p text:style-name="P28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VPN ___</text:span><text:span text:style-name="T24"><text:tab/></text:span><text:span text:style-name="T24">TLBI ___</text:span><text:span text:style-name="T24"><text:tab/></text:span><text:span text:style-name="T24">TLBT ____</text:span><text:span text:style-name="T24"><text:tab/></text:span><text:span text:style-name="T24"> <text:s text:c="9"/>TLB Hit? __</text:span><text:span text:style-name="T24"><text:tab/></text:span><text:span text:style-name="T24">Page Fault? __ <text:s text:c="7"/>PPN: ____</text:span></text:p>
          <text:p text:style-name="P27"><text:span text:style-name="T25"/></text:p>
          <text:p text:style-name="P27"><text:span text:style-name="T10">Physical Address</text:span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<text:s text:c="6"/></text:span><text:span text:style-name="T24">CO___</text:span><text:span text:style-name="T24"><text:tab/></text:span><text:span text:style-name="T24"> <text:s text:c="3"/>CI___</text:span><text:span text:style-name="T24"><text:tab/></text:span><text:span text:style-name="T24"> <text:s text:c="3"/>CT ____</text:span><text:span text:style-name="T24"><text:tab/></text:span><text:span text:style-name="T24"> <text:s text:c="9"/>Hit? __ <text:s text:c="12"/>Byte: ____</text:span></text:p>
          <text:p text:style-name="P29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025cm" svg:y="5.984cm">
          <text:p text:style-name="P11"><text:span text:style-name="T26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379cm" svg:y="5.984cm">
          <text:p text:style-name="P11"><text:span text:style-name="T26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733cm" svg:y="5.984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086cm" svg:y="5.984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44cm" svg:y="5.984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794cm" svg:y="5.984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148cm" svg:y="5.984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2" draw:text-style-name="P10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502cm" svg:y="5.984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855cm" svg:y="5.984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0" draw:text-style-name="P12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209cm" svg:y="5.984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0" draw:text-style-name="P12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563cm" svg:y="5.984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917cm" svg:y="5.984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27cm" svg:y="5.984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624cm" svg:y="5.984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855cm" svg:y1="8.523cm" svg:x2="21.978cm" svg:y2="8.528cm">
          <text:p/>
        </draw:line>
        <draw:custom-shape draw:name="CustomShape 32" draw:style-name="gr11" draw:text-style-name="P16" draw:layer="layout" svg:width="1.647cm" svg:height="1.006cm" svg:x="16.977cm" svg:y="8.123cm">
          <text:p text:style-name="P15"><text:span text:style-name="T27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025cm" svg:y1="8.501cm" svg:x2="13.903cm" svg:y2="8.506cm">
          <text:p/>
        </draw:line>
        <draw:custom-shape draw:name="CustomShape 34" draw:style-name="gr11" draw:text-style-name="P16" draw:layer="layout" svg:width="1.639cm" svg:height="1.006cm" svg:x="7.209cm" svg:y="8.101cm">
          <text:p text:style-name="P15"><text:span text:style-name="T27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11.138cm" svg:y1="5.597cm" svg:x2="13.895cm" svg:y2="5.601cm">
          <text:p/>
        </draw:line>
        <draw:custom-shape draw:name="CustomShape 36" draw:style-name="gr11" draw:text-style-name="P16" draw:layer="layout" svg:width="1.486cm" svg:height="0.92cm" svg:x="11.766cm" svg:y="5.253cm">
          <text:p text:style-name="P21"><text:span text:style-name="T2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draw:layer="layout" svg:x1="3.025cm" svg:y1="5.587cm" svg:x2="11.156cm" svg:y2="5.591cm">
          <text:p/>
        </draw:line>
        <draw:custom-shape draw:name="CustomShape 38" draw:style-name="gr11" draw:text-style-name="P16" draw:layer="layout" svg:width="1.605cm" svg:height="0.92cm" svg:x="6.483cm" svg:y="5.243cm">
          <text:p text:style-name="P21"><text:span text:style-name="T2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draw:layer="layout" svg:width="1.352cm" svg:height="0.845cm" svg:x="5.755cm" svg:y="13.529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draw:layer="layout" svg:width="1.352cm" svg:height="0.845cm" svg:x="7.108cm" svg:y="13.529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13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draw:layer="layout" svg:width="1.352cm" svg:height="0.845cm" svg:x="8.462cm" svg:y="13.529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13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draw:layer="layout" svg:width="1.352cm" svg:height="0.845cm" svg:x="9.816cm" svg:y="13.529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13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draw:layer="layout" svg:width="1.352cm" svg:height="0.845cm" svg:x="11.17cm" svg:y="13.529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13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draw:layer="layout" svg:width="1.352cm" svg:height="0.845cm" svg:x="12.524cm" svg:y="13.529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draw:layer="layout" svg:width="1.352cm" svg:height="0.845cm" svg:x="13.877cm" svg:y="13.529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draw:layer="layout" svg:width="1.352cm" svg:height="0.845cm" svg:x="15.231cm" svg:y="13.529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" draw:text-style-name="P12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2" draw:layer="layout" svg:width="1.352cm" svg:height="0.845cm" svg:x="16.585cm" svg:y="13.529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8" draw:text-style-name="P12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7" draw:text-style-name="P2" draw:layer="layout" svg:width="1.352cm" svg:height="0.845cm" svg:x="17.939cm" svg:y="13.529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8" draw:text-style-name="P12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" draw:text-style-name="P2" draw:layer="layout" svg:width="1.352cm" svg:height="0.845cm" svg:x="19.293cm" svg:y="13.529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8" draw:text-style-name="P12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" draw:text-style-name="P2" draw:layer="layout" svg:width="1.352cm" svg:height="0.845cm" svg:x="20.646cm" svg:y="13.529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0" draw:text-style-name="P14" draw:layer="layout" svg:x1="13.902cm" svg:y1="15.858cm" svg:x2="22.025cm" svg:y2="15.863cm">
          <text:p/>
        </draw:line>
        <draw:custom-shape draw:name="CustomShape 64" draw:style-name="gr11" draw:text-style-name="P16" draw:layer="layout" svg:width="1.609cm" svg:height="1.006cm" svg:x="17.026cm" svg:y="15.458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0" draw:text-style-name="P14" draw:layer="layout" svg:x1="5.812cm" svg:y1="15.835cm" svg:x2="13.934cm" svg:y2="15.839cm">
          <text:p/>
        </draw:line>
        <draw:custom-shape draw:name="CustomShape 66" draw:style-name="gr11" draw:text-style-name="P16" draw:layer="layout" svg:width="1.6cm" svg:height="1.006cm" svg:x="8.936cm" svg:y="15.434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10" draw:text-style-name="P14" draw:layer="layout" svg:x1="19.236cm" svg:y1="12.889cm" svg:x2="21.992cm" svg:y2="12.894cm">
          <text:p/>
        </draw:line>
        <draw:custom-shape draw:name="CustomShape 68" draw:style-name="gr11" draw:text-style-name="P16" draw:layer="layout" svg:width="1.177cm" svg:height="0.92cm" svg:x="20.065cm" svg:y="12.546cm">
          <text:p text:style-name="P21"><text:span text:style-name="T1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9" draw:style-name="gr10" draw:text-style-name="P14" draw:layer="layout" svg:x1="13.853cm" svg:y1="12.879cm" svg:x2="19.207cm" svg:y2="12.883cm">
          <text:p/>
        </draw:line>
        <draw:custom-shape draw:name="CustomShape 70" draw:style-name="gr11" draw:text-style-name="P16" draw:layer="layout" svg:width="0.949cm" svg:height="0.92cm" svg:x="16.236cm" svg:y="12.535cm">
          <text:p text:style-name="P21"><text:span text:style-name="T1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0" draw:text-style-name="P14" draw:layer="layout" svg:x1="5.754cm" svg:y1="12.889cm" svg:x2="13.793cm" svg:y2="12.894cm">
          <text:p/>
        </draw:line>
        <draw:custom-shape draw:name="CustomShape 72" draw:style-name="gr11" draw:text-style-name="P16" draw:layer="layout" svg:width="1.084cm" svg:height="0.92cm" svg:x="9.507cm" svg:y="12.546cm">
          <text:p text:style-name="P21"><text:span text:style-name="T1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21" draw:text-style-name="P2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21" draw:text-style-name="P2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21" draw:text-style-name="P2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1" draw:text-style-name="P2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21" draw:text-style-name="P2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21" draw:text-style-name="P2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21" draw:text-style-name="P2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21" draw:text-style-name="P2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21" draw:text-style-name="P2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21" draw:text-style-name="P2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21" draw:text-style-name="P2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21" draw:text-style-name="P2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21" draw:text-style-name="P2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21" draw:text-style-name="P2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21" draw:text-style-name="P2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9">Simple memory system example</text:span></text:p>
            </text:list-item>
            <text:list-item>
              <text:p text:style-name="P7"><text:span text:style-name="T10">Case study: Linux memory system</text:span></text:p>
            </text:list-item>
            <text:list-item>
              <text:p text:style-name="P7"><text:span text:style-name="T11">Memory 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0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2.29cm" svg:height="2.115cm" svg:x="0.823cm" svg:y="0.683cm">
          <text:p text:style-name="P6"><text:span text:style-name="T1">Virtual Address Space of a Linux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31" draw:layer="layout" svg:width="6.039cm" svg:height="1.453cm" svg:x="9.506cm" svg:y="7.741cm">
          <text:p text:style-name="P30"><text:span text:style-name="T18">Kernel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32" draw:layer="layout" svg:width="6.039cm" svg:height="1.264cm" svg:x="9.506cm" svg:y="11.489cm">
          <text:p text:style-name="P30"><text:span text:style-name="T18">Memory mapped region </text:span></text:p>
          <text:p text:style-name="P1"><text:span text:style-name="T18">for 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33" draw:layer="layout" svg:width="6.039cm" svg:height="1.365cm" svg:x="9.506cm" svg:y="12.7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32" draw:layer="layout" svg:width="6.039cm" svg:height="1.259cm" svg:x="9.506cm" svg:y="14.122cm">
          <text:p text:style-name="P30"><text:span text:style-name="T18">Runtime heap (mallo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5" draw:text-style-name="P33" draw:layer="layout" svg:width="6.039cm" svg:height="1.709cm" svg:x="9.506cm" svg:y="9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6" draw:text-style-name="P34" draw:layer="layout" svg:width="6.039cm" svg:height="0.748cm" svg:x="9.506cm" svg:y="16.794cm">
          <text:p text:style-name="P30"><text:span text:style-name="T18">Program text (.te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7" draw:text-style-name="P35" draw:layer="layout" svg:width="6.039cm" svg:height="0.748cm" svg:x="9.506cm" svg:y="16.076cm">
          <text:p text:style-name="P30"><text:span text:style-name="T18">Initialized data (.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7" draw:text-style-name="P35" draw:layer="layout" svg:width="6.039cm" svg:height="0.743cm" svg:x="9.506cm" svg:y="15.357cm">
          <text:p text:style-name="P30"><text:span text:style-name="T18">Uninitialized data (.b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8" draw:text-style-name="P14" draw:layer="layout" svg:x1="12.354cm" svg:y1="14.1cm" svg:x2="12.355cm" svg:y2="13.434cm">
          <text:p/>
        </draw:line>
        <draw:custom-shape draw:name="CustomShape 11" draw:style-name="gr24" draw:text-style-name="P32" draw:layer="layout" svg:width="6.039cm" svg:height="0.9cm" svg:x="9.506cm" svg:y="9.139cm">
          <text:p text:style-name="P30"><text:span text:style-name="T18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8" draw:text-style-name="P14" draw:layer="layout" svg:x1="12.411cm" svg:y1="10.043cm" svg:x2="12.412cm" svg:y2="10.708cm">
          <text:p/>
        </draw:line>
        <draw:custom-shape draw:name="CustomShape 13" draw:style-name="gr25" draw:text-style-name="P33" draw:layer="layout" svg:width="6.039cm" svg:height="0.748cm" svg:x="9.506cm" svg:y="17.5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9" draw:text-style-name="P2" draw:layer="layout" svg:width="0.718cm" svg:height="0.757cm" svg:x="8.89cm" svg:y="18.034cm">
          <text:p text:style-name="P1"><text:span text:style-name="T3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9" draw:text-style-name="P2" draw:layer="layout" svg:width="2.005cm" svg:height="1.012cm" svg:x="6.828cm" svg:y="9.454cm">
          <text:p text:style-name="P1"><text:span text:style-name="T15">%</text:span><text:span text:style-name="T31">r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0" draw:text-style-name="P14" draw:layer="layout" svg:x1="8.787cm" svg:y1="10.051cm" svg:x2="9.505cm" svg:y2="10.056cm">
          <text:p/>
        </draw:line>
        <draw:custom-shape draw:name="CustomShape 17" draw:style-name="gr29" draw:text-style-name="P2" draw:layer="layout" svg:width="2.703cm" svg:height="2.536cm" svg:x="16.577cm" svg:y="12.62cm">
          <text:p text:style-name="P1"><text:span text:style-name="T32">Process</text:span></text:p>
          <text:p text:style-name="P1"><text:span text:style-name="T32">virtual</text:span></text:p>
          <text:p text:style-name="P1"><text:span text:style-name="T3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9" draw:text-style-name="P2" draw:layer="layout" svg:width="1.645cm" svg:height="1.012cm" svg:x="7.249cm" svg:y="13.461cm">
          <text:p text:style-name="P1"><text:span text:style-name="T31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0" draw:text-style-name="P14" draw:layer="layout" svg:x1="8.747cm" svg:y1="14.091cm" svg:x2="9.466cm" svg:y2="14.092cm">
          <text:p/>
        </draw:line>
        <draw:custom-shape draw:name="CustomShape 20" draw:style-name="gr23" draw:text-style-name="P31" draw:layer="layout" svg:width="6.039cm" svg:height="1.108cm" svg:x="9.506cm" svg:y="6.64cm">
          <text:p text:style-name="P30"><text:span text:style-name="T18">Physic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14" draw:layer="layout" svg:width="0.417cm" svg:height="2.44cm" svg:x="8.823cm" svg:y="6.64cm">
          <text:p/>
          <draw:enhanced-geometry draw:mirror-horizontal="true" draw:mirror-vertical="false" svg:viewBox="0 0 0 0" draw:text-areas="0 ?f15 ?f14 ?f16" draw:type="ooxml-rightBrace" draw:modifiers="55438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2" draw:style-name="gr15" draw:text-style-name="P2" draw:layer="layout" svg:width="4.412cm" svg:height="1.691cm" svg:x="4.488cm" svg:y="6.987cm">
          <text:p text:style-name="P36"><text:span text:style-name="T32">Identical <text:s/>for each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31" draw:layer="layout" svg:width="6.031cm" svg:height="3.674cm" svg:x="9.502cm" svg:y="2.964cm">
          <text:p text:style-name="P30"><text:span text:style-name="T18">Process-specific data</text:span></text:p>
          <text:p text:style-name="P30"><text:span text:style-name="T18"><text:s/></text:span><text:span text:style-name="T18">structs <text:s/>(ptables,</text:span></text:p>
          <text:p text:style-name="P30"><text:span text:style-name="T18">task and mm structs, kernel sta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" draw:layer="layout" svg:width="2.703cm" svg:height="2.536cm" svg:x="16.682cm" svg:y="4.994cm">
          <text:p text:style-name="P1"><text:span text:style-name="T32">Kernel</text:span></text:p>
          <text:p text:style-name="P1"><text:span text:style-name="T32">virtual </text:span></text:p>
          <text:p text:style-name="P1"><text:span text:style-name="T3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3" draw:text-style-name="P14" draw:layer="layout" svg:width="0.527cm" svg:height="9.135cm" svg:x="15.816cm" svg:y="9.152cm">
          <text:p/>
          <draw:enhanced-geometry draw:mirror-horizontal="false" draw:mirror-vertical="false" svg:viewBox="0 0 0 0" draw:text-areas="0 ?f15 ?f14 ?f16" draw:type="ooxml-rightBrace" draw:modifiers="14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6" draw:style-name="gr33" draw:text-style-name="P14" draw:layer="layout" svg:width="0.598cm" svg:height="5.642cm" svg:x="15.781cm" svg:y="3.332cm">
          <text:p/>
          <draw:enhanced-geometry draw:mirror-horizontal="false" draw:mirror-vertical="false" svg:viewBox="0 0 0 0" draw:text-areas="0 ?f15 ?f14 ?f16" draw:type="ooxml-rightBrace" draw:modifiers="7843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7" draw:style-name="gr12" draw:text-style-name="P2" draw:layer="layout" svg:width="3.467cm" svg:height="0.836cm" svg:x="5.447cm" svg:y="17.041cm">
          <text:p text:style-name="P37"><text:span text:style-name="T33">0x00400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1" draw:text-style-name="P14" draw:layer="layout" svg:width="0.487cm" svg:height="3.228cm" svg:x="8.753cm" svg:y="3.029cm">
          <text:p/>
          <draw:enhanced-geometry draw:mirror-horizontal="true" draw:mirror-vertical="false" svg:viewBox="0 0 0 0" draw:text-areas="0 ?f15 ?f14 ?f16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9" draw:style-name="gr15" draw:text-style-name="P2" draw:layer="layout" svg:width="4.377cm" svg:height="1.691cm" svg:x="4.488cm" svg:y="4.355cm">
          <text:p text:style-name="P36"><text:span text:style-name="T32">Different for each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34" draw:text-style-name="P14" draw:layer="layout" svg:x1="9.466cm" svg:y1="9.121cm" svg:x2="15.534cm" svg:y2="9.122cm">
          <text:p/>
        </draw:line>
        <draw:line draw:name="Line 31" draw:style-name="gr30" draw:text-style-name="P14" draw:layer="layout" svg:x1="8.782cm" svg:y1="17.477cm" svg:x2="9.501cm" svg:y2="17.478cm">
          <text:p/>
        </draw:line>
        <presentation:notes draw:style-name="dp3">
          <draw:page-thumbnail draw:style-name="gr4" draw:layer="layout" svg:width="13.313cm" svg:height="9.985cm" svg:x="3.485cm" svg:y="2.023cm" draw:page-number="11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35" draw:text-style-name="P23" draw:layer="layout" svg:width="2.961cm" svg:height="0.633cm" svg:x="11.155cm" svg:y="12.91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23" draw:layer="layout" svg:width="2.961cm" svg:height="0.633cm" svg:x="11.155cm" svg:y="7.83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3.916cm" svg:height="3.045cm" svg:x="1.058cm" svg:y="0.635cm">
          <text:p text:style-name="P6"><text:span text:style-name="T1">Linux Organizes VM as Collection of “Areas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2" draw:layer="layout" svg:width="4.229cm" svg:height="0.92cm" svg:x="0.517cm" svg:y="4.008cm">
          <text:p text:style-name="P21"><text:span text:style-name="T34">task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" draw:text-style-name="P2" draw:layer="layout" svg:width="3.552cm" svg:height="0.92cm" svg:x="5.865cm" svg:y="4.445cm">
          <text:p text:style-name="P21"><text:span text:style-name="T34">mm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18" draw:layer="layout" svg:width="2.961cm" svg:height="4.372cm" svg:x="6.075cm" svg:y="5.5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5" draw:text-style-name="P23" draw:layer="layout" svg:width="2.961cm" svg:height="0.633cm" svg:x="6.075cm" svg:y="5.503cm">
          <text:p text:style-name="P21"><text:span text:style-name="T18">pg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18" draw:layer="layout" svg:width="2.115cm" svg:height="5.007cm" svg:x="1.841cm" svg:y="4.9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5" draw:text-style-name="P23" draw:layer="layout" svg:width="2.115cm" svg:height="0.633cm" svg:x="1.841cm" svg:y="5.503cm">
          <text:p text:style-name="P21"><text:span text:style-name="T18">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5" draw:text-style-name="P23" draw:layer="layout" svg:width="2.961cm" svg:height="0.633cm" svg:x="6.075cm" svg:y="6.773cm">
          <text:p text:style-name="P21"><text:span text:style-name="T18">m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2" draw:layer="layout" svg:width="5.245cm" svg:height="0.92cm" svg:x="10.323cm" svg:y="3.598cm">
          <text:p text:style-name="P38"><text:span text:style-name="T34">vm_area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6" draw:text-style-name="P20" draw:layer="layout" svg:width="2.961cm" svg:height="3.737cm" svg:x="11.155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5" draw:text-style-name="P23" draw:layer="layout" svg:width="2.961cm" svg:height="0.633cm" svg:x="11.155cm" svg:y="4.65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5" draw:text-style-name="P23" draw:layer="layout" svg:width="2.961cm" svg:height="0.633cm" svg:x="11.155cm" svg:y="5.92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5" draw:text-style-name="P23" draw:layer="layout" svg:width="2.961cm" svg:height="0.633cm" svg:x="11.155cm" svg:y="5.29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6" draw:text-style-name="P20" draw:layer="layout" svg:width="2.961cm" svg:height="3.737cm" svg:x="11.155cm" svg:y="9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5" draw:text-style-name="P23" draw:layer="layout" svg:width="2.961cm" svg:height="0.633cm" svg:x="11.155cm" svg:y="9.73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5" draw:text-style-name="P23" draw:layer="layout" svg:width="2.961cm" svg:height="0.633cm" svg:x="11.155cm" svg:y="11.00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23" draw:layer="layout" svg:width="2.961cm" svg:height="0.633cm" svg:x="11.155cm" svg:y="10.37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6" draw:text-style-name="P20" draw:layer="layout" svg:width="2.961cm" svg:height="3.102cm" svg:x="11.155cm" svg:y="14.8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5" draw:text-style-name="P23" draw:layer="layout" svg:width="2.961cm" svg:height="0.633cm" svg:x="11.155cm" svg:y="14.81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5" draw:text-style-name="P23" draw:layer="layout" svg:width="2.961cm" svg:height="0.633cm" svg:x="11.155cm" svg:y="16.08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5" draw:text-style-name="P23" draw:layer="layout" svg:width="2.961cm" svg:height="0.633cm" svg:x="11.155cm" svg:y="17.357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23" draw:layer="layout" svg:width="2.961cm" svg:height="0.633cm" svg:x="11.155cm" svg:y="15.45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3" draw:text-style-name="P18" draw:layer="layout" svg:width="5.501cm" svg:height="13.333cm" svg:x="16.446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2" draw:text-style-name="P2" draw:layer="layout" svg:width="6.02cm" svg:height="0.92cm" svg:x="16.119cm" svg:y="3.175cm">
          <text:p text:style-name="P38"><text:span text:style-name="T18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7" draw:text-style-name="P39" draw:layer="layout" svg:width="5.501cm" svg:height="3.173cm" svg:x="16.446cm" svg:y="12.7cm">
          <text:p text:style-name="P21"><text:span text:style-name="T18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7" draw:text-style-name="P39" draw:layer="layout" svg:width="5.501cm" svg:height="2.115cm" svg:x="16.446cm" svg:y="10.583cm">
          <text:p text:style-name="P21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7" draw:text-style-name="P39" draw:layer="layout" svg:width="5.501cm" svg:height="1.48cm" svg:x="16.446cm" svg:y="6.985cm">
          <text:p text:style-name="P21"><text:span text:style-name="T18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38" draw:text-style-name="P14" draw:layer="layout" svg:x1="14.117cm" svg:y1="5.08cm" svg:x2="16.446cm" svg:y2="6.985cm">
          <text:p/>
        </draw:line>
        <draw:line draw:name="Line 31" draw:style-name="gr38" draw:text-style-name="P14" draw:layer="layout" svg:x1="14.117cm" svg:y1="5.715cm" svg:x2="16.446cm" svg:y2="8.466cm">
          <text:p/>
        </draw:line>
        <draw:line draw:name="Line 32" draw:style-name="gr38" draw:text-style-name="P14" draw:layer="layout" svg:x1="14.117cm" svg:y1="10.16cm" svg:x2="16.446cm" svg:y2="10.583cm">
          <text:p/>
        </draw:line>
        <draw:line draw:name="Line 33" draw:style-name="gr38" draw:text-style-name="P14" draw:layer="layout" svg:x1="14.117cm" svg:y1="10.583cm" svg:x2="16.446cm" svg:y2="12.7cm">
          <text:p/>
        </draw:line>
        <draw:line draw:name="Line 34" draw:style-name="gr38" draw:text-style-name="P14" draw:layer="layout" svg:x1="14.117cm" svg:y1="15.24cm" svg:x2="16.446cm" svg:y2="12.7cm">
          <text:p/>
        </draw:line>
        <draw:line draw:name="Line 35" draw:style-name="gr38" draw:text-style-name="P14" draw:layer="layout" svg:x1="14.117cm" svg:y1="15.875cm" svg:x2="16.446cm" svg:y2="15.876cm">
          <text:p/>
        </draw:line>
        <draw:line draw:name="Line 36" draw:style-name="gr39" draw:text-style-name="P14" draw:layer="layout" svg:x1="11.158cm" svg:y1="8.255cm" svg:x2="10.515cm" svg:y2="8.259cm">
          <text:p/>
        </draw:line>
        <draw:line draw:name="Line 37" draw:style-name="gr39" draw:text-style-name="P14" draw:layer="layout" svg:x1="10.519cm" svg:y1="8.255cm" svg:x2="10.523cm" svg:y2="9.736cm">
          <text:p/>
        </draw:line>
        <draw:line draw:name="Line 38" draw:style-name="gr38" draw:text-style-name="P14" draw:layer="layout" svg:x1="10.519cm" svg:y1="9.736cm" svg:x2="11.154cm" svg:y2="9.741cm">
          <text:p/>
        </draw:line>
        <draw:line draw:name="Line 39" draw:style-name="gr39" draw:text-style-name="P14" draw:layer="layout" svg:x1="11.158cm" svg:y1="13.123cm" svg:x2="10.515cm" svg:y2="13.127cm">
          <text:p/>
        </draw:line>
        <draw:line draw:name="Line 40" draw:style-name="gr39" draw:text-style-name="P14" draw:layer="layout" svg:x1="10.519cm" svg:y1="13.123cm" svg:x2="10.523cm" svg:y2="14.816cm">
          <text:p/>
        </draw:line>
        <draw:line draw:name="Line 41" draw:style-name="gr38" draw:text-style-name="P14" draw:layer="layout" svg:x1="10.519cm" svg:y1="14.816cm" svg:x2="11.154cm" svg:y2="14.821cm">
          <text:p/>
        </draw:line>
        <draw:custom-shape draw:name="CustomShape 42" draw:style-name="gr12" draw:text-style-name="P2" draw:layer="layout" svg:width="0.754cm" svg:height="0.836cm" svg:x="22.046cm" svg:y="17.141cm">
          <text:p text:style-name="P40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2" draw:text-style-name="P2" draw:layer="layout" svg:width="8.879cm" svg:height="8.037cm" svg:x="0.997cm" svg:y="10.16cm">
          <text:list text:style-name="L2">
            <text:list-item>
              <text:p text:style-name="P41"><text:span text:style-name="T35">pgd: </text:span></text:p>
            </text:list-item>
          </text:list>
          <text:list text:style-name="L4">
            <text:list-item>
              <text:list>
                <text:list-item>
                  <text:p text:style-name="P42"><text:span text:style-name="T24">Page global directory address</text:span></text:p>
                </text:list-item>
                <text:list-item>
                  <text:p text:style-name="P42"><text:span text:style-name="T24">Points to L1 page table</text:span></text:p>
                </text:list-item>
              </text:list>
            </text:list-item>
            <text:list-item>
              <text:p text:style-name="P41"><text:span text:style-name="T35">vm_prot:</text:span></text:p>
              <text:list>
                <text:list-item>
                  <text:p text:style-name="P42"><text:span text:style-name="T24">Read/write permissions for </text:span><text:span text:style-name="T2"><text:line-break/></text:span><text:span text:style-name="T24">this area</text:span></text:p>
                </text:list-item>
              </text:list>
            </text:list-item>
            <text:list-item>
              <text:p text:style-name="P41"><text:span text:style-name="T35">vm_flags</text:span></text:p>
              <text:list>
                <text:list-item>
                  <text:p text:style-name="P42"><text:span text:style-name="T24">Pages </text:span><text:span text:style-name="T25">shared</text:span><text:span text:style-name="T24"> with other processes or </text:span><text:span text:style-name="T25">private</text:span><text:span text:style-name="T24"> to this proces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5" draw:text-style-name="P23" draw:layer="layout" svg:width="2.961cm" svg:height="0.633cm" svg:x="11.155cm" svg:y="6.56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5" draw:text-style-name="P23" draw:layer="layout" svg:width="2.961cm" svg:height="0.633cm" svg:x="11.155cm" svg:y="11.64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5" draw:text-style-name="P23" draw:layer="layout" svg:width="2.961cm" svg:height="0.633cm" svg:x="11.155cm" svg:y="16.72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40" draw:text-style-name="P14" draw:layer="layout" svg:width="2.106cm" svg:height="2.432cm" svg:x="9.038cm" svg:y="4.655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48" draw:style-name="gr40" draw:text-style-name="P14" draw:layer="layout" svg:width="2.115cm" svg:height="0.316cm" svg:x="3.958cm" svg:y="5.50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0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1" draw:text-style-name="P2" draw:layer="layout" svg:width="19.529cm" svg:height="1.59cm" svg:x="1.424cm" svg:y="1.27cm">
          <text:p text:style-name="P6"><text:span text:style-name="T1">Linux Page Fault Handl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41" draw:text-style-name="P14" draw:layer="layout" svg:x1="12.065cm" svg:y1="9.339cm" svg:x2="14.393cm" svg:y2="9.344cm">
          <text:p/>
        </draw:line>
        <draw:custom-shape draw:name="CustomShape 3" draw:style-name="gr12" draw:text-style-name="P2" draw:layer="layout" svg:width="1.562cm" svg:height="0.92cm" svg:x="12.451cm" svg:y="8.678cm">
          <text:p text:style-name="P43"><text:span text:style-name="T18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45" draw:layer="layout" svg:width="0.845cm" svg:height="0.845cm" svg:x="12.912cm" svg:y="8.043cm">
          <text:p text:style-name="P44"><text:span text:style-name="T36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41" draw:text-style-name="P14" draw:layer="layout" svg:x1="12.065cm" svg:y1="15.037cm" svg:x2="14.393cm" svg:y2="15.042cm">
          <text:p/>
        </draw:line>
        <draw:custom-shape draw:name="CustomShape 6" draw:style-name="gr12" draw:text-style-name="P2" draw:layer="layout" svg:width="1.732cm" svg:height="0.92cm" svg:x="12.459cm" svg:y="14.39cm">
          <text:p text:style-name="P43"><text:span text:style-name="T18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2" draw:text-style-name="P45" draw:layer="layout" svg:width="0.845cm" svg:height="0.845cm" svg:x="12.912cm" svg:y="13.556cm">
          <text:p text:style-name="P44"><text:span text:style-name="T36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" draw:style-name="gr41" draw:text-style-name="P14" draw:layer="layout" svg:x1="12.065cm" svg:y1="11.876cm" svg:x2="14.393cm" svg:y2="11.88cm">
          <text:p/>
        </draw:line>
        <draw:custom-shape draw:name="CustomShape 9" draw:style-name="gr12" draw:text-style-name="P2" draw:layer="layout" svg:width="1.562cm" svg:height="0.92cm" svg:x="12.451cm" svg:y="11.215cm">
          <text:p text:style-name="P43"><text:span text:style-name="T18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2" draw:text-style-name="P45" draw:layer="layout" svg:width="0.845cm" svg:height="0.845cm" svg:x="12.912cm" svg:y="10.381cm">
          <text:p text:style-name="P44"><text:span text:style-name="T36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5" draw:text-style-name="P23" draw:layer="layout" svg:width="2.961cm" svg:height="0.633cm" svg:x="1.279cm" svg:y="12.91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5" draw:text-style-name="P23" draw:layer="layout" svg:width="2.961cm" svg:height="0.633cm" svg:x="1.279cm" svg:y="7.83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2" draw:layer="layout" svg:width="4.17cm" svg:height="0.92cm" svg:x="0.447cm" svg:y="3.598cm">
          <text:p text:style-name="P38"><text:span text:style-name="T18">vm_area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6" draw:text-style-name="P20" draw:layer="layout" svg:width="2.961cm" svg:height="3.737cm" svg:x="1.279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5" draw:text-style-name="P23" draw:layer="layout" svg:width="2.961cm" svg:height="0.633cm" svg:x="1.279cm" svg:y="4.65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23" draw:layer="layout" svg:width="2.961cm" svg:height="0.633cm" svg:x="1.279cm" svg:y="5.92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5" draw:text-style-name="P23" draw:layer="layout" svg:width="2.961cm" svg:height="0.633cm" svg:x="1.279cm" svg:y="5.29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6" draw:text-style-name="P20" draw:layer="layout" svg:width="2.961cm" svg:height="3.737cm" svg:x="1.279cm" svg:y="9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23" draw:layer="layout" svg:width="2.961cm" svg:height="0.633cm" svg:x="1.279cm" svg:y="9.73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5" draw:text-style-name="P23" draw:layer="layout" svg:width="2.961cm" svg:height="0.633cm" svg:x="1.279cm" svg:y="11.00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5" draw:text-style-name="P23" draw:layer="layout" svg:width="2.961cm" svg:height="0.633cm" svg:x="1.279cm" svg:y="10.37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6" draw:text-style-name="P20" draw:layer="layout" svg:width="2.961cm" svg:height="3.102cm" svg:x="1.279cm" svg:y="14.8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5" draw:text-style-name="P23" draw:layer="layout" svg:width="2.961cm" svg:height="0.633cm" svg:x="1.279cm" svg:y="14.81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23" draw:layer="layout" svg:width="2.961cm" svg:height="0.633cm" svg:x="1.279cm" svg:y="16.08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5" draw:text-style-name="P23" draw:layer="layout" svg:width="2.961cm" svg:height="0.633cm" svg:x="1.279cm" svg:y="17.357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5" draw:text-style-name="P23" draw:layer="layout" svg:width="2.961cm" svg:height="0.633cm" svg:x="1.279cm" svg:y="15.45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3" draw:text-style-name="P18" draw:layer="layout" svg:width="5.501cm" svg:height="13.333cm" svg:x="6.5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" draw:text-style-name="P2" draw:layer="layout" svg:width="6.02cm" svg:height="0.92cm" svg:x="6.289cm" svg:y="3.387cm">
          <text:p text:style-name="P38"><text:span text:style-name="T18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7" draw:text-style-name="P39" draw:layer="layout" svg:width="5.501cm" svg:height="3.173cm" svg:x="6.57cm" svg:y="12.7cm">
          <text:p text:style-name="P21"><text:span text:style-name="T18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7" draw:text-style-name="P39" draw:layer="layout" svg:width="5.501cm" svg:height="2.115cm" svg:x="6.57cm" svg:y="10.583cm">
          <text:p text:style-name="P21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7" draw:text-style-name="P39" draw:layer="layout" svg:width="5.501cm" svg:height="1.48cm" svg:x="6.57cm" svg:y="6.985cm">
          <text:p text:style-name="P21"><text:span text:style-name="T18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38" draw:text-style-name="P14" draw:layer="layout" svg:x1="4.242cm" svg:y1="5.08cm" svg:x2="6.57cm" svg:y2="6.985cm">
          <text:p/>
        </draw:line>
        <draw:line draw:name="Line 33" draw:style-name="gr38" draw:text-style-name="P14" draw:layer="layout" svg:x1="4.242cm" svg:y1="5.715cm" svg:x2="6.57cm" svg:y2="8.466cm">
          <text:p/>
        </draw:line>
        <draw:line draw:name="Line 34" draw:style-name="gr38" draw:text-style-name="P14" draw:layer="layout" svg:x1="4.242cm" svg:y1="10.16cm" svg:x2="6.57cm" svg:y2="10.583cm">
          <text:p/>
        </draw:line>
        <draw:line draw:name="Line 35" draw:style-name="gr38" draw:text-style-name="P14" draw:layer="layout" svg:x1="4.242cm" svg:y1="10.583cm" svg:x2="6.57cm" svg:y2="12.7cm">
          <text:p/>
        </draw:line>
        <draw:line draw:name="Line 36" draw:style-name="gr38" draw:text-style-name="P14" draw:layer="layout" svg:x1="4.242cm" svg:y1="15.24cm" svg:x2="6.57cm" svg:y2="12.7cm">
          <text:p/>
        </draw:line>
        <draw:line draw:name="Line 37" draw:style-name="gr38" draw:text-style-name="P14" draw:layer="layout" svg:x1="4.242cm" svg:y1="15.663cm" svg:x2="6.57cm" svg:y2="15.875cm">
          <text:p/>
        </draw:line>
        <draw:line draw:name="Line 38" draw:style-name="gr39" draw:text-style-name="P14" draw:layer="layout" svg:x1="1.283cm" svg:y1="8.255cm" svg:x2="0.639cm" svg:y2="8.259cm">
          <text:p/>
        </draw:line>
        <draw:line draw:name="Line 39" draw:style-name="gr39" draw:text-style-name="P14" draw:layer="layout" svg:x1="0.643cm" svg:y1="8.255cm" svg:x2="0.648cm" svg:y2="9.736cm">
          <text:p/>
        </draw:line>
        <draw:line draw:name="Line 40" draw:style-name="gr38" draw:text-style-name="P14" draw:layer="layout" svg:x1="0.643cm" svg:y1="9.736cm" svg:x2="1.278cm" svg:y2="9.741cm">
          <text:p/>
        </draw:line>
        <draw:line draw:name="Line 41" draw:style-name="gr39" draw:text-style-name="P14" draw:layer="layout" svg:x1="1.283cm" svg:y1="13.123cm" svg:x2="0.639cm" svg:y2="13.127cm">
          <text:p/>
        </draw:line>
        <draw:line draw:name="Line 42" draw:style-name="gr39" draw:text-style-name="P14" draw:layer="layout" svg:x1="0.643cm" svg:y1="13.123cm" svg:x2="0.648cm" svg:y2="14.816cm">
          <text:p/>
        </draw:line>
        <draw:line draw:name="Line 43" draw:style-name="gr38" draw:text-style-name="P14" draw:layer="layout" svg:x1="0.643cm" svg:y1="14.816cm" svg:x2="1.278cm" svg:y2="14.821cm">
          <text:p/>
        </draw:line>
        <draw:custom-shape draw:name="CustomShape 44" draw:style-name="gr35" draw:text-style-name="P23" draw:layer="layout" svg:width="2.961cm" svg:height="0.633cm" svg:x="1.279cm" svg:y="6.56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5" draw:text-style-name="P23" draw:layer="layout" svg:width="2.961cm" svg:height="0.633cm" svg:x="1.279cm" svg:y="11.64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5" draw:text-style-name="P23" draw:layer="layout" svg:width="2.961cm" svg:height="0.633cm" svg:x="1.279cm" svg:y="16.72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43" draw:text-style-name="P2" xml:id="id1" draw:id="id1" draw:layer="layout" svg:width="8.219cm" svg:height="1.774cm" svg:x="15.403cm" svg:y="8.255cm">
          <text:p text:style-name="P1"><text:span text:style-name="T37">Segmentation fault:</text:span></text:p>
          <text:p text:style-name="P1"><text:span text:style-name="T16">accessing a non-existing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3" draw:text-style-name="P2" xml:id="id3" draw:id="id3" draw:layer="layout" svg:width="5.252cm" svg:height="1.012cm" svg:x="15.383cm" svg:y="11.251cm">
          <text:p text:style-name="P1"><text:span text:style-name="T38">Normal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4" draw:text-style-name="P2" xml:id="id2" draw:id="id2" draw:layer="layout" svg:width="9.406cm" svg:height="3.298cm" svg:x="15.357cm" svg:y="13.547cm">
          <text:p text:style-name="P1"><text:span text:style-name="T38">Protection exception:</text:span></text:p>
          <text:p text:style-name="P1"><text:span text:style-name="T16">e.g., violating permission by writing to a read-only page (Linux reports as Segmentation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9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0">Memory 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1" draw:text-style-name="P2" draw:layer="layout" svg:width="15.436cm" svg:height="1.59cm" svg:x="1.072cm" svg:y="1.371cm">
          <text:p text:style-name="P6"><text:span text:style-name="T1">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86cm" svg:height="14.51cm" svg:x="1.077cm" svg:y="3.391cm">
          <text:list text:style-name="L2">
            <text:list-item>
              <text:p text:style-name="P7"><text:span text:style-name="T10">VM areas initialized by associating them with disk objects.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Process is known as </text:span><text:span text:style-name="T39">memory mapping</text:span><text:span text:style-name="T40">. 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Area can be </text:span><text:span text:style-name="T41">backed by </text:span><text:span text:style-name="T10">(i.e., get its initial values from) :</text:span></text:p>
              <text:list>
                <text:list-item>
                  <text:p text:style-name="P9"><text:span text:style-name="T39">Regular file</text:span><text:span text:style-name="T12"> </text:span><text:span text:style-name="T14">on disk (e.g., an executable object file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Initial page bytes come from a section of a file</text:span></text:p>
                    </text:list-item>
                  </text:list>
                </text:list-item>
                <text:list-item>
                  <text:p text:style-name="P9"><text:span text:style-name="T39">Anonymous file </text:span><text:span text:style-name="T14">(e.g., nothing)</text:span></text:p>
                  <text:list>
                    <text:list-item>
                      <text:p text:style-name="P9"><text:span text:style-name="T14">First fault will allocate a physical page full of 0's (</text:span><text:span text:style-name="T39">demand-zero page</text:span><text:span text:style-name="T14">)</text:span></text:p>
                    </text:list-item>
                    <text:list-item>
                      <text:p text:style-name="P9"><text:span text:style-name="T14">Once the page is written to (</text:span><text:span text:style-name="T39">dirtied</text:span><text:span text:style-name="T14">), it is like any other page</text:span></text:p>
                    </text:list-item>
                  </text:list>
                </text:list-item>
              </text:list>
            </text:list-item>
          </text:list>
          <text:p text:style-name="P7"><text:span text:style-name="T12"/></text:p>
          <text:list text:continue-numbering="true" text:style-name="L5">
            <text:list-item>
              <text:p text:style-name="P7"><text:span text:style-name="T10">Dirty pages are copied back and forth between memory and a special </text:span><text:span text:style-name="T42">swap file</text:span><text:span text:style-name="T10">.</text:span></text:p>
            </text:list-item>
          </text:list>
          <text:p text:style-name="P1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2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Sharing Revisited: Share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362cm" svg:height="12.798cm" svg:x="17.357cm" svg:y="5.827cm">
          <text:list text:style-name="L2">
            <text:list-item>
              <text:p text:style-name="P7"><text:span text:style-name="T10">Process 1 <text:s/>maps the shared object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5" draw:text-style-name="P46" draw:layer="layout" svg:width="1.056cm" svg:height="1.48cm" svg:x="6.544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2" draw:layer="layout" svg:width="2.263cm" svg:height="1.775cm" svg:x="6.056cm" svg:y="16.84cm">
          <text:p text:style-name="P30"><text:span text:style-name="T43">Shared</text:span></text:p>
          <text:p text:style-name="P30"><text:span text:style-name="T43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7" draw:text-style-name="P14" draw:layer="layout" svg:width="1.056cm" svg:height="5.713cm" svg:x="6.54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2" draw:layer="layout" svg:width="2.585cm" svg:height="1.775cm" svg:x="5.873cm" svg:y="5.745cm">
          <text:p text:style-name="P30"><text:span text:style-name="T43">Physical</text:span></text:p>
          <text:p text:style-name="P30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7" draw:text-style-name="P14" draw:layer="layout" svg:width="1.056cm" svg:height="9.311cm" svg:x="1.88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7" draw:text-style-name="P14" draw:layer="layout" svg:width="1.056cm" svg:height="9.311cm" svg:x="11.20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5" draw:text-style-name="P46" draw:layer="layout" svg:width="1.056cm" svg:height="1.48cm" svg:x="6.544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46" draw:layer="layout" svg:width="1.056cm" svg:height="1.48cm" svg:x="1.887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8" draw:text-style-name="P14" draw:layer="layout" svg:x1="6.544cm" svg:y1="15.352cm" svg:x2="2.945cm" svg:y2="9.213cm">
          <text:p/>
        </draw:line>
        <draw:line draw:name="Line 12" draw:style-name="gr48" draw:text-style-name="P14" draw:layer="layout" svg:x1="6.544cm" svg:y1="16.833cm" svg:x2="2.945cm" svg:y2="10.695cm">
          <text:p/>
        </draw:line>
        <draw:line draw:name="Line 13" draw:style-name="gr48" draw:text-style-name="P14" draw:layer="layout" svg:x1="2.945cm" svg:y1="9.213cm" svg:x2="6.544cm" svg:y2="7.943cm">
          <text:p/>
        </draw:line>
        <draw:line draw:name="Line 14" draw:style-name="gr48" draw:text-style-name="P14" draw:layer="layout" svg:x1="2.945cm" svg:y1="10.695cm" svg:x2="6.544cm" svg:y2="9.425cm">
          <text:p/>
        </draw:line>
        <draw:custom-shape draw:name="CustomShape 15" draw:style-name="gr46" draw:text-style-name="P2" draw:layer="layout" svg:width="4.24cm" svg:height="1.775cm" svg:x="0.446cm" svg:y="5.785cm">
          <text:p text:style-name="P30"><text:span text:style-name="T43">Process 1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" draw:layer="layout" svg:width="4.24cm" svg:height="1.775cm" svg:x="9.76cm" svg:y="5.745cm">
          <text:p text:style-name="P30"><text:span text:style-name="T43">Process 2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6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Sharing Revisited: Share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5" draw:text-style-name="P46" draw:layer="layout" svg:width="1.056cm" svg:height="1.48cm" svg:x="6.544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6" draw:text-style-name="P2" draw:layer="layout" svg:width="2.263cm" svg:height="1.775cm" svg:x="6.193cm" svg:y="16.84cm">
          <text:p text:style-name="P30"><text:span text:style-name="T43">Shared</text:span></text:p>
          <text:p text:style-name="P30"><text:span text:style-name="T43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14" draw:layer="layout" svg:width="1.056cm" svg:height="5.713cm" svg:x="6.54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6" draw:text-style-name="P2" draw:layer="layout" svg:width="2.585cm" svg:height="1.775cm" svg:x="5.873cm" svg:y="5.745cm">
          <text:p text:style-name="P30"><text:span text:style-name="T43">Physical</text:span></text:p>
          <text:p text:style-name="P30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7" draw:text-style-name="P14" draw:layer="layout" svg:width="1.056cm" svg:height="9.311cm" svg:x="1.88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7" draw:text-style-name="P14" draw:layer="layout" svg:width="1.056cm" svg:height="9.311cm" svg:x="11.20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5" draw:text-style-name="P46" draw:layer="layout" svg:width="1.056cm" svg:height="1.48cm" svg:x="6.544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5" draw:text-style-name="P46" draw:layer="layout" svg:width="1.056cm" svg:height="1.48cm" svg:x="1.887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46" draw:layer="layout" svg:width="1.056cm" svg:height="1.48cm" svg:x="11.201cm" svg:y="10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8" draw:text-style-name="P14" draw:layer="layout" svg:x1="6.544cm" svg:y1="15.352cm" svg:x2="2.945cm" svg:y2="9.213cm">
          <text:p/>
        </draw:line>
        <draw:line draw:name="Line 12" draw:style-name="gr48" draw:text-style-name="P14" draw:layer="layout" svg:x1="6.544cm" svg:y1="16.833cm" svg:x2="2.945cm" svg:y2="10.695cm">
          <text:p/>
        </draw:line>
        <draw:line draw:name="Line 13" draw:style-name="gr48" draw:text-style-name="P14" draw:layer="layout" svg:x1="7.602cm" svg:y1="15.352cm" svg:x2="11.2cm" svg:y2="10.483cm">
          <text:p/>
        </draw:line>
        <draw:line draw:name="Line 14" draw:style-name="gr48" draw:text-style-name="P14" draw:layer="layout" svg:x1="7.602cm" svg:y1="16.833cm" svg:x2="11.2cm" svg:y2="11.965cm">
          <text:p/>
        </draw:line>
        <draw:line draw:name="Line 15" draw:style-name="gr48" draw:text-style-name="P14" draw:layer="layout" svg:x1="2.945cm" svg:y1="9.213cm" svg:x2="6.544cm" svg:y2="7.943cm">
          <text:p/>
        </draw:line>
        <draw:line draw:name="Line 16" draw:style-name="gr48" draw:text-style-name="P14" draw:layer="layout" svg:x1="2.945cm" svg:y1="10.695cm" svg:x2="6.544cm" svg:y2="9.425cm">
          <text:p/>
        </draw:line>
        <draw:line draw:name="Line 17" draw:style-name="gr48" draw:text-style-name="P14" draw:layer="layout" svg:x1="11.2cm" svg:y1="10.483cm" svg:x2="7.602cm" svg:y2="7.943cm">
          <text:p/>
        </draw:line>
        <draw:line draw:name="Line 18" draw:style-name="gr48" draw:text-style-name="P14" draw:layer="layout" svg:x1="11.2cm" svg:y1="11.965cm" svg:x2="7.602cm" svg:y2="9.425cm">
          <text:p/>
        </draw:line>
        <draw:custom-shape draw:name="CustomShape 19" draw:style-name="gr46" draw:text-style-name="P2" draw:layer="layout" svg:width="4.24cm" svg:height="1.775cm" svg:x="0.446cm" svg:y="5.785cm">
          <text:p text:style-name="P30"><text:span text:style-name="T43">Process 1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" draw:layer="layout" svg:width="4.24cm" svg:height="1.775cm" svg:x="9.76cm" svg:y="5.745cm">
          <text:p text:style-name="P30"><text:span text:style-name="T43">Process 2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" draw:text-style-name="P2" draw:layer="layout" svg:width="7.362cm" svg:height="12.798cm" svg:x="17.357cm" svg:y="5.827cm">
          <text:list text:style-name="L2">
            <text:list-item>
              <text:p text:style-name="P7"><text:span text:style-name="T44">Process 2 maps the shared object. </text:span></text:p>
            </text:list-item>
            <text:list-item>
              <text:p text:style-name="P7"><text:span text:style-name="T44">Notice how the virtual addresses can be differen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3.021cm" svg:x="0.992cm" svg:y="1.21cm">
          <text:p text:style-name="P6"><text:span text:style-name="T1">Sharing Revisited: </text:span><text:span text:style-name="T2"><text:line-break/></text:span><text:span text:style-name="T1">Private Copy-on-write (COW)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8.041cm" svg:height="11.64cm" svg:x="17.357cm" svg:y="5.827cm">
          <text:list text:style-name="L2">
            <text:list-item>
              <text:p text:style-name="P7"><text:span text:style-name="T10">Two processes mapping a </text:span><text:span text:style-name="T42">private copy-on-write (COW) <text:s/></text:span><text:span text:style-name="T10">object. </text:span></text:p>
            </text:list-item>
            <text:list-item>
              <text:p text:style-name="P7"><text:span text:style-name="T10">Area flagged as private copy-on-write</text:span></text:p>
            </text:list-item>
            <text:list-item>
              <text:p text:style-name="P7"><text:span text:style-name="T10">PTEs in private areas are flagged as read-on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5" draw:text-style-name="P46" draw:layer="layout" svg:width="1.056cm" svg:height="1.48cm" svg:x="6.581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2" draw:layer="layout" svg:width="5.578cm" svg:height="1.775cm" svg:x="4.414cm" svg:y="16.84cm">
          <text:p text:style-name="P30"><text:span text:style-name="T43">Private </text:span></text:p>
          <text:p text:style-name="P30"><text:span text:style-name="T43">copy-on-write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7" draw:text-style-name="P14" draw:layer="layout" svg:width="1.056cm" svg:height="5.713cm" svg:x="6.58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2" draw:layer="layout" svg:width="2.585cm" svg:height="1.775cm" svg:x="5.889cm" svg:y="5.745cm">
          <text:p text:style-name="P30"><text:span text:style-name="T43">Physical</text:span></text:p>
          <text:p text:style-name="P30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7" draw:text-style-name="P14" draw:layer="layout" svg:width="1.056cm" svg:height="9.311cm" svg:x="1.92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7" draw:text-style-name="P14" draw:layer="layout" svg:width="1.056cm" svg:height="9.311cm" svg:x="11.23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5" draw:text-style-name="P46" draw:layer="layout" svg:width="1.056cm" svg:height="1.48cm" svg:x="6.581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46" draw:layer="layout" svg:width="1.056cm" svg:height="1.48cm" svg:x="1.924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5" draw:text-style-name="P46" draw:layer="layout" svg:width="1.056cm" svg:height="1.48cm" svg:x="11.237cm" svg:y="10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8" draw:text-style-name="P14" draw:layer="layout" svg:x1="6.58cm" svg:y1="15.352cm" svg:x2="2.982cm" svg:y2="9.213cm">
          <text:p/>
        </draw:line>
        <draw:line draw:name="Line 13" draw:style-name="gr48" draw:text-style-name="P14" draw:layer="layout" svg:x1="6.58cm" svg:y1="16.833cm" svg:x2="2.982cm" svg:y2="10.695cm">
          <text:p/>
        </draw:line>
        <draw:line draw:name="Line 14" draw:style-name="gr48" draw:text-style-name="P14" draw:layer="layout" svg:x1="7.638cm" svg:y1="15.352cm" svg:x2="11.237cm" svg:y2="10.483cm">
          <text:p/>
        </draw:line>
        <draw:line draw:name="Line 15" draw:style-name="gr48" draw:text-style-name="P14" draw:layer="layout" svg:x1="7.638cm" svg:y1="16.833cm" svg:x2="11.237cm" svg:y2="11.965cm">
          <text:p/>
        </draw:line>
        <draw:line draw:name="Line 16" draw:style-name="gr48" draw:text-style-name="P14" draw:layer="layout" svg:x1="2.982cm" svg:y1="9.213cm" svg:x2="6.58cm" svg:y2="7.943cm">
          <text:p/>
        </draw:line>
        <draw:line draw:name="Line 17" draw:style-name="gr48" draw:text-style-name="P14" draw:layer="layout" svg:x1="2.982cm" svg:y1="10.695cm" svg:x2="6.58cm" svg:y2="9.425cm">
          <text:p/>
        </draw:line>
        <draw:line draw:name="Line 18" draw:style-name="gr48" draw:text-style-name="P14" draw:layer="layout" svg:x1="11.237cm" svg:y1="10.483cm" svg:x2="7.638cm" svg:y2="7.943cm">
          <text:p/>
        </draw:line>
        <draw:line draw:name="Line 19" draw:style-name="gr48" draw:text-style-name="P14" draw:layer="layout" svg:x1="11.237cm" svg:y1="11.965cm" svg:x2="7.638cm" svg:y2="9.425cm">
          <text:p/>
        </draw:line>
        <draw:custom-shape draw:name="CustomShape 20" draw:style-name="gr46" draw:text-style-name="P2" draw:layer="layout" svg:width="4.24cm" svg:height="1.775cm" svg:x="0.446cm" svg:y="5.785cm">
          <text:p text:style-name="P30"><text:span text:style-name="T43">Process 1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6" draw:text-style-name="P2" draw:layer="layout" svg:width="4.24cm" svg:height="1.775cm" svg:x="9.76cm" svg:y="5.745cm">
          <text:p text:style-name="P30"><text:span text:style-name="T43">Process 2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6" draw:text-style-name="P2" draw:layer="layout" svg:width="3.906cm" svg:height="2.537cm" svg:x="13.174cm" svg:y="9.961cm">
          <text:p text:style-name="P1"><text:span text:style-name="T43"><text:s/></text:span><text:span text:style-name="T43">Private</text:span></text:p>
          <text:p text:style-name="P1"><text:span text:style-name="T43">copy-on-write</text:span></text:p>
          <text:p text:style-name="P1"><text:span text:style-name="T43">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9" draw:text-style-name="P14" draw:layer="layout" svg:width="0.402cm" svg:height="1.48cm" svg:x="12.507cm" svg:y="10.484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3.233cm" svg:x="0.992cm" svg:y="1.21cm">
          <text:p text:style-name="P6"><text:span text:style-name="T1">Sharing Revisited: </text:span><text:span text:style-name="T2"><text:line-break/></text:span><text:span text:style-name="T1">Private Copy-on-write (COW)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978cm" svg:height="12.513cm" svg:x="17.42cm" svg:y="5.715cm">
          <text:list text:style-name="L2">
            <text:list-item>
              <text:p text:style-name="P7"><text:span text:style-name="T10">Instruction writing to private page triggers protection fault. </text:span></text:p>
            </text:list-item>
            <text:list-item>
              <text:p text:style-name="P7"><text:span text:style-name="T10">Handler creates new R/W page. </text:span></text:p>
            </text:list-item>
            <text:list-item>
              <text:p text:style-name="P7"><text:span text:style-name="T10">Instruction restarts upon handler return. </text:span></text:p>
            </text:list-item>
            <text:list-item>
              <text:p text:style-name="P7"><text:span text:style-name="T10">Copying deferred as long as possible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5" draw:text-style-name="P46" draw:layer="layout" svg:width="1.056cm" svg:height="1.48cm" svg:x="6.581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2" draw:layer="layout" svg:width="5.578cm" svg:height="1.775cm" svg:x="4.467cm" svg:y="16.84cm">
          <text:p text:style-name="P30"><text:span text:style-name="T43">Private <text:s/></text:span></text:p>
          <text:p text:style-name="P30"><text:span text:style-name="T43">copy-on-write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7" draw:text-style-name="P14" draw:layer="layout" svg:width="1.056cm" svg:height="5.713cm" svg:x="6.58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2" draw:layer="layout" svg:width="2.585cm" svg:height="1.775cm" svg:x="5.889cm" svg:y="5.745cm">
          <text:p text:style-name="P30"><text:span text:style-name="T43">Physical</text:span></text:p>
          <text:p text:style-name="P30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7" draw:text-style-name="P14" draw:layer="layout" svg:width="1.056cm" svg:height="9.311cm" svg:x="1.92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7" draw:text-style-name="P14" draw:layer="layout" svg:width="1.056cm" svg:height="9.311cm" svg:x="11.23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5" draw:text-style-name="P46" draw:layer="layout" svg:width="1.056cm" svg:height="1.48cm" svg:x="6.581cm" svg:y="8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46" draw:layer="layout" svg:width="1.056cm" svg:height="1.48cm" svg:x="1.924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5" draw:text-style-name="P46" draw:layer="layout" svg:width="1.056cm" svg:height="1.48cm" svg:x="11.237cm" svg:y="10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8" draw:text-style-name="P14" draw:layer="layout" svg:x1="6.58cm" svg:y1="15.352cm" svg:x2="2.982cm" svg:y2="9.213cm">
          <text:p/>
        </draw:line>
        <draw:line draw:name="Line 13" draw:style-name="gr48" draw:text-style-name="P14" draw:layer="layout" svg:x1="6.58cm" svg:y1="16.833cm" svg:x2="2.982cm" svg:y2="10.695cm">
          <text:p/>
        </draw:line>
        <draw:line draw:name="Line 14" draw:style-name="gr48" draw:text-style-name="P14" draw:layer="layout" svg:x1="7.638cm" svg:y1="15.352cm" svg:x2="11.254cm" svg:y2="10.572cm">
          <text:p/>
        </draw:line>
        <draw:line draw:name="Line 15" draw:style-name="gr48" draw:text-style-name="P14" draw:layer="layout" svg:x1="7.638cm" svg:y1="16.833cm" svg:x2="11.237cm" svg:y2="11.965cm">
          <text:p/>
        </draw:line>
        <draw:line draw:name="Line 16" draw:style-name="gr48" draw:text-style-name="P14" draw:layer="layout" svg:x1="2.982cm" svg:y1="9.213cm" svg:x2="6.598cm" svg:y2="8.032cm">
          <text:p/>
        </draw:line>
        <draw:line draw:name="Line 17" draw:style-name="gr48" draw:text-style-name="P14" draw:layer="layout" svg:x1="2.982cm" svg:y1="10.695cm" svg:x2="6.598cm" svg:y2="9.513cm">
          <text:p/>
        </draw:line>
        <draw:line draw:name="Line 18" draw:style-name="gr48" draw:text-style-name="P14" draw:layer="layout" svg:x1="11.237cm" svg:y1="10.483cm" svg:x2="7.656cm" svg:y2="8.032cm">
          <text:p/>
        </draw:line>
        <draw:line draw:name="Line 19" draw:style-name="gr48" draw:text-style-name="P14" draw:layer="layout" svg:x1="11.254cm" svg:y1="11.63cm" svg:x2="7.656cm" svg:y2="9.09cm">
          <text:p/>
        </draw:line>
        <draw:custom-shape draw:name="CustomShape 20" draw:style-name="gr46" draw:text-style-name="P2" draw:layer="layout" svg:width="4.24cm" svg:height="1.775cm" svg:x="0.446cm" svg:y="5.785cm">
          <text:p text:style-name="P30"><text:span text:style-name="T43">Process 1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6" draw:text-style-name="P2" draw:layer="layout" svg:width="4.24cm" svg:height="1.775cm" svg:x="9.76cm" svg:y="5.745cm">
          <text:p text:style-name="P30"><text:span text:style-name="T43">Process 2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0" draw:text-style-name="P47" draw:layer="layout" svg:width="0.845cm" svg:height="2.538cm" svg:x="7.851cm" svg:y="9.09cm">
          <text:p/>
          <draw:enhanced-geometry draw:mirror-horizontal="false" draw:mirror-vertical="false" svg:viewBox="0 0 0 0" draw:text-areas="0 0 ?f42 ?f43" draw:type="ooxml-curvedLeftArrow" draw:modifiers="60000 120000 33333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CustomShape 23" draw:style-name="gr46" draw:text-style-name="P2" draw:layer="layout" svg:width="3.233cm" svg:height="0.843cm" svg:x="7.889cm" svg:y="8.626cm">
          <text:p text:style-name="P30"><text:span text:style-name="T45">Copy-on-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5" draw:text-style-name="P46" draw:layer="layout" svg:width="1.056cm" svg:height="0.421cm" svg:x="6.598cm" svg:y="9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1" draw:text-style-name="P48" draw:layer="layout" svg:width="1.056cm" svg:height="0.421cm" svg:x="11.255cm" svg:y="11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1" draw:text-style-name="P48" draw:layer="layout" svg:width="1.056cm" svg:height="0.421cm" svg:x="6.598cm" svg:y="10.9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48" draw:text-style-name="P14" draw:layer="layout" svg:x1="11.254cm" svg:y1="11.63cm" svg:x2="7.656cm" svg:y2="10.995cm">
          <text:p/>
        </draw:line>
        <draw:line draw:name="Line 28" draw:style-name="gr48" draw:text-style-name="P14" draw:layer="layout" svg:x1="11.254cm" svg:y1="12.053cm" svg:x2="7.656cm" svg:y2="11.418cm">
          <text:p/>
        </draw:line>
        <draw:custom-shape draw:name="CustomShape 29" draw:style-name="gr46" draw:text-style-name="P2" draw:layer="layout" svg:width="4.253cm" svg:height="2.537cm" svg:x="13.127cm" svg:y="10.661cm">
          <text:p text:style-name="P30"><text:span text:style-name="T43">Write to private</text:span></text:p>
          <text:p text:style-name="P30"><text:span text:style-name="T43">copy-on-write</text:span></text:p>
          <text:p text:style-name="P30"><text:span text:style-name="T43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52" draw:text-style-name="P14" draw:layer="layout" svg:x1="13.371cm" svg:y1="11.842cm" svg:x2="12.313cm" svg:y2="11.843cm">
          <text:p/>
        </draw:line>
        <presentation:notes draw:style-name="dp3">
          <draw:page-thumbnail draw:style-name="gr4" draw:layer="layout" svg:width="13.313cm" svg:height="9.985cm" svg:x="3.485cm" svg:y="2.023cm" draw:page-number="19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he </text:span><text:span text:style-name="T46">fork</text:span><text:span text:style-name="T1"> Function Revis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784cm">
          <text:list text:style-name="L2">
            <text:list-item>
              <text:p text:style-name="P7"><text:span text:style-name="T10">VM and memory mapping explain how </text:span><text:span text:style-name="T23">fork</text:span><text:span text:style-name="T10"> provides private address space for each process. </text:span></text:p>
            </text:list-item>
          </text:list>
          <text:p text:style-name="P49"><text:span text:style-name="T10"/></text:p>
          <text:list text:continue-numbering="true" text:style-name="L2">
            <text:list-item>
              <text:p text:style-name="P50"><text:span text:style-name="T10">To create virtual address for new new process</text:span></text:p>
            </text:list-item>
          </text:list>
          <text:list text:style-name="L3">
            <text:list-item>
              <text:list>
                <text:list-item>
                  <text:p text:style-name="P51"><text:span text:style-name="T14">Create exact copies of current </text:span><text:span text:style-name="T47">mm_struct</text:span><text:span text:style-name="T14">, </text:span><text:span text:style-name="T47">vm_area_struct</text:span><text:span text:style-name="T14">, and page tables. </text:span></text:p>
                </text:list-item>
                <text:list-item>
                  <text:p text:style-name="P51"><text:span text:style-name="T14">Flag each page in both processes as read-only</text:span></text:p>
                </text:list-item>
                <text:list-item>
                  <text:p text:style-name="P51"><text:span text:style-name="T14">Flag each </text:span><text:span text:style-name="T47">vm_area_struct </text:span><text:span text:style-name="T14">in both processes as private COW</text:span></text:p>
                </text:list-item>
              </text:list>
            </text:list-item>
          </text:list>
          <text:p text:style-name="P52"><text:span text:style-name="T12"/></text:p>
          <text:list text:continue-numbering="true" text:style-name="L3">
            <text:list-item>
              <text:p text:style-name="P50"><text:span text:style-name="T10">On return, each process has exact copy of virtual memory</text:span></text:p>
            </text:list-item>
          </text:list>
          <text:p text:style-name="P50"><text:span text:style-name="T10"/></text:p>
          <text:list text:continue-numbering="true" text:style-name="L3">
            <text:list-item>
              <text:p text:style-name="P50"><text:span text:style-name="T10">Subsequent writes create new pages using COW mechanism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3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he </text:span><text:span text:style-name="T46">execve</text:span><text:span text:style-name="T1"> Function Revis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10.026cm" svg:height="15.264cm" svg:x="15.372cm" svg:y="3.784cm">
          <text:list text:style-name="L2">
            <text:list-item>
              <text:p text:style-name="P7"><text:span text:style-name="T10">To load and run a new program </text:span><text:span text:style-name="T23">a.out</text:span><text:span text:style-name="T10"> in the current process using </text:span><text:span text:style-name="T23">execve</text:span><text:span text:style-name="T10">: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Free</text:span><text:span text:style-name="T23"> vm_area_struct</text:span><text:span text:style-name="T10">’s and page tables for old areas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Create </text:span><text:span text:style-name="T23">vm_area_struct</text:span><text:span text:style-name="T10">’s and page tables for new area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Programs and initialized data backed by object files.</text:span></text:p>
                </text:list-item>
                <text:list-item>
                  <text:p text:style-name="P9"><text:span text:style-name="T47">.bss <text:s/></text:span><text:span text:style-name="T14">and stack backed by anonymous files . 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Set PC to entry point in </text:span><text:span text:style-name="T23">.text</text:span></text:p>
              <text:list>
                <text:list-item>
                  <text:p text:style-name="P9"><text:span text:style-name="T14">Linux will fault in code and data pages as needed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3" draw:text-style-name="P53" draw:layer="layout" svg:width="6.039cm" svg:height="1.771cm" svg:x="4.207cm" svg:y="7.298cm">
          <text:p text:style-name="P30"><text:span text:style-name="T45">Memory mapped region </text:span></text:p>
          <text:p text:style-name="P30"><text:span text:style-name="T45">for 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33" draw:layer="layout" svg:width="6.039cm" svg:height="1.912cm" svg:x="4.207cm" svg:y="9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7" draw:text-style-name="P35" draw:layer="layout" svg:width="6.039cm" svg:height="1.766cm" svg:x="4.207cm" svg:y="10.989cm">
          <text:p text:style-name="P30"><text:span text:style-name="T45">Runtime heap (via mallo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5" draw:text-style-name="P33" draw:layer="layout" svg:width="6.039cm" svg:height="2.397cm" svg:x="4.207cm" svg:y="4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4" draw:text-style-name="P54" draw:layer="layout" svg:width="6.039cm" svg:height="1.052cm" svg:x="4.207cm" svg:y="14.737cm">
          <text:p text:style-name="P30"><text:span text:style-name="T45">Program text (.te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34" draw:layer="layout" svg:width="6.039cm" svg:height="1.048cm" svg:x="4.207cm" svg:y="13.732cm">
          <text:p text:style-name="P30"><text:span text:style-name="T45">Initialized data (.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7" draw:text-style-name="P35" draw:layer="layout" svg:width="6.039cm" svg:height="1.043cm" svg:x="4.207cm" svg:y="12.722cm">
          <text:p text:style-name="P30"><text:span text:style-name="T45">Uninitialized data (.b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8" draw:text-style-name="P14" draw:layer="layout" svg:x1="7.055cm" svg:y1="11.028cm" svg:x2="7.056cm" svg:y2="10.093cm">
          <text:p/>
        </draw:line>
        <draw:custom-shape draw:name="CustomShape 11" draw:style-name="gr27" draw:text-style-name="P35" draw:layer="layout" svg:width="6.039cm" svg:height="0.889cm" svg:x="4.207cm" svg:y="4.035cm">
          <text:p text:style-name="P30"><text:span text:style-name="T45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8" draw:text-style-name="P14" draw:layer="layout" svg:x1="7.086cm" svg:y1="7.311cm" svg:x2="7.087cm" svg:y2="6.38cm">
          <text:p/>
        </draw:line>
        <draw:line draw:name="Line 13" draw:style-name="gr28" draw:text-style-name="P14" draw:layer="layout" svg:x1="7.112cm" svg:y1="4.925cm" svg:x2="7.113cm" svg:y2="5.86cm">
          <text:p/>
        </draw:line>
        <draw:custom-shape draw:name="CustomShape 14" draw:style-name="gr25" draw:text-style-name="P33" draw:layer="layout" svg:width="6.039cm" svg:height="1.048cm" svg:x="4.207cm" svg:y="15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9" draw:text-style-name="P2" draw:layer="layout" svg:width="0.726cm" svg:height="0.842cm" svg:x="3.662cm" svg:y="16.298cm">
          <text:p text:style-name="P30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3" draw:text-style-name="P14" draw:layer="layout" svg:width="0.21cm" svg:height="0.845cm" svg:x="10.407cm" svg:y="4cm">
          <text:p/>
          <draw:enhanced-geometry draw:mirror-horizontal="false" draw:mirror-vertical="false" svg:viewBox="0 0 0 0" draw:text-areas="0 ?f15 ?f14 ?f16" draw:type="ooxml-rightBrace" draw:modifiers="33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7" draw:style-name="gr33" draw:text-style-name="P14" draw:layer="layout" svg:width="0.21cm" svg:height="1.691cm" svg:x="10.407cm" svg:y="7.386cm">
          <text:p/>
          <draw:enhanced-geometry draw:mirror-horizontal="false" draw:mirror-vertical="false" svg:viewBox="0 0 0 0" draw:text-areas="0 ?f15 ?f14 ?f16" draw:type="ooxml-rightBrace" draw:modifiers="6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8" draw:style-name="gr33" draw:text-style-name="P14" draw:layer="layout" svg:width="0.205cm" svg:height="1.621cm" svg:x="10.407cm" svg:y="11.02cm">
          <text:p/>
          <draw:enhanced-geometry draw:mirror-horizontal="false" draw:mirror-vertical="false" svg:viewBox="0 0 0 0" draw:text-areas="0 ?f15 ?f14 ?f16" draw:type="ooxml-rightBrace" draw:modifiers="65248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9" draw:style-name="gr33" draw:text-style-name="P14" draw:layer="layout" svg:width="0.21cm" svg:height="0.986cm" svg:x="10.407cm" svg:y="12.713cm">
          <text:p/>
          <draw:enhanced-geometry draw:mirror-horizontal="false" draw:mirror-vertical="false" svg:viewBox="0 0 0 0" draw:text-areas="0 ?f15 ?f14 ?f16" draw:type="ooxml-rightBrace" draw:modifiers="38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0" draw:style-name="gr33" draw:text-style-name="P14" draw:layer="layout" svg:width="0.21cm" svg:height="1.797cm" svg:x="10.407cm" svg:y="13.842cm">
          <text:p/>
          <draw:enhanced-geometry draw:mirror-horizontal="false" draw:mirror-vertical="false" svg:viewBox="0 0 0 0" draw:text-areas="0 ?f15 ?f14 ?f16" draw:type="ooxml-rightBrace" draw:modifiers="70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1" draw:style-name="gr46" draw:text-style-name="P2" draw:layer="layout" svg:width="4.591cm" svg:height="0.843cm" svg:x="10.931cm" svg:y="4.001cm">
          <text:p text:style-name="P1"><text:span text:style-name="T48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2" draw:layer="layout" svg:width="1.795cm" svg:height="0.836cm" svg:x="0.59cm" svg:y="6.751cm">
          <text:p text:style-name="P55"><text:span text:style-name="T45">libc.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53" draw:layer="layout" svg:width="2.538cm" svg:height="0.633cm" svg:x="0.247cm" svg:y="7.598cm">
          <text:p text:style-name="P55"><text:span text:style-name="T45">.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53" draw:layer="layout" svg:width="2.538cm" svg:height="0.633cm" svg:x="0.247cm" svg:y="8.233cm">
          <text:p text:style-name="P55"><text:span text:style-name="T45">.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2" draw:text-style-name="P14" draw:layer="layout" svg:x1="2.786cm" svg:y1="7.809cm" svg:x2="4.268cm" svg:y2="7.81cm">
          <text:p/>
        </draw:line>
        <draw:line draw:name="Line 26" draw:style-name="gr52" draw:text-style-name="P14" draw:layer="layout" svg:x1="2.786cm" svg:y1="8.656cm" svg:x2="4.268cm" svg:y2="8.657cm">
          <text:p/>
        </draw:line>
        <draw:custom-shape draw:name="CustomShape 27" draw:style-name="gr46" draw:text-style-name="P2" draw:layer="layout" svg:width="4.215cm" svg:height="0.843cm" svg:x="10.887cm" svg:y="7.811cm">
          <text:p text:style-name="P1"><text:span text:style-name="T48">Shared, file-ba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6" draw:text-style-name="P2" draw:layer="layout" svg:width="4.591cm" svg:height="0.843cm" svg:x="10.931cm" svg:y="11.409cm">
          <text:p text:style-name="P1"><text:span text:style-name="T48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2" draw:layer="layout" svg:width="4.591cm" svg:height="0.843cm" svg:x="10.931cm" svg:y="12.679cm">
          <text:p text:style-name="P1"><text:span text:style-name="T48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6" draw:text-style-name="P2" draw:layer="layout" svg:width="4.181cm" svg:height="0.843cm" svg:x="10.878cm" svg:y="14.372cm">
          <text:p text:style-name="P1"><text:span text:style-name="T48">Private, file-ba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" draw:text-style-name="P2" draw:layer="layout" svg:width="1.478cm" svg:height="0.836cm" svg:x="0.768cm" svg:y="13.313cm">
          <text:p text:style-name="P55"><text:span text:style-name="T45">a.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6" draw:text-style-name="P34" draw:layer="layout" svg:width="2.538cm" svg:height="0.633cm" svg:x="0.247cm" svg:y="14.16cm">
          <text:p text:style-name="P55"><text:span text:style-name="T45">.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7" draw:text-style-name="P54" draw:layer="layout" svg:width="2.538cm" svg:height="0.633cm" svg:x="0.247cm" svg:y="14.795cm">
          <text:p text:style-name="P55"><text:span text:style-name="T45">.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52" draw:text-style-name="P14" draw:layer="layout" svg:x1="2.786cm" svg:y1="14.371cm" svg:x2="4.268cm" svg:y2="14.372cm">
          <text:p/>
        </draw:line>
        <draw:line draw:name="Line 35" draw:style-name="gr52" draw:text-style-name="P14" draw:layer="layout" svg:x1="2.786cm" svg:y1="15.217cm" svg:x2="4.268cm" svg:y2="15.218cm">
          <text:p/>
        </draw:lin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4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164cm" svg:height="1.59cm" svg:x="1.26cm" svg:y="1.207cm">
          <text:p text:style-name="P6"><text:span text:style-name="T1">User-Level 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97cm" svg:height="15.657cm" svg:x="1.266cm" svg:y="3.391cm">
          <text:p text:style-name="P56"><text:span text:style-name="T49">void *mmap(void *start, int len,</text:span></text:p>
          <text:p text:style-name="P56"><text:span text:style-name="T49"><text:s text:c="11"/></text:span><text:span text:style-name="T49">int prot, int flags, int fd, int offset</text:span><text:span text:style-name="T12">)</text:span></text:p>
          <text:p text:style-name="P57"><text:span text:style-name="T12"/></text:p>
          <text:list text:style-name="L2">
            <text:list-item>
              <text:p text:style-name="P50"><text:span text:style-name="T10">Map </text:span><text:span text:style-name="T23">len</text:span><text:span text:style-name="T10"> bytes starting at offset </text:span><text:span text:style-name="T23">offset </text:span><text:span text:style-name="T10">of the file specified by file description </text:span><text:span text:style-name="T23">fd</text:span><text:span text:style-name="T10">, preferably at address </text:span><text:span text:style-name="T23">start</text:span><text:span text:style-name="T10"> </text:span></text:p>
            </text:list-item>
          </text:list>
          <text:list text:style-name="L3">
            <text:list-item>
              <text:list>
                <text:list-item>
                  <text:p text:style-name="P58"><text:span text:style-name="T50">start</text:span><text:span text:style-name="T47">:</text:span><text:span text:style-name="T14"> may be 0 for “pick an address”</text:span></text:p>
                </text:list-item>
                <text:list-item>
                  <text:p text:style-name="P58"><text:span text:style-name="T50">prot</text:span><text:span text:style-name="T14">: PROT_READ, PROT_WRITE, ...</text:span></text:p>
                </text:list-item>
                <text:list-item>
                  <text:p text:style-name="P58"><text:span text:style-name="T50">flags</text:span><text:span text:style-name="T14">: MAP_ANON, MAP_PRIVATE, MAP_SHARED, ...</text:span></text:p>
                </text:list-item>
              </text:list>
            </text:list-item>
          </text:list>
          <text:p text:style-name="P50"><text:span text:style-name="T12"/></text:p>
          <text:list text:continue-numbering="true" text:style-name="L3">
            <text:list-item>
              <text:p text:style-name="P50"><text:span text:style-name="T10">Return a pointer to start of mapped area (may not be </text:span><text:span text:style-name="T23">start</text:span><text:span text:style-name="T10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5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164cm" svg:height="1.59cm" svg:x="0.847cm" svg:y="1.371cm">
          <text:p text:style-name="P6"><text:span text:style-name="T1">User-Level 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322cm" svg:x="0.917cm" svg:y="3.391cm">
          <text:p text:style-name="P56"><text:span text:style-name="T49">void *mmap(void *start, int len,</text:span></text:p>
          <text:p text:style-name="P56"><text:span text:style-name="T49"><text:s text:c="11"/></text:span><text:span text:style-name="T49">int prot, int flags, int fd, int offset</text:span><text:span text:style-name="T1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8" draw:text-style-name="P10" draw:layer="layout" svg:width="2.75cm" svg:height="10.158cm" svg:x="5.715cm" svg:y="6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12" draw:layer="layout" svg:width="2.75cm" svg:height="3.173cm" svg:x="5.715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8" draw:text-style-name="P10" draw:layer="layout" svg:width="2.75cm" svg:height="11.216cm" svg:x="15.663cm" svg:y="5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9" draw:text-style-name="P12" draw:layer="layout" svg:width="2.75cm" svg:height="3.173cm" svg:x="15.663cm" svg:y="7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60" draw:text-style-name="P14" draw:layer="layout" svg:x1="8.466cm" svg:y1="10.371cm" svg:x2="15.663cm" svg:y2="7.196cm">
          <text:p/>
        </draw:line>
        <draw:line draw:name="Line 8" draw:style-name="gr60" draw:text-style-name="P14" draw:layer="layout" svg:x1="8.466cm" svg:y1="13.546cm" svg:x2="15.663cm" svg:y2="10.371cm">
          <text:p/>
        </draw:line>
        <draw:custom-shape draw:name="CustomShape 9" draw:style-name="gr47" draw:text-style-name="P14" draw:layer="layout" svg:width="0.633cm" svg:height="3.173cm" svg:x="18.627cm" svg:y="7.197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0" draw:style-name="gr43" draw:text-style-name="P2" draw:layer="layout" svg:width="3.787cm" svg:height="1.097cm" svg:x="19.28cm" svg:y="8.231cm">
          <text:p text:style-name="P1"><text:span text:style-name="T51">len </text:span><text:span text:style-name="T7">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1" draw:text-style-name="P14" draw:layer="layout" svg:width="1.691cm" svg:height="0.002cm" draw:transform="rotate (-3.14159265358979) translate (20.238cm 10.499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3" draw:text-style-name="P2" draw:layer="layout" svg:width="2.619cm" svg:height="1.097cm" svg:x="20.122cm" svg:y="9.825cm">
          <text:p text:style-name="P1"><text:span text:style-name="T51">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3" draw:text-style-name="P2" draw:layer="layout" svg:width="5.142cm" svg:height="1.774cm" svg:x="18.854cm" svg:y="10.716cm">
          <text:p text:style-name="P30"><text:span text:style-name="T16">(or address </text:span></text:p>
          <text:p text:style-name="P30"><text:span text:style-name="T16">chosen by kerne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2" draw:layer="layout" svg:width="7.377cm" svg:height="1.097cm" svg:x="13.451cm" svg:y="16.754cm">
          <text:p text:style-name="P1"><text:span text:style-name="T52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3" draw:text-style-name="P2" draw:layer="layout" svg:width="6.577cm" svg:height="1.944cm" svg:x="3.836cm" svg:y="16.722cm">
          <text:p text:style-name="P30"><text:span text:style-name="T52">Disk file specified by </text:span></text:p>
          <text:p text:style-name="P30"><text:span text:style-name="T52">file descriptor </text:span><text:span text:style-name="T51">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7" draw:text-style-name="P14" draw:layer="layout" svg:width="0.633cm" svg:height="3.173cm" svg:x="4.86cm" svg:y="10.372cm">
          <text:p/>
          <draw:enhanced-geometry draw:mirror-horizontal="tru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7" draw:style-name="gr43" draw:text-style-name="P2" draw:layer="layout" svg:width="3.787cm" svg:height="1.097cm" svg:x="1.013cm" svg:y="11.4cm">
          <text:p text:style-name="P1"><text:span text:style-name="T51">len </text:span><text:span text:style-name="T7">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3" draw:text-style-name="P2" draw:layer="layout" svg:width="3.042cm" svg:height="1.097cm" svg:x="0.44cm" svg:y="12.991cm">
          <text:p text:style-name="P1"><text:span text:style-name="T51">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1" draw:text-style-name="P14" draw:layer="layout" svg:width="2.212cm" svg:height="0.002cm" svg:x="3.501cm" svg:y="13.5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43" draw:text-style-name="P2" draw:layer="layout" svg:width="2.331cm" svg:height="1.012cm" svg:x="0.736cm" svg:y="13.899cm">
          <text:p text:style-name="P1"><text:span text:style-name="T16">(byt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3" draw:text-style-name="P2" draw:layer="layout" svg:width="0.798cm" svg:height="0.842cm" svg:x="4.978cm" svg:y="16.164cm">
          <text:p text:style-name="P1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3" draw:text-style-name="P2" draw:layer="layout" svg:width="0.798cm" svg:height="0.842cm" svg:x="14.871cm" svg:y="16.087cm">
          <text:p text:style-name="P1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6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5.398cm" svg:height="1.678cm" svg:x="0cm" svg:y="1.283cm">
          <text:p text:style-name="P59"><text:span text:style-name="T1">Example: Using </text:span><text:span text:style-name="T46">mmap</text:span><text:span text:style-name="T1"> to Copy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2" draw:text-style-name="P61" draw:layer="layout" svg:width="12.698cm" svg:height="11.432cm" svg:x="12.277cm" svg:y="6.769cm">
          <text:p text:style-name="P60"><text:span text:style-name="T54">/* mmapcopy driver */</text:span></text:p>
          <text:p text:style-name="P60"><text:span text:style-name="T55">int</text:span><text:span text:style-name="T56"> </text:span><text:span text:style-name="T57">main</text:span><text:span text:style-name="T56">(</text:span><text:span text:style-name="T55">int</text:span><text:span text:style-name="T56"> </text:span><text:span text:style-name="T58">argc</text:span><text:span text:style-name="T56">, </text:span><text:span text:style-name="T55">char</text:span><text:span text:style-name="T56"> **</text:span><text:span text:style-name="T58">argv</text:span><text:span text:style-name="T56">)</text:span></text:p>
          <text:p text:style-name="P60"><text:span text:style-name="T56">{</text:span></text:p>
          <text:p text:style-name="P60"><text:span text:style-name="T56"><text:s text:c="4"/></text:span><text:span text:style-name="T59">struct</text:span><text:span text:style-name="T56"> </text:span><text:span text:style-name="T55">stat</text:span><text:span text:style-name="T56"> </text:span><text:span text:style-name="T58">stat</text:span><text:span text:style-name="T56">;</text:span></text:p>
          <text:p text:style-name="P60"><text:span text:style-name="T56"><text:s text:c="4"/></text:span><text:span text:style-name="T55">int</text:span><text:span text:style-name="T56"> </text:span><text:span text:style-name="T58">fd</text:span><text:span text:style-name="T56">;</text:span></text:p>
          <text:p text:style-name="P60"><text:span text:style-name="T60"/></text:p>
          <text:p text:style-name="P60"><text:span text:style-name="T56"><text:s text:c="4"/></text:span><text:span text:style-name="T54">/* Check for required cmd line arg */</text:span></text:p>
          <text:p text:style-name="P60"><text:span text:style-name="T56"><text:s text:c="4"/></text:span><text:span text:style-name="T59">if</text:span><text:span text:style-name="T56"> (argc != 2) {</text:span></text:p>
          <text:p text:style-name="P60"><text:span text:style-name="T56"><text:s text:c="8"/></text:span><text:span text:style-name="T56">printf(</text:span><text:span text:style-name="T61">"usage: %s &lt;filename&gt;\n"</text:span><text:span text:style-name="T56">,</text:span></text:p>
          <text:p text:style-name="P60"><text:span text:style-name="T56"><text:s text:c="15"/></text:span><text:span text:style-name="T56">argv[0]);</text:span></text:p>
          <text:p text:style-name="P60"><text:span text:style-name="T56"><text:s text:c="8"/></text:span><text:span text:style-name="T56">exit(0);</text:span></text:p>
          <text:p text:style-name="P60"><text:span text:style-name="T56"><text:s text:c="4"/></text:span><text:span text:style-name="T56">}</text:span></text:p>
          <text:p text:style-name="P60"><text:span text:style-name="T60"/></text:p>
          <text:p text:style-name="P60"><text:span text:style-name="T56"><text:s text:c="4"/></text:span><text:span text:style-name="T54">/* Copy input file to stdout */</text:span></text:p>
          <text:p text:style-name="P60"><text:span text:style-name="T56"><text:s text:c="4"/></text:span><text:span text:style-name="T56">fd = Open(argv[1], O_RDONLY, 0);</text:span></text:p>
          <text:p text:style-name="P60"><text:span text:style-name="T56"><text:s text:c="4"/></text:span><text:span text:style-name="T56">Fstat(fd, &amp;stat);</text:span></text:p>
          <text:p text:style-name="P60"><text:span text:style-name="T56"><text:s text:c="4"/></text:span><text:span text:style-name="T56">mmapcopy(fd, stat.st_size);</text:span></text:p>
          <text:p text:style-name="P60"><text:span text:style-name="T56"><text:s text:c="4"/></text:span><text:span text:style-name="T56">exit(0);</text:span></text:p>
          <text:p text:style-name="P60"><text:span text:style-name="T5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3" draw:text-style-name="P14" draw:layer="layout" svg:width="21.932cm" svg:height="1.506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3.872cm" svg:height="2.141cm" svg:x="1.102cm" svg:y="3.784cm">
          <text:list text:style-name="L2">
            <text:list-item>
              <text:p text:style-name="P7"><text:span text:style-name="T44">Copying a file to </text:span><text:span text:style-name="T62">stdout</text:span><text:span text:style-name="T44"> without transferring data to user space 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2" draw:text-style-name="P61" draw:layer="layout" svg:width="11.085cm" svg:height="11.432cm" svg:x="0.343cm" svg:y="6.769cm">
          <text:p text:style-name="P60"><text:span text:style-name="T63">#include</text:span><text:span text:style-name="T56"> </text:span><text:span text:style-name="T61">"csapp.h"</text:span></text:p>
          <text:p text:style-name="P60"><text:span text:style-name="T60"/></text:p>
          <text:p text:style-name="P60"><text:span text:style-name="T55">void</text:span><text:span text:style-name="T56"> </text:span><text:span text:style-name="T57">mmapcopy</text:span><text:span text:style-name="T56">(</text:span><text:span text:style-name="T55">int</text:span><text:span text:style-name="T56"> </text:span><text:span text:style-name="T58">fd</text:span><text:span text:style-name="T56">, </text:span><text:span text:style-name="T55">int</text:span><text:span text:style-name="T56"> </text:span><text:span text:style-name="T58">size</text:span><text:span text:style-name="T56">)</text:span></text:p>
          <text:p text:style-name="P60"><text:span text:style-name="T56">{</text:span></text:p>
          <text:p text:style-name="P60"><text:span text:style-name="T60"/></text:p>
          <text:p text:style-name="P60"><text:span text:style-name="T56"><text:s text:c="4"/></text:span><text:span text:style-name="T54">/* Ptr to memory mapped area */</text:span></text:p>
          <text:p text:style-name="P60"><text:span text:style-name="T56"><text:s text:c="4"/></text:span><text:span text:style-name="T55">char</text:span><text:span text:style-name="T56"> *</text:span><text:span text:style-name="T58">bufp</text:span><text:span text:style-name="T56">;</text:span></text:p>
          <text:p text:style-name="P60"><text:span text:style-name="T60"/></text:p>
          <text:p text:style-name="P60"><text:span text:style-name="T56"><text:s text:c="4"/></text:span><text:span text:style-name="T56">bufp = Mmap(</text:span><text:span text:style-name="T64">NULL</text:span><text:span text:style-name="T56">, size, </text:span></text:p>
          <text:p text:style-name="P60"><text:span text:style-name="T56"><text:s text:c="16"/></text:span><text:span text:style-name="T56">PROT_READ,</text:span></text:p>
          <text:p text:style-name="P60"><text:span text:style-name="T56"><text:s text:c="16"/></text:span><text:span text:style-name="T56">MAP_PRIVATE, </text:span></text:p>
          <text:p text:style-name="P60"><text:span text:style-name="T56"><text:s text:c="16"/></text:span><text:span text:style-name="T56">fd, 0);</text:span></text:p>
          <text:p text:style-name="P60"><text:span text:style-name="T56"><text:s text:c="4"/></text:span><text:span text:style-name="T56">Write(1, bufp, size);</text:span></text:p>
          <text:p text:style-name="P60"><text:span text:style-name="T56"><text:s text:c="4"/></text:span><text:span text:style-name="T59">return</text:span><text:span text:style-name="T56">;</text:span></text:p>
          <text:p text:style-name="P60"><text:span text:style-name="T5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3" draw:text-style-name="P2" draw:layer="layout" svg:width="3.829cm" svg:height="1.012cm" svg:x="7.451cm" svg:y="17.145cm">
          <text:p text:style-name="P1"><text:span text:style-name="T17">mmapcopy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3" draw:text-style-name="P2" draw:layer="layout" svg:width="3.829cm" svg:height="1.012cm" svg:x="21.103cm" svg:y="17.177cm">
          <text:p text:style-name="P1"><text:span text:style-name="T17">mmapcopy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7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<text:s/></text:span></text:p>
            </text:list-item>
          </text:list>
          <text:p text:style-name="P49"><text:span text:style-name="T10"/></text:p>
          <text:p text:style-name="P5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1.932cm" svg:height="13.809cm" svg:x="1.103cm" svg:y="3.784cm">
          <text:list text:style-name="L2">
            <text:list-item>
              <text:p text:style-name="P7"><text:span text:style-name="T29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1">Memory</text:span><text:span text:style-name="T10"> </text:span><text:span text:style-name="T11">mapping</text:span></text:p>
            </text:list-item>
            <text:list-item>
              <text:p text:style-name="P7"><text:span text:style-name="T10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8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ynamic Memory Allocation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0.521cm" svg:height="13.809cm" svg:x="1.102cm" svg:y="3.784cm">
          <text:list text:style-name="L2">
            <text:list-item>
              <text:p text:style-name="P7"><text:span text:style-name="T10">Programmers use </text:span><text:span text:style-name="T42">dynamic memory allocators </text:span><text:span text:style-name="T10">(such as </text:span><text:span text:style-name="T23">malloc</text:span><text:span text:style-name="T10">) to acquire VM at run time. 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For data structures whose size is only known at runtime.</text:span></text:p>
                </text:list-item>
              </text:list>
            </text:list-item>
            <text:list-item>
              <text:p text:style-name="P7"><text:span text:style-name="T10">Dynamic memory allocators manage an area of process virtual memory known as the </text:span><text:span text:style-name="T42">heap</text:span><text:span text:style-name="T10">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4" draw:text-style-name="P33" draw:layer="layout" svg:width="8.888cm" svg:height="1.691cm" svg:x="11.63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54" draw:layer="layout" svg:width="8.888cm" svg:height="1.815cm" svg:x="11.637cm" svg:y="12.065cm">
          <text:p text:style-name="P62"><text:span text:style-name="T16">Heap (via </text:span><text:span text:style-name="T31">malloc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6" draw:text-style-name="P16" draw:layer="layout" svg:width="8.888cm" svg:height="1.1cm" svg:x="11.637cm" svg:y="15.954cm">
          <text:p text:style-name="P62"><text:span text:style-name="T16">Program text (</text:span><text:span text:style-name="T31">.text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6" draw:text-style-name="P16" draw:layer="layout" svg:width="8.888cm" svg:height="1.1cm" svg:x="11.637cm" svg:y="14.896cm">
          <text:p text:style-name="P62"><text:span text:style-name="T16">Initialized data (</text:span><text:span text:style-name="T31">.data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6" draw:text-style-name="P16" draw:layer="layout" svg:width="8.888cm" svg:height="1.1cm" svg:x="11.637cm" svg:y="13.838cm">
          <text:p text:style-name="P62"><text:span text:style-name="T16">Uninitialized data (.</text:span><text:span text:style-name="T31">bss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6" draw:text-style-name="P16" draw:layer="layout" svg:width="8.888cm" svg:height="0.928cm" svg:x="11.637cm" svg:y="9.483cm">
          <text:p text:style-name="P62"><text:span text:style-name="T16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4" draw:text-style-name="P33" draw:layer="layout" svg:width="8.888cm" svg:height="1.1cm" svg:x="11.637cm" svg:y="17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7" draw:text-style-name="P2" draw:layer="layout" svg:width="0.824cm" svg:height="1.02cm" svg:x="10.797cm" svg:y="17.61cm">
          <text:p text:style-name="P6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7" draw:text-style-name="P2" draw:layer="layout" svg:width="3.944cm" svg:height="1.937cm" svg:x="21.591cm" svg:y="11.183cm">
          <text:p text:style-name="P63"><text:span text:style-name="T7">Top of heap</text:span></text:p>
          <text:p text:style-name="P63"><text:span text:style-name="T7"><text:s/></text:span><text:span text:style-name="T7">(</text:span><text:span text:style-name="T51">brk </text:span><text:span text:style-name="T7">pt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68" draw:text-style-name="P14" draw:layer="layout" svg:x1="21.614cm" svg:y1="12.21cm" svg:x2="20.547cm" svg:y2="12.214cm">
          <text:p/>
        </draw:line>
        <draw:custom-shape draw:name="CustomShape 13" draw:style-name="gr69" draw:text-style-name="P64" draw:layer="layout" svg:width="1.48cm" svg:height="1.207cm" svg:x="17.357cm" svg:y="10.432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4" draw:style-name="gr69" draw:text-style-name="P64" draw:layer="layout" svg:width="1.48cm" svg:height="1.207cm" svg:x="13.758cm" svg:y="10.848cm">
          <text:p/>
          <draw:enhanced-geometry draw:mirror-horizontal="false" draw:mirror-vertical="tru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5" draw:style-name="gr70" draw:text-style-name="P16" draw:layer="layout" svg:width="9.735cm" svg:height="1.268cm" svg:x="11.637cm" svg:y="3.784cm">
          <text:p text:style-name="P30"><text:span text:style-name="T7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1" draw:text-style-name="P34" draw:layer="layout" svg:width="9.735cm" svg:height="1.268cm" svg:x="11.637cm" svg:y="5.054cm">
          <text:p text:style-name="P30"><text:span text:style-name="T7">Dynamic Memory Alloc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0" draw:text-style-name="P16" draw:layer="layout" svg:width="9.735cm" svg:height="1.268cm" svg:x="11.637cm" svg:y="6.324cm">
          <text:p text:style-name="P30"><text:span text:style-name="T7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9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ynamic Memory Al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2.076cm" svg:x="1.102cm" svg:y="4.643cm">
          <text:list text:style-name="L2">
            <text:list-item>
              <text:p text:style-name="P7"><text:span text:style-name="T10">Allocator maintains heap as collection of variable sized </text:span><text:span text:style-name="T42">blocks</text:span><text:span text:style-name="T10">, which are either </text:span><text:span text:style-name="T42">allocated</text:span><text:span text:style-name="T10"> or </text:span><text:span text:style-name="T42">free</text:span></text:p>
            </text:list-item>
            <text:list-item>
              <text:p text:style-name="P7"><text:span text:style-name="T10">Types of allocator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39">Explicit allocator</text:span><text:span text:style-name="T12">: <text:s/></text:span><text:span text:style-name="T14">application allocates and frees space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E.g., <text:s/></text:span><text:span text:style-name="T47">malloc</text:span><text:span text:style-name="T14"> and </text:span><text:span text:style-name="T47">free</text:span><text:span text:style-name="T14"> in C</text:span></text:p>
                    </text:list-item>
                  </text:list>
                </text:list-item>
                <text:list-item>
                  <text:p text:style-name="P9"><text:span text:style-name="T39">Implicit allocator:</text:span><text:span text:style-name="T14"> application allocates, but does not free space</text:span></text:p>
                  <text:list>
                    <text:list-item>
                      <text:p text:style-name="P9"><text:span text:style-name="T14">E.g. garbage collection in F#, SML, Haskell, Futhark, and Lisp</text:span></text:p>
                    </text:list-item>
                  </text:list>
                </text:list-item>
              </text:list>
            </text:list-item>
          </text:list>
          <text:p text:style-name="P7"><text:span text:style-name="T12"/></text:p>
          <text:list text:continue-numbering="true" text:style-name="L5">
            <text:list-item>
              <text:p text:style-name="P7"><text:span text:style-name="T10">Will discuss simple explicit memory allocation in CompSys</text:span></text:p>
              <text:list>
                <text:list-item>
                  <text:p text:style-name="P7"><text:span text:style-name="T10">Implicit allocation </text:span><text:span text:style-name="T66">maybe touched upon in PL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TextShape 1" draw:style-name="gr1" draw:text-style-name="P2" draw:layer="layout" svg:width="16.508cm" svg:height="1.59cm" svg:x="1.178cm" svg:y="1.16cm">
          <text:p text:style-name="P6"><text:span text:style-name="T1">The </text:span><text:span text:style-name="T46">malloc</text:span><text:span text:style-name="T1">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56cm" svg:height="15.238cm" svg:x="1.23cm" svg:y="3.129cm">
          <text:p text:style-name="P65"><text:span text:style-name="T50">#include &lt;stdlib.h&gt;</text:span></text:p>
          <text:p text:style-name="P66"><text:span text:style-name="T50">void *malloc(size_t size)</text:span></text:p>
          <text:list text:style-name="L6">
            <text:list-item>
              <text:list>
                <text:list-item>
                  <text:p text:style-name="P51"><text:span text:style-name="T14">Successful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51"><text:span text:style-name="T14">Returns a pointer to a memory block of at least </text:span><text:span text:style-name="T50">size</text:span><text:span text:style-name="T14"> bytes</text:span><text:span text:style-name="T2"><text:line-break/></text:span><text:span text:style-name="T14">aligned to an 8-byte (x86) or <text:s/>16-byte (x86-64) boundary</text:span></text:p>
                    </text:list-item>
                    <text:list-item>
                      <text:p text:style-name="P51"><text:span text:style-name="T14">If </text:span><text:span text:style-name="T50">size == 0</text:span><text:span text:style-name="T14">, returns NULL</text:span></text:p>
                    </text:list-item>
                  </text:list>
                </text:list-item>
                <text:list-item>
                  <text:p text:style-name="P51"><text:span text:style-name="T14">Unsuccessful: returns NULL (0) and sets </text:span><text:span text:style-name="T50">errno</text:span></text:p>
                </text:list-item>
              </text:list>
            </text:list-item>
          </text:list>
          <text:p text:style-name="P66"><text:span text:style-name="T50">void free(void *p)</text:span></text:p>
          <text:list text:continue-numbering="true" text:style-name="L7">
            <text:list-item>
              <text:list>
                <text:list-item>
                  <text:p text:style-name="P51"><text:span text:style-name="T14">Returns the block pointed at by </text:span><text:span text:style-name="T50">p</text:span><text:span text:style-name="T14"> to pool of available memory</text:span></text:p>
                </text:list-item>
                <text:list-item>
                  <text:p text:style-name="P51"><text:span text:style-name="T50">p</text:span><text:span text:style-name="T14"> must come from a previous call to </text:span><text:span text:style-name="T50">malloc </text:span><text:span text:style-name="T14">or </text:span><text:span text:style-name="T50">realloc</text:span></text:p>
                </text:list-item>
              </text:list>
            </text:list-item>
          </text:list>
          <text:p text:style-name="P66"><text:span text:style-name="T12">Other functions</text:span></text:p>
          <text:list text:continue-numbering="true" text:style-name="L7">
            <text:list-item>
              <text:list>
                <text:list-item>
                  <text:p text:style-name="P51"><text:span text:style-name="T50">calloc</text:span><text:span text:style-name="T12">:</text:span><text:span text:style-name="T14"> Version of </text:span><text:span text:style-name="T50">malloc</text:span><text:span text:style-name="T14"> that initializes allocated block to zero. </text:span></text:p>
                </text:list-item>
                <text:list-item>
                  <text:p text:style-name="P51"><text:span text:style-name="T50">realloc:</text:span><text:span text:style-name="T14"> Changes the size of a previously allocated block.</text:span></text:p>
                </text:list-item>
                <text:list-item>
                  <text:p text:style-name="P51"><text:span text:style-name="T50">sbrk</text:span><text:span text:style-name="T12">:</text:span><text:span text:style-name="T14"> Used internally by allocators to grow or shrink the heap</text:span></text:p>
                </text:list-item>
              </text:list>
            </text:list-item>
          </text:list>
          <text:p text:style-name="P5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04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0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custom-shape draw:name="TextShape 1" draw:style-name="gr1" draw:text-style-name="P2" draw:layer="layout" svg:width="16.508cm" svg:height="1.59cm" svg:x="1.133cm" svg:y="1.108cm">
          <text:p text:style-name="P6"><text:span text:style-name="T46">malloc</text:span><text:span text:style-name="T1">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2" draw:text-style-name="P61" draw:layer="layout" svg:width="22.435cm" svg:height="14.456cm" svg:x="1.482cm" svg:y="3.175cm">
          <text:p text:style-name="P60"><text:span text:style-name="T67">#include</text:span><text:span text:style-name="T68"> </text:span><text:span text:style-name="T69">&lt;stdio.h&gt;</text:span></text:p>
          <text:p text:style-name="P60"><text:span text:style-name="T67">#include</text:span><text:span text:style-name="T68"> </text:span><text:span text:style-name="T69">&lt;stdlib.h&gt;</text:span></text:p>
          <text:p text:style-name="P60"><text:span text:style-name="T70"/></text:p>
          <text:p text:style-name="P60"><text:span text:style-name="T71">void</text:span><text:span text:style-name="T68"> </text:span><text:span text:style-name="T72">foo</text:span><text:span text:style-name="T68">(</text:span><text:span text:style-name="T71">int</text:span><text:span text:style-name="T68"> </text:span><text:span text:style-name="T73">n</text:span><text:span text:style-name="T68">) {</text:span></text:p>
          <text:p text:style-name="P60"><text:span text:style-name="T68"><text:s text:c="4"/></text:span><text:span text:style-name="T71">int</text:span><text:span text:style-name="T68"> </text:span><text:span text:style-name="T73">i</text:span><text:span text:style-name="T68">, *</text:span><text:span text:style-name="T73">p</text:span><text:span text:style-name="T68">;</text:span></text:p>
          <text:p text:style-name="P60"><text:span text:style-name="T70"/></text:p>
          <text:p text:style-name="P60"><text:span text:style-name="T68"><text:s text:c="4"/></text:span><text:span text:style-name="T74">/* Allocate a block of n ints */</text:span></text:p>
          <text:p text:style-name="P60"><text:span text:style-name="T68"><text:s text:c="4"/></text:span><text:span text:style-name="T68">p = (</text:span><text:span text:style-name="T71">int</text:span><text:span text:style-name="T68"> *) malloc(n * </text:span><text:span text:style-name="T75">sizeof</text:span><text:span text:style-name="T68">(</text:span><text:span text:style-name="T71">int</text:span><text:span text:style-name="T68">));</text:span></text:p>
          <text:p text:style-name="P60"><text:span text:style-name="T68"><text:s text:c="4"/></text:span><text:span text:style-name="T75">if</text:span><text:span text:style-name="T68"> (p == </text:span><text:span text:style-name="T76">NULL</text:span><text:span text:style-name="T68">) {</text:span></text:p>
          <text:p text:style-name="P60"><text:span text:style-name="T68"><text:s text:c="8"/></text:span><text:span text:style-name="T68">perror(</text:span><text:span text:style-name="T69">"malloc"</text:span><text:span text:style-name="T68">);</text:span></text:p>
          <text:p text:style-name="P60"><text:span text:style-name="T68"><text:s text:c="8"/></text:span><text:span text:style-name="T68">exit(0);</text:span></text:p>
          <text:p text:style-name="P60"><text:span text:style-name="T68"><text:s text:c="4"/></text:span><text:span text:style-name="T68">}</text:span></text:p>
          <text:p text:style-name="P60"><text:span text:style-name="T70"/></text:p>
          <text:p text:style-name="P60"><text:span text:style-name="T68"><text:s text:c="4"/></text:span><text:span text:style-name="T74">/* Initialize allocated block */</text:span></text:p>
          <text:p text:style-name="P60"><text:span text:style-name="T68"><text:s text:c="4"/></text:span><text:span text:style-name="T75">for</text:span><text:span text:style-name="T68"> (i=0; i&lt;n; i++)</text:span></text:p>
          <text:p text:style-name="P60"><text:span text:style-name="T68"><text:tab/></text:span><text:span text:style-name="T68">p[i] = i;</text:span></text:p>
          <text:p text:style-name="P60"><text:span text:style-name="T70"/></text:p>
          <text:p text:style-name="P60"><text:span text:style-name="T70"/></text:p>
          <text:p text:style-name="P60"><text:span text:style-name="T68"><text:s text:c="4"/></text:span><text:span text:style-name="T74">/* Return allocated block to the heap */</text:span></text:p>
          <text:p text:style-name="P60"><text:span text:style-name="T68"><text:s text:c="4"/></text:span><text:span text:style-name="T68">free(p);</text:span></text:p>
          <text:p text:style-name="P60"><text:span text:style-name="T6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1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Assumptions Made in This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Memory is word addressed.</text:span></text:p>
            </text:list-item>
            <text:list-item>
              <text:p text:style-name="P7"><text:span text:style-name="T10">Words are int-size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3" draw:text-style-name="P13" draw:layer="layout" svg:width="0.845cm" svg:height="0.845cm" svg:x="3.61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3" draw:text-style-name="P13" draw:layer="layout" svg:width="0.845cm" svg:height="0.845cm" svg:x="4.4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3" draw:text-style-name="P13" draw:layer="layout" svg:width="0.845cm" svg:height="0.845cm" svg:x="5.30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3" draw:text-style-name="P13" draw:layer="layout" svg:width="0.845cm" svg:height="0.845cm" svg:x="6.15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6.99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18" draw:layer="layout" svg:width="0.845cm" svg:height="0.845cm" svg:x="7.84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3" draw:text-style-name="P13" draw:layer="layout" svg:width="0.845cm" svg:height="0.845cm" svg:x="8.69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3" draw:text-style-name="P13" draw:layer="layout" svg:width="0.845cm" svg:height="0.845cm" svg:x="9.53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3" draw:text-style-name="P13" draw:layer="layout" svg:width="0.845cm" svg:height="0.845cm" svg:x="10.38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3" draw:text-style-name="P13" draw:layer="layout" svg:width="0.845cm" svg:height="0.845cm" svg:x="11.23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2.07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2.92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3.77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3" draw:text-style-name="P13" draw:layer="layout" svg:width="0.845cm" svg:height="0.845cm" svg:x="14.61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3" draw:text-style-name="P13" draw:layer="layout" svg:width="0.845cm" svg:height="0.845cm" svg:x="15.46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3" draw:text-style-name="P13" draw:layer="layout" svg:width="0.845cm" svg:height="0.845cm" svg:x="16.31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4" draw:text-style-name="P18" draw:layer="layout" svg:width="0.845cm" svg:height="0.845cm" svg:x="17.1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0.845cm" svg:height="0.845cm" svg:x="18.00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4" draw:text-style-name="P18" draw:layer="layout" svg:width="0.845cm" svg:height="0.845cm" svg:x="18.85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4" draw:text-style-name="P18" draw:layer="layout" svg:width="0.845cm" svg:height="0.845cm" svg:x="19.69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7" draw:text-style-name="P2" draw:layer="layout" svg:width="4.083cm" svg:height="1.598cm" svg:x="3.314cm" svg:y="9.858cm">
          <text:p text:style-name="P62"><text:span text:style-name="T18">Allocated block</text:span></text:p>
          <text:p text:style-name="P62"><text:span text:style-name="T18">(4 word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7" draw:text-style-name="P2" draw:layer="layout" svg:width="2.902cm" svg:height="1.598cm" svg:x="11.922cm" svg:y="9.858cm">
          <text:p text:style-name="P62"><text:span text:style-name="T18">Free block</text:span></text:p>
          <text:p text:style-name="P62"><text:span text:style-name="T18">(3 word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4" draw:text-style-name="P18" draw:layer="layout" svg:width="0.845cm" svg:height="0.845cm" svg:x="18.145cm" svg:y="10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3" draw:text-style-name="P13" draw:layer="layout" svg:width="0.845cm" svg:height="0.845cm" svg:x="18.145cm" svg:y="11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7" draw:text-style-name="P2" draw:layer="layout" svg:width="2.864cm" svg:height="0.934cm" svg:x="19.218cm" svg:y="10.619cm">
          <text:p text:style-name="P63"><text:span text:style-name="T18">Free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7" draw:text-style-name="P2" draw:layer="layout" svg:width="4.045cm" svg:height="0.934cm" svg:x="19.216cm" svg:y="11.677cm">
          <text:p text:style-name="P63"><text:span text:style-name="T18">Allocated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5" draw:text-style-name="P14" draw:layer="layout" svg:width="0.506cm" svg:height="3.3cm" draw:transform="rotate (1.5707963267949) translate (3.68cm 9.525cm)">
          <text:p/>
          <draw:enhanced-geometry draw:mirror-horizontal="false" draw:mirror-vertical="false" svg:viewBox="0 0 0 0" draw:text-areas="?f13 ?f14 ?f17 ?f15" draw:type="ooxml-leftBrace" draw:modifiers="33333 50901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30" draw:style-name="gr75" draw:text-style-name="P14" draw:layer="layout" svg:width="0.506cm" svg:height="2.411cm" draw:transform="rotate (1.5707963267949) translate (12.15cm 9.519cm)">
          <text:p/>
          <draw:enhanced-geometry draw:mirror-horizontal="false" draw:mirror-vertical="false" svg:viewBox="0 0 0 0" draw:text-areas="?f13 ?f14 ?f17 ?f15" draw:type="ooxml-leftBrace" draw:modifiers="33333 50901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2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TextShape 1" draw:style-name="gr1" draw:text-style-name="P2" draw:layer="layout" svg:width="17.954cm" svg:height="1.59cm" svg:x="1.27cm" svg:y="1.371cm">
          <text:p text:style-name="P6"><text:span text:style-name="T1">Allocation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48" draw:layer="layout" svg:width="0.845cm" svg:height="0.845cm" svg:x="8.31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1" draw:text-style-name="P48" draw:layer="layout" svg:width="0.845cm" svg:height="0.845cm" svg:x="9.15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48" draw:layer="layout" svg:width="0.845cm" svg:height="0.845cm" svg:x="10.00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48" draw:layer="layout" svg:width="0.845cm" svg:height="0.845cm" svg:x="10.85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6" draw:text-style-name="P18" draw:layer="layout" svg:width="0.845cm" svg:height="0.845cm" svg:x="11.69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6" draw:text-style-name="P18" draw:layer="layout" svg:width="0.845cm" svg:height="0.845cm" svg:x="12.54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6" draw:text-style-name="P18" draw:layer="layout" svg:width="0.845cm" svg:height="0.845cm" svg:x="13.39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18" draw:layer="layout" svg:width="0.845cm" svg:height="0.845cm" svg:x="14.23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6" draw:text-style-name="P18" draw:layer="layout" svg:width="0.845cm" svg:height="0.845cm" svg:x="15.08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6" draw:text-style-name="P18" draw:layer="layout" svg:width="0.845cm" svg:height="0.845cm" svg:x="15.93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6" draw:text-style-name="P18" draw:layer="layout" svg:width="0.845cm" svg:height="0.845cm" svg:x="16.77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6" draw:text-style-name="P18" draw:layer="layout" svg:width="0.845cm" svg:height="0.845cm" svg:x="17.62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18" draw:layer="layout" svg:width="0.845cm" svg:height="0.845cm" svg:x="18.47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6" draw:text-style-name="P18" draw:layer="layout" svg:width="0.845cm" svg:height="0.845cm" svg:x="19.31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6" draw:text-style-name="P18" draw:layer="layout" svg:width="0.845cm" svg:height="0.845cm" svg:x="20.16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6" draw:text-style-name="P18" draw:layer="layout" svg:width="0.845cm" svg:height="0.845cm" svg:x="21.01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6" draw:text-style-name="P18" draw:layer="layout" svg:width="0.845cm" svg:height="0.845cm" svg:x="21.85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7" draw:text-style-name="P34" draw:layer="layout" svg:width="5.836cm" svg:height="1.02cm" svg:x="1.496cm" svg:y="4.396cm">
          <text:p text:style-name="P67"><text:span text:style-name="T31">p1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1" draw:text-style-name="P48" draw:layer="layout" svg:width="0.845cm" svg:height="0.845cm" svg:x="8.31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1" draw:text-style-name="P48" draw:layer="layout" svg:width="0.845cm" svg:height="0.845cm" svg:x="9.15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1" draw:text-style-name="P48" draw:layer="layout" svg:width="0.845cm" svg:height="0.845cm" svg:x="10.00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1" draw:text-style-name="P48" draw:layer="layout" svg:width="0.845cm" svg:height="0.845cm" svg:x="10.85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8" draw:text-style-name="P12" draw:layer="layout" svg:width="0.845cm" svg:height="0.845cm" svg:x="11.69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8" draw:text-style-name="P12" draw:layer="layout" svg:width="0.845cm" svg:height="0.845cm" svg:x="12.54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8" draw:text-style-name="P12" draw:layer="layout" svg:width="0.845cm" svg:height="0.845cm" svg:x="13.39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8" draw:text-style-name="P12" draw:layer="layout" svg:width="0.845cm" svg:height="0.845cm" svg:x="14.23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8" draw:text-style-name="P12" draw:layer="layout" svg:width="0.845cm" svg:height="0.845cm" svg:x="15.08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6" draw:text-style-name="P18" draw:layer="layout" svg:width="0.845cm" svg:height="0.845cm" svg:x="15.93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6" draw:text-style-name="P18" draw:layer="layout" svg:width="0.845cm" svg:height="0.845cm" svg:x="16.77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6" draw:text-style-name="P18" draw:layer="layout" svg:width="0.845cm" svg:height="0.845cm" svg:x="17.62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6" draw:text-style-name="P18" draw:layer="layout" svg:width="0.845cm" svg:height="0.845cm" svg:x="18.47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6" draw:text-style-name="P18" draw:layer="layout" svg:width="0.845cm" svg:height="0.845cm" svg:x="19.31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6" draw:text-style-name="P18" draw:layer="layout" svg:width="0.845cm" svg:height="0.845cm" svg:x="20.16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6" draw:text-style-name="P18" draw:layer="layout" svg:width="0.845cm" svg:height="0.845cm" svg:x="21.01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6" draw:text-style-name="P18" draw:layer="layout" svg:width="0.845cm" svg:height="0.845cm" svg:x="21.85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9" draw:text-style-name="P39" draw:layer="layout" svg:width="5.836cm" svg:height="1.02cm" svg:x="1.496cm" svg:y="6.862cm">
          <text:p text:style-name="P67"><text:span text:style-name="T31">p2 = 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51" draw:text-style-name="P48" draw:layer="layout" svg:width="0.845cm" svg:height="0.845cm" svg:x="8.31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51" draw:text-style-name="P48" draw:layer="layout" svg:width="0.845cm" svg:height="0.845cm" svg:x="9.15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51" draw:text-style-name="P48" draw:layer="layout" svg:width="0.845cm" svg:height="0.845cm" svg:x="10.00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1" draw:text-style-name="P48" draw:layer="layout" svg:width="0.845cm" svg:height="0.845cm" svg:x="10.85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8" draw:text-style-name="P12" draw:layer="layout" svg:width="0.845cm" svg:height="0.845cm" svg:x="11.69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8" draw:text-style-name="P12" draw:layer="layout" svg:width="0.845cm" svg:height="0.845cm" svg:x="12.54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8" draw:text-style-name="P12" draw:layer="layout" svg:width="0.845cm" svg:height="0.845cm" svg:x="13.39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8" draw:text-style-name="P12" draw:layer="layout" svg:width="0.845cm" svg:height="0.845cm" svg:x="14.23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8" draw:text-style-name="P12" draw:layer="layout" svg:width="0.845cm" svg:height="0.845cm" svg:x="15.08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80" draw:text-style-name="P68" draw:layer="layout" svg:width="0.845cm" svg:height="0.845cm" svg:x="15.93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80" draw:text-style-name="P68" draw:layer="layout" svg:width="0.845cm" svg:height="0.845cm" svg:x="16.77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0" draw:text-style-name="P68" draw:layer="layout" svg:width="0.845cm" svg:height="0.845cm" svg:x="17.62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80" draw:text-style-name="P68" draw:layer="layout" svg:width="0.845cm" svg:height="0.845cm" svg:x="18.47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0" draw:text-style-name="P68" draw:layer="layout" svg:width="0.845cm" svg:height="0.845cm" svg:x="19.31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80" draw:text-style-name="P68" draw:layer="layout" svg:width="0.845cm" svg:height="0.845cm" svg:x="20.16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6" draw:text-style-name="P18" draw:layer="layout" svg:width="0.845cm" svg:height="0.845cm" svg:x="21.01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6" draw:text-style-name="P18" draw:layer="layout" svg:width="0.845cm" svg:height="0.845cm" svg:x="21.85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1" draw:text-style-name="P54" draw:layer="layout" svg:width="5.836cm" svg:height="1.02cm" svg:x="1.496cm" svg:y="9.327cm">
          <text:p text:style-name="P67"><text:span text:style-name="T31">p3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51" draw:text-style-name="P48" draw:layer="layout" svg:width="0.845cm" svg:height="0.845cm" svg:x="8.31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51" draw:text-style-name="P48" draw:layer="layout" svg:width="0.845cm" svg:height="0.845cm" svg:x="9.15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1" draw:text-style-name="P48" draw:layer="layout" svg:width="0.845cm" svg:height="0.845cm" svg:x="10.00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1" draw:text-style-name="P48" draw:layer="layout" svg:width="0.845cm" svg:height="0.845cm" svg:x="10.85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6" draw:text-style-name="P18" draw:layer="layout" svg:width="0.845cm" svg:height="0.845cm" svg:x="11.69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76" draw:text-style-name="P18" draw:layer="layout" svg:width="0.845cm" svg:height="0.845cm" svg:x="12.54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6" draw:text-style-name="P18" draw:layer="layout" svg:width="0.845cm" svg:height="0.845cm" svg:x="13.39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76" draw:text-style-name="P18" draw:layer="layout" svg:width="0.845cm" svg:height="0.845cm" svg:x="14.23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6" draw:text-style-name="P18" draw:layer="layout" svg:width="0.845cm" svg:height="0.845cm" svg:x="15.08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80" draw:text-style-name="P68" draw:layer="layout" svg:width="0.845cm" svg:height="0.845cm" svg:x="15.93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80" draw:text-style-name="P68" draw:layer="layout" svg:width="0.845cm" svg:height="0.845cm" svg:x="16.77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80" draw:text-style-name="P68" draw:layer="layout" svg:width="0.845cm" svg:height="0.845cm" svg:x="17.62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80" draw:text-style-name="P68" draw:layer="layout" svg:width="0.845cm" svg:height="0.845cm" svg:x="18.47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80" draw:text-style-name="P68" draw:layer="layout" svg:width="0.845cm" svg:height="0.845cm" svg:x="19.31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80" draw:text-style-name="P68" draw:layer="layout" svg:width="0.845cm" svg:height="0.845cm" svg:x="20.16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76" draw:text-style-name="P18" draw:layer="layout" svg:width="0.845cm" svg:height="0.845cm" svg:x="21.01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6" draw:text-style-name="P18" draw:layer="layout" svg:width="0.845cm" svg:height="0.845cm" svg:x="21.85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79" draw:text-style-name="P39" draw:layer="layout" svg:width="3.55cm" svg:height="1.02cm" svg:x="1.49cm" svg:y="11.792cm">
          <text:p text:style-name="P67"><text:span text:style-name="T31">free(p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51" draw:text-style-name="P48" draw:layer="layout" svg:width="0.845cm" svg:height="0.845cm" svg:x="8.31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51" draw:text-style-name="P48" draw:layer="layout" svg:width="0.845cm" svg:height="0.845cm" svg:x="9.15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51" draw:text-style-name="P48" draw:layer="layout" svg:width="0.845cm" svg:height="0.845cm" svg:x="10.00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51" draw:text-style-name="P48" draw:layer="layout" svg:width="0.845cm" svg:height="0.845cm" svg:x="10.85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82" draw:text-style-name="P13" draw:layer="layout" svg:width="0.845cm" svg:height="0.845cm" svg:x="11.69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82" draw:text-style-name="P13" draw:layer="layout" svg:width="0.845cm" svg:height="0.845cm" svg:x="12.54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76" draw:text-style-name="P18" draw:layer="layout" svg:width="0.845cm" svg:height="0.845cm" svg:x="13.39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76" draw:text-style-name="P18" draw:layer="layout" svg:width="0.845cm" svg:height="0.845cm" svg:x="14.23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6" draw:text-style-name="P18" draw:layer="layout" svg:width="0.845cm" svg:height="0.845cm" svg:x="15.08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80" draw:text-style-name="P68" draw:layer="layout" svg:width="0.845cm" svg:height="0.845cm" svg:x="15.93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80" draw:text-style-name="P68" draw:layer="layout" svg:width="0.845cm" svg:height="0.845cm" svg:x="16.77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80" draw:text-style-name="P68" draw:layer="layout" svg:width="0.845cm" svg:height="0.845cm" svg:x="17.62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80" draw:text-style-name="P68" draw:layer="layout" svg:width="0.845cm" svg:height="0.845cm" svg:x="18.47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80" draw:text-style-name="P68" draw:layer="layout" svg:width="0.845cm" svg:height="0.845cm" svg:x="19.31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80" draw:text-style-name="P68" draw:layer="layout" svg:width="0.845cm" svg:height="0.845cm" svg:x="20.16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76" draw:text-style-name="P18" draw:layer="layout" svg:width="0.845cm" svg:height="0.845cm" svg:x="21.01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76" draw:text-style-name="P18" draw:layer="layout" svg:width="0.845cm" svg:height="0.845cm" svg:x="21.85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83" draw:text-style-name="P53" draw:layer="layout" svg:width="5.836cm" svg:height="1.02cm" svg:x="1.496cm" svg:y="14.257cm">
          <text:p text:style-name="P67"><text:span text:style-name="T31">p4 = malloc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TextShape 1" draw:style-name="gr1" draw:text-style-name="P2" draw:layer="layout" svg:width="15.344cm" svg:height="1.59cm" svg:x="0.953cm" svg:y="1.058cm">
          <text:p text:style-name="P6"><text:span text:style-name="T1">Constra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27cm" svg:height="15.45cm" svg:x="1.036cm" svg:y="3.175cm">
          <text:list text:style-name="L8">
            <text:list-item>
              <text:p text:style-name="P69"><text:span text:style-name="T10">Applications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14">Can issue arbitrary sequence of </text:span><text:span text:style-name="T50">malloc</text:span><text:span text:style-name="T14"> and </text:span><text:span text:style-name="T50">free</text:span><text:span text:style-name="T14"> requests</text:span></text:p>
                </text:list-item>
                <text:list-item>
                  <text:p text:style-name="P9"><text:span text:style-name="T50">free</text:span><text:span text:style-name="T14"> request must be to a </text:span><text:span text:style-name="T50">malloc</text:span><text:span text:style-name="T14">’d <text:s/>block (or NULL)</text:span></text:p>
                </text:list-item>
              </text:list>
            </text:list-item>
          </text:list>
          <text:p text:style-name="P69"><text:span text:style-name="T12"/></text:p>
          <text:list text:continue-numbering="true" text:style-name="L9">
            <text:list-item>
              <text:p text:style-name="P69"><text:span text:style-name="T10">Allocators</text:span></text:p>
              <text:list>
                <text:list-item>
                  <text:p text:style-name="P9"><text:span text:style-name="T14">Can’t control number or size of allocated blocks</text:span></text:p>
                </text:list-item>
                <text:list-item>
                  <text:p text:style-name="P9"><text:span text:style-name="T14">Must respond immediately to </text:span><text:span text:style-name="T50">malloc</text:span><text:span text:style-name="T12"> </text:span><text:span text:style-name="T14">request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9"><text:span text:style-name="T77">i.e</text:span><text:span text:style-name="T14">., can’t reorder or buffer requests</text:span></text:p>
                    </text:list-item>
                  </text:list>
                </text:list-item>
                <text:list-item>
                  <text:p text:style-name="P9"><text:span text:style-name="T14">Must allocate blocks from free memory</text:span></text:p>
                  <text:list>
                    <text:list-item>
                      <text:p text:style-name="P9"><text:span text:style-name="T77">i.e</text:span><text:span text:style-name="T14">., can only place allocated blocks in free memory</text:span></text:p>
                    </text:list-item>
                  </text:list>
                </text:list-item>
                <text:list-item>
                  <text:p text:style-name="P9"><text:span text:style-name="T14">Must align blocks so they satisfy all alignment requirements</text:span></text:p>
                  <text:list>
                    <text:list-item>
                      <text:p text:style-name="P9"><text:span text:style-name="T14">8-byte (x86) or 16-byte (x86-64) alignment on Linux boxes</text:span></text:p>
                    </text:list-item>
                  </text:list>
                </text:list-item>
                <text:list-item>
                  <text:p text:style-name="P9"><text:span text:style-name="T14">Can manipulate and modify only free memory</text:span></text:p>
                </text:list-item>
                <text:list-item>
                  <text:p text:style-name="P9"><text:span text:style-name="T14">Can’t move the allocated blocks once they are </text:span><text:span text:style-name="T50">malloc</text:span><text:span text:style-name="T14">’d</text:span></text:p>
                  <text:list>
                    <text:list-item>
                      <text:p text:style-name="P9"><text:span text:style-name="T77">i.e</text:span><text:span text:style-name="T14">., compaction is not allowed (why?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306cm" svg:height="1.59cm" svg:x="1.013cm" svg:y="1.583cm">
          <text:p text:style-name="P6"><text:span text:style-name="T1">Performance Goal: Through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68cm" svg:height="14.51cm" svg:x="1.058cm" svg:y="3.903cm">
          <text:list text:style-name="L2">
            <text:list-item>
              <text:p text:style-name="P7"><text:span text:style-name="T10">Given some sequence of </text:span><text:span text:style-name="T23">malloc</text:span><text:span text:style-name="T10"> and </text:span><text:span text:style-name="T23">free</text:span><text:span text:style-name="T10"> requests: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<text:s/></text:span><text:span text:style-name="T77">R</text:span><text:span text:style-name="T78">0</text:span><text:span text:style-name="T77">, R</text:span><text:span text:style-name="T78">1</text:span><text:span text:style-name="T77">, ..., R</text:span><text:span text:style-name="T78">k</text:span><text:span text:style-name="T77">, ... , R</text:span><text:span text:style-name="T78">n-1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Goals: maximize throughput and peak memory utilization</text:span></text:p>
              <text:list>
                <text:list-item>
                  <text:p text:style-name="P9"><text:span text:style-name="T14">These goals are often conflicting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Throughput:</text:span></text:p>
              <text:list>
                <text:list-item>
                  <text:p text:style-name="P9"><text:span text:style-name="T14">Number of completed requests per unit time</text:span></text:p>
                </text:list-item>
                <text:list-item>
                  <text:p text:style-name="P9"><text:span text:style-name="T14">Example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5,000 <text:s/></text:span><text:span text:style-name="T50">malloc</text:span><text:span text:style-name="T14"> calls and 5,000 </text:span><text:span text:style-name="T50">free</text:span><text:span text:style-name="T12"> </text:span><text:span text:style-name="T14">calls in 10 seconds </text:span></text:p>
                    </text:list-item>
                    <text:list-item>
                      <text:p text:style-name="P9"><text:span text:style-name="T14">Throughput is 1,000 operations/secon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4.163cm" svg:height="3.045cm" svg:x="1.058cm" svg:y="0.635cm">
          <text:p text:style-name="P6"><text:span text:style-name="T1">Performance Goal: Peak Memory Uti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528cm" svg:height="14.488cm" svg:x="1.023cm" svg:y="3.598cm">
          <text:list text:style-name="L2">
            <text:list-item>
              <text:p text:style-name="P69"><text:span text:style-name="T10">Given some sequence of </text:span><text:span text:style-name="T23">malloc</text:span><text:span text:style-name="T10"> and </text:span><text:span text:style-name="T23">free</text:span><text:span text:style-name="T10"> requests:</text:span></text:p>
            </text:list-item>
          </text:list>
          <text:list text:style-name="L3">
            <text:list-item>
              <text:list>
                <text:list-item>
                  <text:p text:style-name="P70"><text:span text:style-name="T14"><text:s/></text:span><text:span text:style-name="T77">R</text:span><text:span text:style-name="T78">0</text:span><text:span text:style-name="T77">, R</text:span><text:span text:style-name="T78">1</text:span><text:span text:style-name="T77">, ..., R</text:span><text:span text:style-name="T78">k</text:span><text:span text:style-name="T77">, ... , R</text:span><text:span text:style-name="T78">n-1</text:span></text:p>
                </text:list-item>
              </text:list>
            </text:list-item>
            <text:list-item>
              <text:p text:style-name="P71"><text:span text:style-name="T79">Def:</text:span><text:span text:style-name="T41"> Aggregate payload P</text:span><text:span text:style-name="T80">k</text:span><text:span text:style-name="T10"> </text:span></text:p>
              <text:list>
                <text:list-item>
                  <text:p text:style-name="P70"><text:span text:style-name="T14"><text:s/></text:span><text:span text:style-name="T50">malloc(p)</text:span><text:span text:style-name="T14"> results in a block with a </text:span><text:span text:style-name="T81">payload</text:span><text:span text:style-name="T14"> of </text:span><text:span text:style-name="T50">p</text:span><text:span text:style-name="T14"> bytes</text:span></text:p>
                </text:list-item>
                <text:list-item>
                  <text:p text:style-name="P70"><text:span text:style-name="T14">After request </text:span><text:span text:style-name="T77">R</text:span><text:span text:style-name="T78">k </text:span><text:span text:style-name="T14">has completed, the </text:span><text:span text:style-name="T81">aggregate payload </text:span><text:span text:style-name="T77">P</text:span><text:span text:style-name="T78">k <text:s/></text:span><text:span text:style-name="T14">is the sum of currently allocated payloads</text:span></text:p>
                </text:list-item>
              </text:list>
            </text:list-item>
            <text:list-item>
              <text:p text:style-name="P71"><text:span text:style-name="T79">Def:</text:span><text:span text:style-name="T41"> Current heap size H</text:span><text:span text:style-name="T80">k</text:span></text:p>
              <text:list>
                <text:list-item>
                  <text:p text:style-name="P70"><text:span text:style-name="T14">Assume </text:span><text:span text:style-name="T77">H</text:span><text:span text:style-name="T78">k</text:span><text:span text:style-name="T14"> is monotonically nondecreasin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2"><text:span text:style-name="T14">i.e., heap only grows when allocator uses </text:span><text:span text:style-name="T50">sbrk</text:span></text:p>
                    </text:list-item>
                  </text:list>
                </text:list-item>
              </text:list>
            </text:list-item>
            <text:list-item>
              <text:p text:style-name="P71"><text:span text:style-name="T79">Def:</text:span><text:span text:style-name="T41"> Peak memory utilization after k+1 requests </text:span></text:p>
              <text:list>
                <text:list-item>
                  <text:p text:style-name="P73"><text:span text:style-name="T77">U</text:span><text:span text:style-name="T78">k</text:span><text:span text:style-name="T77"> = ( max</text:span><text:span text:style-name="T78">i&lt;=k</text:span><text:span text:style-name="T77"> P</text:span><text:span text:style-name="T78">i </text:span><text:span text:style-name="T77">) <text:s/>/ <text:s/>H</text:span><text:span text:style-name="T78">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6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4"><text:span text:style-name="T10">Poor memory utilization caused by </text:span><text:span text:style-name="T79">fragmentation</text:span></text:p>
            </text:list-item>
          </text:list>
          <text:list text:style-name="L3">
            <text:list-item>
              <text:list>
                <text:list-item>
                  <text:p text:style-name="P75"><text:span text:style-name="T81">internal</text:span><text:span text:style-name="T14"> fragmentation</text:span></text:p>
                </text:list-item>
                <text:list-item>
                  <text:p text:style-name="P75"><text:span text:style-name="T81">external</text:span><text:span text:style-name="T14"> fragmenta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7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6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695cm" svg:height="1.59cm" svg:x="1.058cm" svg:y="1.27cm">
          <text:p text:style-name="P6"><text:span text:style-name="T1">Internal 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022cm" svg:x="1.058cm" svg:y="3.391cm">
          <text:list text:style-name="L2">
            <text:list-item>
              <text:p text:style-name="P75"><text:span text:style-name="T35">For a given block, </text:span><text:span text:style-name="T82">internal fragmentation </text:span><text:span text:style-name="T35">occurs if payload is smaller than block size</text:span></text:p>
            </text:list-item>
          </text:list>
          <text:p text:style-name="P75"><text:span text:style-name="T35"/></text:p>
          <text:p text:style-name="P75"><text:span text:style-name="T35"/></text:p>
          <text:p text:style-name="P75"><text:span text:style-name="T35"/></text:p>
          <text:p text:style-name="P75"><text:span text:style-name="T35"/></text:p>
          <text:p text:style-name="P75"><text:span text:style-name="T35"/></text:p>
          <text:p text:style-name="P76"><text:span text:style-name="T35"/></text:p>
          <text:list text:continue-numbering="true" text:style-name="L2">
            <text:list-item>
              <text:p text:style-name="P77"><text:span text:style-name="T35">Caused by </text:span></text:p>
            </text:list-item>
          </text:list>
          <text:list text:style-name="L3">
            <text:list-item>
              <text:list>
                <text:list-item>
                  <text:p text:style-name="P77"><text:span text:style-name="T14">Overhead of maintaining heap data structures</text:span></text:p>
                </text:list-item>
                <text:list-item>
                  <text:p text:style-name="P77"><text:span text:style-name="T14">Padding for alignment purposes</text:span></text:p>
                </text:list-item>
                <text:list-item>
                  <text:p text:style-name="P77"><text:span text:style-name="T14">Explicit policy decisions </text:span><text:span text:style-name="T2"><text:line-break/></text:span><text:span text:style-name="T14">(e.g., to return a big block to satisfy a small request)</text:span></text:p>
                </text:list-item>
              </text:list>
            </text:list-item>
            <text:list-item>
              <text:p text:style-name="P78"><text:span text:style-name="T35">Depends only on the pattern of </text:span><text:span text:style-name="T82">previous</text:span><text:span text:style-name="T35"> requests</text:span></text:p>
              <text:list>
                <text:list-item>
                  <text:p text:style-name="P77"><text:span text:style-name="T14">Thus, easy to measur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4" draw:text-style-name="P53" draw:layer="layout" svg:width="7.83cm" svg:height="1.691cm" svg:x="8.597cm" svg:y="8.043cm">
          <text:p text:style-name="P62"><text:span text:style-name="T18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5" draw:text-style-name="P79" draw:layer="layout" svg:width="2.115cm" svg:height="1.691cm" svg:x="16.42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5" draw:text-style-name="P79" draw:layer="layout" svg:width="2.115cm" svg:height="1.691cm" svg:x="6.4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7" draw:text-style-name="P2" draw:layer="layout" svg:width="3.846cm" svg:height="1.598cm" svg:x="19.88cm" svg:y="8.088cm">
          <text:p text:style-name="P63"><text:span text:style-name="T18">Internal </text:span></text:p>
          <text:p text:style-name="P63"><text:span text:style-name="T18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6" draw:text-style-name="P14" draw:layer="layout" svg:x1="19.685cm" svg:y1="8.89cm" svg:x2="17.559cm" svg:y2="8.894cm">
          <text:p/>
        </draw:line>
        <draw:custom-shape draw:name="CustomShape 8" draw:style-name="gr47" draw:text-style-name="P14" draw:layer="layout" svg:width="0.845cm" svg:height="12.063cm" draw:transform="rotate (1.5707963267949) translate (6.476cm 7.832cm)">
          <text:p/>
          <draw:enhanced-geometry draw:mirror-horizontal="false" draw:mirror-vertical="false" svg:viewBox="0 0 0 0" draw:text-areas="0 ?f15 ?f14 ?f16" draw:type="ooxml-rightBrace" draw:modifiers="11875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9" draw:style-name="gr67" draw:text-style-name="P2" draw:layer="layout" svg:width="1.772cm" svg:height="0.934cm" svg:x="11.628cm" svg:y="5.927cm">
          <text:p text:style-name="P63"><text:span text:style-name="T18">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7" draw:text-style-name="P2" draw:layer="layout" svg:width="3.846cm" svg:height="1.598cm" svg:x="1.926cm" svg:y="8.088cm">
          <text:p text:style-name="P63"><text:span text:style-name="T18">Internal </text:span></text:p>
          <text:p text:style-name="P63"><text:span text:style-name="T18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86" draw:text-style-name="P14" draw:layer="layout" svg:x1="5.715cm" svg:y1="8.89cm" svg:x2="7.62cm" svg:y2="8.894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8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External 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80"><text:span text:style-name="T10">Occurs when there is enough aggregate heap memory, but no single free block is large enough</text:span></text:p>
            </text:list-item>
          </text:list>
          <text:p text:style-name="P80"><text:span text:style-name="T10"/></text:p>
          <text:p text:style-name="P80"><text:span text:style-name="T10"/></text:p>
          <text:p text:style-name="P80"><text:span text:style-name="T10"/></text:p>
          <text:p text:style-name="P80"><text:span text:style-name="T10"/></text:p>
          <text:p text:style-name="P80"><text:span text:style-name="T10"/></text:p>
          <text:p text:style-name="P80"><text:span text:style-name="T10"/></text:p>
          <text:p text:style-name="P80"><text:span text:style-name="T10"/></text:p>
          <text:p text:style-name="P80"><text:span text:style-name="T10"/></text:p>
          <text:list text:continue-numbering="true" text:style-name="L2">
            <text:list-item>
              <text:p text:style-name="P80"><text:span text:style-name="T10">Depends on the pattern of future requests</text:span></text:p>
            </text:list-item>
          </text:list>
          <text:list text:style-name="L3">
            <text:list-item>
              <text:list>
                <text:list-item>
                  <text:p text:style-name="P81"><text:span text:style-name="T14">Thus, difficult to measure</text:span></text:p>
                </text:list-item>
              </text:list>
            </text:list-item>
          </text:list>
          <text:p text:style-name="P4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1" draw:text-style-name="P48" draw:layer="layout" svg:width="0.845cm" svg:height="0.845cm" svg:x="9.15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48" draw:layer="layout" svg:width="0.845cm" svg:height="0.845cm" svg:x="10.00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48" draw:layer="layout" svg:width="0.845cm" svg:height="0.845cm" svg:x="10.85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1" draw:text-style-name="P48" draw:layer="layout" svg:width="0.845cm" svg:height="0.845cm" svg:x="11.69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6" draw:text-style-name="P18" draw:layer="layout" svg:width="0.845cm" svg:height="0.845cm" svg:x="12.54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6" draw:text-style-name="P18" draw:layer="layout" svg:width="0.845cm" svg:height="0.845cm" svg:x="13.39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18" draw:layer="layout" svg:width="0.845cm" svg:height="0.845cm" svg:x="14.23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6" draw:text-style-name="P18" draw:layer="layout" svg:width="0.845cm" svg:height="0.845cm" svg:x="15.08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6" draw:text-style-name="P18" draw:layer="layout" svg:width="0.845cm" svg:height="0.845cm" svg:x="15.93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6" draw:text-style-name="P18" draw:layer="layout" svg:width="0.845cm" svg:height="0.845cm" svg:x="16.77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6" draw:text-style-name="P18" draw:layer="layout" svg:width="0.845cm" svg:height="0.845cm" svg:x="17.62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18" draw:layer="layout" svg:width="0.845cm" svg:height="0.845cm" svg:x="18.47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6" draw:text-style-name="P18" draw:layer="layout" svg:width="0.845cm" svg:height="0.845cm" svg:x="19.31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6" draw:text-style-name="P18" draw:layer="layout" svg:width="0.845cm" svg:height="0.845cm" svg:x="20.16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6" draw:text-style-name="P18" draw:layer="layout" svg:width="0.845cm" svg:height="0.845cm" svg:x="21.01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6" draw:text-style-name="P18" draw:layer="layout" svg:width="0.845cm" svg:height="0.845cm" svg:x="21.85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6" draw:text-style-name="P18" draw:layer="layout" svg:width="0.845cm" svg:height="0.845cm" svg:x="22.70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7" draw:text-style-name="P34" draw:layer="layout" svg:width="5.836cm" svg:height="1.02cm" svg:x="2.342cm" svg:y="6.773cm">
          <text:p text:style-name="P67"><text:span text:style-name="T31">p1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1" draw:text-style-name="P48" draw:layer="layout" svg:width="0.845cm" svg:height="0.845cm" svg:x="9.15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1" draw:text-style-name="P48" draw:layer="layout" svg:width="0.845cm" svg:height="0.845cm" svg:x="10.00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1" draw:text-style-name="P48" draw:layer="layout" svg:width="0.845cm" svg:height="0.845cm" svg:x="10.85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1" draw:text-style-name="P48" draw:layer="layout" svg:width="0.845cm" svg:height="0.845cm" svg:x="11.69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8" draw:text-style-name="P12" draw:layer="layout" svg:width="0.845cm" svg:height="0.845cm" svg:x="12.54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8" draw:text-style-name="P12" draw:layer="layout" svg:width="0.845cm" svg:height="0.845cm" svg:x="13.39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8" draw:text-style-name="P12" draw:layer="layout" svg:width="0.845cm" svg:height="0.845cm" svg:x="14.23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8" draw:text-style-name="P12" draw:layer="layout" svg:width="0.845cm" svg:height="0.845cm" svg:x="15.08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8" draw:text-style-name="P12" draw:layer="layout" svg:width="0.845cm" svg:height="0.845cm" svg:x="15.93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6" draw:text-style-name="P18" draw:layer="layout" svg:width="0.845cm" svg:height="0.845cm" svg:x="16.77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6" draw:text-style-name="P18" draw:layer="layout" svg:width="0.845cm" svg:height="0.845cm" svg:x="17.62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6" draw:text-style-name="P18" draw:layer="layout" svg:width="0.845cm" svg:height="0.845cm" svg:x="18.47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6" draw:text-style-name="P18" draw:layer="layout" svg:width="0.845cm" svg:height="0.845cm" svg:x="19.31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6" draw:text-style-name="P18" draw:layer="layout" svg:width="0.845cm" svg:height="0.845cm" svg:x="20.16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6" draw:text-style-name="P18" draw:layer="layout" svg:width="0.845cm" svg:height="0.845cm" svg:x="21.01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6" draw:text-style-name="P18" draw:layer="layout" svg:width="0.845cm" svg:height="0.845cm" svg:x="21.85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6" draw:text-style-name="P18" draw:layer="layout" svg:width="0.845cm" svg:height="0.845cm" svg:x="22.70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9" draw:text-style-name="P39" draw:layer="layout" svg:width="5.836cm" svg:height="1.02cm" svg:x="2.342cm" svg:y="8.467cm">
          <text:p text:style-name="P67"><text:span text:style-name="T31">p2 = 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51" draw:text-style-name="P48" draw:layer="layout" svg:width="0.845cm" svg:height="0.845cm" svg:x="9.15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51" draw:text-style-name="P48" draw:layer="layout" svg:width="0.845cm" svg:height="0.845cm" svg:x="10.00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1" draw:text-style-name="P48" draw:layer="layout" svg:width="0.845cm" svg:height="0.845cm" svg:x="10.85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1" draw:text-style-name="P48" draw:layer="layout" svg:width="0.845cm" svg:height="0.845cm" svg:x="11.69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8" draw:text-style-name="P12" draw:layer="layout" svg:width="0.845cm" svg:height="0.845cm" svg:x="12.54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8" draw:text-style-name="P12" draw:layer="layout" svg:width="0.845cm" svg:height="0.845cm" svg:x="13.39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8" draw:text-style-name="P12" draw:layer="layout" svg:width="0.845cm" svg:height="0.845cm" svg:x="14.23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8" draw:text-style-name="P12" draw:layer="layout" svg:width="0.845cm" svg:height="0.845cm" svg:x="15.08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78" draw:text-style-name="P12" draw:layer="layout" svg:width="0.845cm" svg:height="0.845cm" svg:x="15.93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80" draw:text-style-name="P68" draw:layer="layout" svg:width="0.845cm" svg:height="0.845cm" svg:x="16.77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0" draw:text-style-name="P68" draw:layer="layout" svg:width="0.845cm" svg:height="0.845cm" svg:x="17.62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80" draw:text-style-name="P68" draw:layer="layout" svg:width="0.845cm" svg:height="0.845cm" svg:x="18.47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0" draw:text-style-name="P68" draw:layer="layout" svg:width="0.845cm" svg:height="0.845cm" svg:x="19.31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80" draw:text-style-name="P68" draw:layer="layout" svg:width="0.845cm" svg:height="0.845cm" svg:x="20.16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0" draw:text-style-name="P68" draw:layer="layout" svg:width="0.845cm" svg:height="0.845cm" svg:x="21.01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6" draw:text-style-name="P18" draw:layer="layout" svg:width="0.845cm" svg:height="0.845cm" svg:x="21.85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6" draw:text-style-name="P18" draw:layer="layout" svg:width="0.845cm" svg:height="0.845cm" svg:x="22.70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81" draw:text-style-name="P54" draw:layer="layout" svg:width="5.836cm" svg:height="1.02cm" svg:x="2.342cm" svg:y="10.16cm">
          <text:p text:style-name="P67"><text:span text:style-name="T31">p3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51" draw:text-style-name="P48" draw:layer="layout" svg:width="0.845cm" svg:height="0.845cm" svg:x="9.15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1" draw:text-style-name="P48" draw:layer="layout" svg:width="0.845cm" svg:height="0.845cm" svg:x="10.00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1" draw:text-style-name="P48" draw:layer="layout" svg:width="0.845cm" svg:height="0.845cm" svg:x="10.85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51" draw:text-style-name="P48" draw:layer="layout" svg:width="0.845cm" svg:height="0.845cm" svg:x="11.69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76" draw:text-style-name="P18" draw:layer="layout" svg:width="0.845cm" svg:height="0.845cm" svg:x="12.54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6" draw:text-style-name="P18" draw:layer="layout" svg:width="0.845cm" svg:height="0.845cm" svg:x="13.39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76" draw:text-style-name="P18" draw:layer="layout" svg:width="0.845cm" svg:height="0.845cm" svg:x="14.23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6" draw:text-style-name="P18" draw:layer="layout" svg:width="0.845cm" svg:height="0.845cm" svg:x="15.08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76" draw:text-style-name="P18" draw:layer="layout" svg:width="0.845cm" svg:height="0.845cm" svg:x="15.93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80" draw:text-style-name="P68" draw:layer="layout" svg:width="0.845cm" svg:height="0.845cm" svg:x="16.77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80" draw:text-style-name="P68" draw:layer="layout" svg:width="0.845cm" svg:height="0.845cm" svg:x="17.62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80" draw:text-style-name="P68" draw:layer="layout" svg:width="0.845cm" svg:height="0.845cm" svg:x="18.47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80" draw:text-style-name="P68" draw:layer="layout" svg:width="0.845cm" svg:height="0.845cm" svg:x="19.31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80" draw:text-style-name="P68" draw:layer="layout" svg:width="0.845cm" svg:height="0.845cm" svg:x="20.16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80" draw:text-style-name="P68" draw:layer="layout" svg:width="0.845cm" svg:height="0.845cm" svg:x="21.01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6" draw:text-style-name="P18" draw:layer="layout" svg:width="0.845cm" svg:height="0.845cm" svg:x="21.85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76" draw:text-style-name="P18" draw:layer="layout" svg:width="0.845cm" svg:height="0.845cm" svg:x="22.70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79" draw:text-style-name="P39" draw:layer="layout" svg:width="3.55cm" svg:height="1.02cm" svg:x="2.336cm" svg:y="11.853cm">
          <text:p text:style-name="P67"><text:span text:style-name="T31">free(p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83" draw:text-style-name="P53" xml:id="id4" draw:id="id4" draw:layer="layout" svg:width="5.836cm" svg:height="1.02cm" svg:x="2.342cm" svg:y="13.547cm">
          <text:p text:style-name="P67"><text:span text:style-name="T31">p4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43" draw:text-style-name="P2" xml:id="id5" draw:id="id5" draw:layer="layout" svg:width="12.41cm" svg:height="1.266cm" svg:x="8.945cm" svg:y="13.285cm">
          <text:p text:style-name="P1"><text:span text:style-name="T83">Oops! (what would happen now?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29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Implementation Iss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How do we know how much memory to free given just a pointer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keep track of the free blocks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What do we do with the extra space when allocating a structure that is smaller than the free block it is placed in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pick a block to use for allocation - many might fit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reinsert freed block?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Knowing How Much to 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Standard method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Keep the length of a block in the word preceding the block.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This word is often called the </text:span><text:span text:style-name="T81">header field</text:span><text:span text:style-name="T84"> </text:span><text:span text:style-name="T14">or</text:span><text:span text:style-name="T77"> </text:span><text:span text:style-name="T81">header</text:span></text:p>
                    </text:list-item>
                  </text:list>
                </text:list-item>
                <text:list-item>
                  <text:p text:style-name="P9"><text:span text:style-name="T14">Requires an extra word for every allocated bloc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2" draw:layer="layout" svg:width="5.243cm" svg:height="0.934cm" svg:x="1.723cm" svg:y="12.677cm">
          <text:p text:style-name="P67"><text:span text:style-name="T34">p0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6" draw:text-style-name="P18" draw:layer="layout" svg:width="0.845cm" svg:height="0.845cm" svg:x="6.97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18" draw:layer="layout" svg:width="0.845cm" svg:height="0.845cm" svg:x="7.82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5" draw:text-style-name="P33" draw:layer="layout" svg:width="0.845cm" svg:height="0.845cm" svg:x="8.6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5" draw:text-style-name="P33" draw:layer="layout" svg:width="0.845cm" svg:height="0.845cm" svg:x="9.51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6" draw:text-style-name="P18" draw:layer="layout" svg:width="0.845cm" svg:height="0.845cm" svg:x="10.36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18" draw:layer="layout" svg:width="0.845cm" svg:height="0.845cm" svg:x="11.21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5" draw:text-style-name="P33" draw:layer="layout" svg:width="0.845cm" svg:height="0.845cm" svg:x="12.05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5" draw:text-style-name="P33" draw:layer="layout" svg:width="0.845cm" svg:height="0.845cm" svg:x="12.90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5" draw:text-style-name="P33" draw:layer="layout" svg:width="0.845cm" svg:height="0.845cm" svg:x="13.75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6" draw:text-style-name="P18" draw:layer="layout" svg:width="0.845cm" svg:height="0.845cm" svg:x="15.44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18" draw:layer="layout" svg:width="0.845cm" svg:height="0.845cm" svg:x="16.29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6" draw:text-style-name="P18" draw:layer="layout" svg:width="0.845cm" svg:height="0.845cm" svg:x="17.13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6" draw:text-style-name="P18" draw:layer="layout" svg:width="0.845cm" svg:height="0.845cm" svg:x="17.98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6" draw:text-style-name="P18" draw:layer="layout" svg:width="0.845cm" svg:height="0.845cm" svg:x="18.8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5" draw:text-style-name="P33" draw:layer="layout" svg:width="0.845cm" svg:height="0.845cm" svg:x="19.67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5" draw:text-style-name="P33" draw:layer="layout" svg:width="0.845cm" svg:height="0.845cm" svg:x="20.52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6" draw:text-style-name="P18" draw:layer="layout" svg:width="0.845cm" svg:height="0.845cm" svg:x="14.59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7" draw:text-style-name="P2" draw:layer="layout" svg:width="1.179cm" svg:height="0.934cm" svg:x="15.028cm" svg:y="11.007cm">
          <text:p text:style-name="P67"><text:span text:style-name="T34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6" draw:text-style-name="P18" draw:layer="layout" svg:width="0.845cm" svg:height="0.845cm" svg:x="6.97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6" draw:text-style-name="P18" draw:layer="layout" svg:width="0.845cm" svg:height="0.845cm" svg:x="7.82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5" draw:text-style-name="P33" draw:layer="layout" svg:width="0.845cm" svg:height="0.845cm" svg:x="8.67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5" draw:text-style-name="P33" draw:layer="layout" svg:width="0.845cm" svg:height="0.845cm" svg:x="9.51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6" draw:text-style-name="P18" draw:layer="layout" svg:width="0.845cm" svg:height="0.845cm" svg:x="10.36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6" draw:text-style-name="P18" draw:layer="layout" svg:width="0.845cm" svg:height="0.845cm" svg:x="11.21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5" draw:text-style-name="P33" draw:layer="layout" svg:width="0.845cm" svg:height="0.845cm" svg:x="12.05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5" draw:text-style-name="P33" draw:layer="layout" svg:width="0.845cm" svg:height="0.845cm" svg:x="12.90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5" draw:text-style-name="P33" draw:layer="layout" svg:width="0.845cm" svg:height="0.845cm" svg:x="13.75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82" draw:text-style-name="P13" draw:layer="layout" svg:width="0.845cm" svg:height="0.845cm" svg:x="15.44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82" draw:text-style-name="P13" draw:layer="layout" svg:width="0.845cm" svg:height="0.845cm" svg:x="16.29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82" draw:text-style-name="P13" draw:layer="layout" svg:width="0.845cm" svg:height="0.845cm" svg:x="17.13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82" draw:text-style-name="P13" draw:layer="layout" svg:width="0.845cm" svg:height="0.845cm" svg:x="17.98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6" draw:text-style-name="P18" draw:layer="layout" svg:width="0.845cm" svg:height="0.845cm" svg:x="18.8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5" draw:text-style-name="P33" draw:layer="layout" svg:width="0.845cm" svg:height="0.845cm" svg:x="19.67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87" draw:text-style-name="P14" draw:layer="layout" svg:x1="18.829cm" svg:y1="12.208cm" svg:x2="18.833cm" svg:y2="14.113cm">
          <text:p/>
        </draw:line>
        <draw:custom-shape draw:name="CustomShape 38" draw:style-name="gr67" draw:text-style-name="P2" draw:layer="layout" svg:width="3.211cm" svg:height="0.934cm" svg:x="3.792cm" svg:y="16.041cm">
          <text:p text:style-name="P67"><text:span text:style-name="T34">free(p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76" draw:text-style-name="P18" draw:layer="layout" svg:width="0.845cm" svg:height="0.845cm" svg:x="6.97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6" draw:text-style-name="P18" draw:layer="layout" svg:width="0.845cm" svg:height="0.845cm" svg:x="7.82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5" draw:text-style-name="P33" draw:layer="layout" svg:width="0.845cm" svg:height="0.845cm" svg:x="8.67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5" draw:text-style-name="P33" draw:layer="layout" svg:width="0.845cm" svg:height="0.845cm" svg:x="9.51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6" draw:text-style-name="P18" draw:layer="layout" svg:width="0.845cm" svg:height="0.845cm" svg:x="10.36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6" draw:text-style-name="P18" draw:layer="layout" svg:width="0.845cm" svg:height="0.845cm" svg:x="11.21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25" draw:text-style-name="P33" draw:layer="layout" svg:width="0.845cm" svg:height="0.845cm" svg:x="12.05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25" draw:text-style-name="P33" draw:layer="layout" svg:width="0.845cm" svg:height="0.845cm" svg:x="12.90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25" draw:text-style-name="P33" draw:layer="layout" svg:width="0.845cm" svg:height="0.845cm" svg:x="13.75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6" draw:text-style-name="P18" draw:layer="layout" svg:width="0.845cm" svg:height="0.845cm" svg:x="15.44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6" draw:text-style-name="P18" draw:layer="layout" svg:width="0.845cm" svg:height="0.845cm" svg:x="16.29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6" draw:text-style-name="P18" draw:layer="layout" svg:width="0.845cm" svg:height="0.845cm" svg:x="17.13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6" draw:text-style-name="P18" draw:layer="layout" svg:width="0.845cm" svg:height="0.845cm" svg:x="17.98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6" draw:text-style-name="P18" draw:layer="layout" svg:width="0.845cm" svg:height="0.845cm" svg:x="18.8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5" draw:text-style-name="P33" draw:layer="layout" svg:width="0.845cm" svg:height="0.845cm" svg:x="19.67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25" draw:text-style-name="P33" draw:layer="layout" svg:width="0.845cm" svg:height="0.845cm" svg:x="20.52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6" draw:text-style-name="P18" draw:layer="layout" svg:width="0.845cm" svg:height="0.845cm" svg:x="14.59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7" draw:text-style-name="P2" draw:layer="layout" svg:width="2.741cm" svg:height="0.934cm" svg:x="13.655cm" svg:y="14.817cm">
          <text:p text:style-name="P63"><text:span text:style-name="T18">block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67" draw:text-style-name="P2" draw:layer="layout" svg:width="2.36cm" svg:height="0.934cm" svg:x="16.868cm" svg:y="14.817cm">
          <text:p text:style-name="P63"><text:span text:style-name="T18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88" draw:text-style-name="P14" draw:layer="layout" svg:x1="15.589cm" svg:y1="11.853cm" svg:x2="15.593cm" svg:y2="12.7cm">
          <text:p/>
        </draw:line>
        <draw:custom-shape draw:name="CustomShape 59" draw:style-name="gr89" draw:text-style-name="P54" draw:layer="layout" svg:width="0.845cm" svg:height="0.845cm" svg:x="14.596cm" svg:y="12.7cm">
          <text:p text:style-name="P62"><text:span text:style-name="T18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0" draw:style-name="gr87" draw:text-style-name="P14" draw:layer="layout" svg:x1="14.596cm" svg:y1="12.208cm" svg:x2="14.6cm" svg:y2="14.113cm">
          <text:p/>
        </draw:line>
        <draw:custom-shape draw:name="CustomShape 61" draw:style-name="gr90" draw:text-style-name="P14" draw:layer="layout" svg:width="1.268cm" svg:height="0.005cm" draw:transform="rotate (-1.5707963267949) translate (15.026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90" draw:text-style-name="P14" draw:layer="layout" svg:width="1.268cm" svg:height="2.181cm" draw:transform="rotate (-1.5707963267949) translate (18.048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90" draw:text-style-name="P14" draw:layer="layout" svg:width="1.268cm" svg:height="1.335cm" draw:transform="rotate (-1.5707963267949) translate (18.049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" draw:style-name="gr90" draw:text-style-name="P14" draw:layer="layout" svg:width="1.268cm" svg:height="0.488cm" draw:transform="rotate (-1.5707963267949) translate (18.049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5" draw:style-name="gr90" draw:text-style-name="P14" draw:layer="layout" svg:width="1.268cm" svg:height="0.355cm" draw:transform="rotate (-1.5707963267949) translate (18.398cm 13.545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PlaceHolder 1" presentation:style-name="pr30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0" draw:style-name="dp1" draw:master-page-name="Blank_20_Slide">
        <office:forms form:automatic-focus="false" form:apply-design-mode="false"/>
        <draw:custom-shape draw:name="CustomShape 1" draw:style-name="gr91" draw:text-style-name="P20" draw:layer="layout" svg:width="22.391cm" svg:height="5.138cm" svg:x="1.102cm" svg:y="3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Keeping Track of 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26cm" svg:height="14.929cm" svg:x="1.102cm" svg:y="3.484cm">
          <text:list text:style-name="L2">
            <text:list-item>
              <text:p text:style-name="P7"><text:span text:style-name="T10">Method 1: </text:span><text:span text:style-name="T79">Implicit list </text:span><text:span text:style-name="T10">using length—links all blocks</text:span></text:p>
            </text:list-item>
          </text:list>
          <text:p text:style-name="P7"><text:span text:style-name="T10"/></text:p>
          <text:p text:style-name="P7"><text:span text:style-name="T10"/></text:p>
          <text:p text:style-name="P7"><text:span text:style-name="T10"/></text:p>
          <text:list text:continue-numbering="true" text:style-name="L2">
            <text:list-item>
              <text:p text:style-name="P7"><text:span text:style-name="T10">Method 2: </text:span><text:span text:style-name="T79">Explicit list</text:span><text:span text:style-name="T85"> </text:span><text:span text:style-name="T10">among the free blocks using pointers</text:span></text:p>
            </text:list-item>
          </text:list>
          <text:p text:style-name="P7"><text:span text:style-name="T10"/></text:p>
          <text:p text:style-name="P69"><text:span text:style-name="T10"/></text:p>
          <text:p text:style-name="P82"><text:span text:style-name="T10"/></text:p>
          <text:list text:continue-numbering="true" text:style-name="L2">
            <text:list-item>
              <text:p text:style-name="P83"><text:span text:style-name="T10">Method 3: </text:span><text:span text:style-name="T79">Segregated free list</text:span></text:p>
            </text:list-item>
          </text:list>
          <text:list text:style-name="L3">
            <text:list-item>
              <text:list>
                <text:list-item>
                  <text:p text:style-name="P84"><text:span text:style-name="T14">Different free lists for different size classes</text:span></text:p>
                </text:list-item>
              </text:list>
            </text:list-item>
          </text:list>
          <text:p text:style-name="P52"><text:span text:style-name="T12"/></text:p>
          <text:list text:continue-numbering="true" text:style-name="L3">
            <text:list-item>
              <text:p text:style-name="P83"><text:span text:style-name="T10">Method 4: </text:span><text:span text:style-name="T79">Blocks sorted by size</text:span></text:p>
              <text:list>
                <text:list-item>
                  <text:p text:style-name="P84"><text:span text:style-name="T14">Can use a balanced tree (e.g. Red-Black tree) with pointers within each free block, and the length used as a ke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2" draw:text-style-name="P16" draw:layer="layout" svg:width="0.845cm" svg:height="0.845cm" svg:x="4.445cm" svg:y="6.138cm">
          <text:p text:style-name="P85"><text:span text:style-name="T3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0.845cm" svg:height="0.845cm" svg:x="5.29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4" draw:text-style-name="P18" draw:layer="layout" svg:width="0.845cm" svg:height="0.845cm" svg:x="6.13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6.98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18" draw:layer="layout" svg:width="0.845cm" svg:height="0.845cm" svg:x="7.83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3" draw:text-style-name="P86" draw:layer="layout" svg:width="0.845cm" svg:height="0.845cm" svg:x="8.678cm" svg:y="6.13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4" draw:text-style-name="P33" draw:layer="layout" svg:width="0.845cm" svg:height="0.845cm" svg:x="9.52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4" draw:text-style-name="P33" draw:layer="layout" svg:width="0.845cm" svg:height="0.845cm" svg:x="10.37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4" draw:text-style-name="P33" draw:layer="layout" svg:width="0.845cm" svg:height="0.845cm" svg:x="11.21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2.91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3.75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4.60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0.845cm" svg:height="0.845cm" svg:x="15.45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4" draw:text-style-name="P18" draw:layer="layout" svg:width="0.845cm" svg:height="0.845cm" svg:x="16.29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3" draw:text-style-name="P86" draw:layer="layout" svg:width="0.845cm" svg:height="0.845cm" svg:x="17.145cm" svg:y="6.138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4" draw:text-style-name="P33" draw:layer="layout" svg:width="0.845cm" svg:height="0.845cm" svg:x="17.99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2" draw:text-style-name="P16" draw:layer="layout" svg:width="0.845cm" svg:height="0.845cm" svg:x="12.065cm" svg:y="6.138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5" draw:text-style-name="P14" draw:layer="layout" svg:width="4.231cm" svg:height="0.633cm" svg:x="4.868cm" svg:y="5.48cm">
          <text:p/>
          <draw:enhanced-geometry draw:mirror-horizontal="false" draw:mirror-vertical="false" svg:viewBox="0 0 0 0" drawooo:sub-view-size="960 144" draw:text-areas="0 0 ?f0 ?f1" draw:type="ooxml-non-primitive" draw:enhanced-path="M 0 144 C 184 72 368 0 528 0 688 0 824 72 960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95" draw:text-style-name="P14" draw:layer="layout" svg:width="3.385cm" svg:height="0.633cm" svg:x="9.102cm" svg:y="5.48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95" draw:text-style-name="P14" draw:layer="layout" svg:width="5.078cm" svg:height="0.633cm" svg:x="12.488cm" svg:y="5.48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92" draw:text-style-name="P16" xml:id="id6" draw:id="id6" draw:layer="layout" svg:width="0.845cm" svg:height="0.845cm" svg:x="4.445cm" svg:y="11.007cm">
          <text:p text:style-name="P85"><text:span text:style-name="T3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4" draw:text-style-name="P18" xml:id="id7" draw:id="id7" draw:layer="layout" svg:width="0.845cm" svg:height="0.845cm" svg:x="5.29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4" draw:text-style-name="P18" xml:id="id8" draw:id="id8" draw:layer="layout" svg:width="0.845cm" svg:height="0.845cm" svg:x="6.13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xml:id="id9" draw:id="id9" draw:layer="layout" svg:width="0.845cm" svg:height="0.845cm" svg:x="6.98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4" draw:text-style-name="P18" xml:id="id10" draw:id="id10" draw:layer="layout" svg:width="0.845cm" svg:height="0.845cm" svg:x="7.83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3" draw:text-style-name="P86" xml:id="id11" draw:id="id11" draw:layer="layout" svg:width="0.845cm" svg:height="0.845cm" svg:x="8.678cm" svg:y="11.00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4" draw:text-style-name="P33" xml:id="id12" draw:id="id12" draw:layer="layout" svg:width="0.845cm" svg:height="0.845cm" svg:x="9.52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4" draw:text-style-name="P33" xml:id="id13" draw:id="id13" draw:layer="layout" svg:width="0.845cm" svg:height="0.845cm" svg:x="10.37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4" draw:text-style-name="P33" xml:id="id14" draw:id="id14" draw:layer="layout" svg:width="0.845cm" svg:height="0.845cm" svg:x="11.21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4" draw:text-style-name="P18" xml:id="id15" draw:id="id15" draw:layer="layout" svg:width="0.845cm" svg:height="0.845cm" svg:x="12.91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xml:id="id16" draw:id="id16" draw:layer="layout" svg:width="0.845cm" svg:height="0.845cm" svg:x="13.75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4" draw:text-style-name="P18" xml:id="id17" draw:id="id17" draw:layer="layout" svg:width="0.845cm" svg:height="0.845cm" svg:x="14.60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4" draw:text-style-name="P18" xml:id="id18" draw:id="id18" draw:layer="layout" svg:width="0.845cm" svg:height="0.845cm" svg:x="15.45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4" draw:text-style-name="P18" xml:id="id19" draw:id="id19" draw:layer="layout" svg:width="0.845cm" svg:height="0.845cm" svg:x="16.29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3" draw:text-style-name="P86" xml:id="id20" draw:id="id20" draw:layer="layout" svg:width="0.845cm" svg:height="0.845cm" svg:x="17.145cm" svg:y="11.007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4" draw:text-style-name="P33" xml:id="id21" draw:id="id21" draw:layer="layout" svg:width="0.845cm" svg:height="0.845cm" svg:x="17.99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2" draw:text-style-name="P16" xml:id="id22" draw:id="id22" draw:layer="layout" svg:width="0.845cm" svg:height="0.845cm" svg:x="12.065cm" svg:y="11.007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5" draw:text-style-name="P14" xml:id="id23" draw:id="id23" draw:layer="layout" svg:width="6.771cm" svg:height="1.339cm" svg:x="5.715cm" svg:y="10.089cm">
          <text:p/>
          <draw:enhanced-geometry draw:mirror-horizontal="false" draw:mirror-vertical="false" svg:viewBox="0 0 0 0" drawooo:sub-view-size="1536 304" draw:text-areas="0 0 ?f0 ?f1" draw:type="ooxml-non-primitive" draw:enhanced-path="M 0 304 C 328 167 656 31 912 16 1167 0 1351 104 1536 208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3cm" svg:y="3.784cm">
          <text:list text:style-name="L2">
            <text:list-item>
              <text:p text:style-name="P7"><text:span text:style-name="T29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1">Memory</text:span><text:span text:style-name="T10"> </text:span><text:span text:style-name="T11">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0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2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2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307cm" svg:height="1.59cm" svg:x="0.998cm" svg:y="1.316cm">
          <text:p text:style-name="P6"><text:span text:style-name="T1">Method 1: Implicit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929cm" svg:height="6cm" svg:x="1.058cm" svg:y="3.312cm">
          <text:list text:style-name="L2">
            <text:list-item>
              <text:p xml:id="id24" text:id="id24" text:style-name="P7"><text:span text:style-name="T10">For each block we need both size and allocation statu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Could store this information in two words: wasteful!</text:span></text:p>
                </text:list-item>
              </text:list>
            </text:list-item>
            <text:list-item>
              <text:p text:style-name="P7"><text:span text:style-name="T10">Standard trick</text:span></text:p>
              <text:list>
                <text:list-item>
                  <text:p text:style-name="P9"><text:span text:style-name="T14">If blocks are aligned, some low-order address bits are always 0</text:span></text:p>
                </text:list-item>
                <text:list-item>
                  <text:p text:style-name="P9"><text:span text:style-name="T14">Instead of storing an always-0 bit, use it as a allocated/free flag</text:span></text:p>
                </text:list-item>
                <text:list-item>
                  <text:p text:style-name="P9"><text:span text:style-name="T14">When reading size word, must mask out this b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9" draw:text-style-name="P54" xml:id="id25" draw:id="id25" draw:layer="layout" svg:width="3.804cm" svg:height="1.056cm" svg:x="8.255cm" svg:y="11.889cm">
          <text:p text:style-name="P62"><text:span text:style-name="T18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7" draw:text-style-name="P2" xml:id="id26" draw:id="id26" draw:layer="layout" svg:width="2.128cm" svg:height="0.934cm" svg:x="9.522cm" svg:y="10.028cm">
          <text:p text:style-name="P63"><text:span text:style-name="T18">1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7" draw:text-style-name="P2" xml:id="id27" draw:id="id27" draw:layer="layout" svg:width="4.486cm" svg:height="2.767cm" svg:x="2.294cm" svg:y="13.078cm">
          <text:p text:style-name="P63"><text:span text:style-name="T52">Format of</text:span></text:p>
          <text:p text:style-name="P63"><text:span text:style-name="T52">allocated and</text:span></text:p>
          <text:p text:style-name="P63"><text:span text:style-name="T52">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4" draw:text-style-name="P53" xml:id="id28" draw:id="id28" draw:layer="layout" svg:width="4.655cm" svg:height="3.57cm" svg:x="8.255cm" svg:y="12.947cm">
          <text:p text:style-name="P62"><text:span text:style-name="T18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7" draw:text-style-name="P2" xml:id="id29" draw:id="id29" draw:layer="layout" svg:width="6.399cm" svg:height="5.57cm" svg:x="13.943cm" svg:y="11.952cm">
          <text:p text:style-name="P63"><text:span text:style-name="T18">a = 1: Allocated block <text:s/></text:span></text:p>
          <text:p text:style-name="P63"><text:span text:style-name="T18">a = 0: Free block</text:span></text:p>
          <text:p text:style-name="P63"><text:span text:style-name="T86"/></text:p>
          <text:p text:style-name="P63"><text:span text:style-name="T18">Size: block size</text:span></text:p>
          <text:p text:style-name="P63"><text:span text:style-name="T86"/></text:p>
          <text:p text:style-name="P63"><text:span text:style-name="T18">Payload: application data</text:span></text:p>
          <text:p text:style-name="P63"><text:span text:style-name="T18">(allocated blocks only)</text:span></text:p>
          <text:p text:style-name="P63"><text:span text:style-name="T8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6" draw:text-style-name="P87" xml:id="id30" draw:id="id30" draw:layer="layout" svg:width="0.845cm" svg:height="1.056cm" svg:x="12.065cm" svg:y="11.889cm">
          <text:p text:style-name="P62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7" draw:text-style-name="P88" xml:id="id31" draw:id="id31" draw:layer="layout" svg:width="4.655cm" svg:height="1.903cm" svg:x="8.255cm" svg:y="16.51cm">
          <text:p text:style-name="P62"><text:span text:style-name="T18">Optional</text:span></text:p>
          <text:p text:style-name="P62"><text:span text:style-name="T18">pad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7" draw:text-style-name="P14" xml:id="id32" draw:id="id32" draw:layer="layout" svg:width="0.633cm" svg:height="4.655cm" draw:transform="rotate (1.5707963267949) translate (8.255cm 11.596cm)">
          <text:p/>
          <draw:enhanced-geometry draw:mirror-horizontal="false" draw:mirror-vertical="false" svg:viewBox="0 0 0 0" draw:text-areas="0 ?f15 ?f14 ?f16" draw:type="ooxml-rightBrace" draw:modifiers="11875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etailed Implicit Free Lis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6" draw:text-style-name="P2" draw:layer="layout" svg:width="1.916cm" svg:height="2.537cm" svg:x="0.173cm" svg:y="5.728cm">
          <text:p text:style-name="P30"><text:span text:style-name="T16">Start </text:span></text:p>
          <text:p text:style-name="P30"><text:span text:style-name="T16">of </text:span></text:p>
          <text:p text:style-name="P30"><text:span text:style-name="T1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8" draw:text-style-name="P14" draw:layer="layout" svg:x1="2.943cm" svg:y1="12.7cm" svg:x2="2.944cm" svg:y2="11.308cm">
          <text:p/>
        </draw:line>
        <draw:custom-shape draw:name="CustomShape 4" draw:style-name="gr98" draw:text-style-name="P2" draw:layer="layout" svg:width="5.174cm" svg:height="1.945cm" svg:x="3.06cm" svg:y="10.954cm">
          <text:p text:style-name="P1"><text:span text:style-name="T7">Double-word</text:span></text:p>
          <text:p text:style-name="P1"><text:span text:style-name="T7">alig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18" draw:layer="layout" svg:width="1.097cm" svg:height="1.437cm" svg:x="17.24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9" draw:text-style-name="P16" draw:layer="layout" svg:width="1.097cm" svg:height="1.437cm" svg:x="4.088cm" svg:y="6.419cm">
          <text:p text:style-name="P30"><text:span text:style-name="T15">8/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6" draw:text-style-name="P18" draw:layer="layout" svg:width="1.092cm" svg:height="1.437cm" svg:x="5.18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0" draw:text-style-name="P89" draw:layer="layout" svg:width="1.092cm" svg:height="1.437cm" svg:x="6.242cm" svg:y="6.419cm">
          <text:p text:style-name="P30"><text:span text:style-name="T30">16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5" draw:text-style-name="P33" draw:layer="layout" svg:width="1.097cm" svg:height="1.437cm" svg:x="7.33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5" draw:text-style-name="P33" draw:layer="layout" svg:width="1.097cm" svg:height="1.437cm" svg:x="8.43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1" draw:text-style-name="P90" draw:layer="layout" svg:width="1.092cm" svg:height="1.437cm" svg:x="9.533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6" draw:text-style-name="P18" draw:layer="layout" svg:width="1.092cm" svg:height="1.437cm" svg:x="11.801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6" draw:text-style-name="P18" draw:layer="layout" svg:width="1.097cm" svg:height="1.437cm" svg:x="12.89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18" draw:layer="layout" svg:width="1.092cm" svg:height="1.437cm" svg:x="13.994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6" draw:text-style-name="P18" draw:layer="layout" svg:width="1.097cm" svg:height="1.437cm" svg:x="15.088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6" draw:text-style-name="P18" draw:layer="layout" svg:width="1.097cm" svg:height="1.437cm" svg:x="16.18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0" draw:text-style-name="P89" draw:layer="layout" svg:width="1.097cm" svg:height="1.437cm" svg:x="19.354cm" svg:y="6.419cm">
          <text:p text:style-name="P30"><text:span text:style-name="T30">16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5" draw:text-style-name="P33" draw:layer="layout" svg:width="1.092cm" svg:height="1.437cm" svg:x="20.452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9" draw:text-style-name="P91" draw:layer="layout" svg:width="1.097cm" svg:height="1.437cm" svg:x="10.703cm" svg:y="6.419cm">
          <text:p text:style-name="P30"><text:span text:style-name="T30">32/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02" draw:text-style-name="P14" draw:layer="layout" svg:width="2.238cm" svg:height="1.381cm" svg:x="4.315cm" svg:y="4.937cm">
          <text:p/>
          <draw:enhanced-geometry draw:mirror-horizontal="false" draw:mirror-vertical="false" svg:viewBox="0 0 0 0" drawooo:sub-view-size="960 144" draw:text-areas="0 0 ?f0 ?f1" draw:type="ooxml-non-primitive" draw:enhanced-path="M 0 144 C 184 72 368 0 528 0 688 0 824 72 960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102" draw:text-style-name="P14" draw:layer="layout" svg:width="4.146cm" svg:height="1.381cm" svg:x="6.754cm" svg:y="4.93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02" draw:text-style-name="P14" draw:layer="layout" svg:width="8.611cm" svg:height="1.381cm" svg:x="10.987cm" svg:y="4.887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25" draw:text-style-name="P33" draw:layer="layout" svg:width="1.097cm" svg:height="1.437cm" svg:x="21.54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01" draw:text-style-name="P90" draw:layer="layout" svg:width="1.097cm" svg:height="1.437cm" svg:x="2.99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3" draw:text-style-name="P14" draw:layer="layout" svg:width="2.157cm" svg:height="1.437cm" svg:x="4.088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3" draw:text-style-name="P14" draw:layer="layout" svg:width="4.43cm" svg:height="1.437cm" svg:x="6.247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6" draw:text-style-name="P2" draw:layer="layout" svg:width="2.073cm" svg:height="0.843cm" svg:x="2.451cm" svg:y="5.502cm">
          <text:p text:style-name="P30"><text:span text:style-name="T15">Un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48" draw:text-style-name="P14" draw:layer="layout" svg:x1="5.186cm" svg:y1="9.552cm" svg:x2="5.187cm" svg:y2="8.007cm">
          <text:p/>
        </draw:line>
        <draw:line draw:name="Line 29" draw:style-name="gr48" draw:text-style-name="P14" draw:layer="layout" svg:x1="7.345cm" svg:y1="9.552cm" svg:x2="7.346cm" svg:y2="8.007cm">
          <text:p/>
        </draw:line>
        <draw:line draw:name="Line 30" draw:style-name="gr48" draw:text-style-name="P14" draw:layer="layout" svg:x1="9.542cm" svg:y1="9.552cm" svg:x2="9.543cm" svg:y2="8.007cm">
          <text:p/>
        </draw:line>
        <draw:line draw:name="Line 31" draw:style-name="gr48" draw:text-style-name="P14" draw:layer="layout" svg:x1="11.815cm" svg:y1="9.552cm" svg:x2="11.816cm" svg:y2="8.007cm">
          <text:p/>
        </draw:line>
        <draw:line draw:name="Line 32" draw:style-name="gr48" draw:text-style-name="P14" draw:layer="layout" svg:x1="14.012cm" svg:y1="9.552cm" svg:x2="14.013cm" svg:y2="8.007cm">
          <text:p/>
        </draw:line>
        <draw:line draw:name="Line 33" draw:style-name="gr48" draw:text-style-name="P14" draw:layer="layout" svg:x1="16.171cm" svg:y1="9.552cm" svg:x2="16.172cm" svg:y2="8.007cm">
          <text:p/>
        </draw:line>
        <draw:line draw:name="Line 34" draw:style-name="gr48" draw:text-style-name="P14" draw:layer="layout" svg:x1="20.49cm" svg:y1="9.552cm" svg:x2="20.491cm" svg:y2="8.007cm">
          <text:p/>
        </draw:line>
        <draw:line draw:name="Line 35" draw:style-name="gr48" draw:text-style-name="P14" draw:layer="layout" svg:x1="3.027cm" svg:y1="9.502cm" svg:x2="3.028cm" svg:y2="7.957cm">
          <text:p/>
        </draw:line>
        <draw:line draw:name="Line 36" draw:style-name="gr48" draw:text-style-name="P14" draw:layer="layout" svg:x1="22.687cm" svg:y1="9.552cm" svg:x2="22.688cm" svg:y2="8.007cm">
          <text:p/>
        </draw:line>
        <draw:custom-shape draw:name="CustomShape 37" draw:style-name="gr25" draw:text-style-name="P33" draw:layer="layout" svg:width="1.097cm" svg:height="1.437cm" svg:x="22.64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3" draw:text-style-name="P14" draw:layer="layout" svg:width="4.392cm" svg:height="1.437cm" svg:x="19.382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02" draw:text-style-name="P14" draw:layer="layout" svg:width="4.146cm" svg:height="1.381cm" svg:x="19.747cm" svg:y="4.868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104" draw:text-style-name="P92" draw:layer="layout" svg:width="1.097cm" svg:height="1.437cm" svg:x="23.748cm" svg:y="6.419cm">
          <text:p text:style-name="P30"><text:span text:style-name="T15">0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03" draw:text-style-name="P14" draw:layer="layout" svg:width="1.021cm" svg:height="1.437cm" svg:x="23.748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6" draw:text-style-name="P18" draw:layer="layout" svg:width="1.097cm" svg:height="1.437cm" svg:x="18.307cm" svg:y="6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03" draw:text-style-name="P14" draw:layer="layout" svg:width="8.71cm" svg:height="1.437cm" svg:x="10.679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48" draw:text-style-name="P14" draw:layer="layout" svg:x1="18.293cm" svg:y1="9.552cm" svg:x2="18.294cm" svg:y2="8.007cm">
          <text:p/>
        </draw:line>
        <draw:custom-shape draw:name="CustomShape 45" draw:style-name="gr43" draw:text-style-name="P2" draw:layer="layout" svg:width="14.561cm" svg:height="2.791cm" svg:x="10.181cm" svg:y="10.795cm">
          <text:p text:style-name="P1"><text:span text:style-name="T7">Allocated blocks: shaded</text:span></text:p>
          <text:p text:style-name="P1"><text:span text:style-name="T7">Free blocks: unshaded</text:span></text:p>
          <text:p text:style-name="P1"><text:span text:style-name="T7">Headers: labeled with size in bytes/allocated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2.223cm" svg:height="1.59cm" svg:x="0.778cm" svg:y="1.303cm">
          <text:p text:style-name="P6"><text:span text:style-name="T1">Implicit List: Finding a Free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578cm" svg:x="0.807cm" svg:y="3.175cm">
          <text:list text:style-name="L2">
            <text:list-item>
              <text:p text:style-name="P74"><text:span text:style-name="T81">First fit:</text:span></text:p>
            </text:list-item>
          </text:list>
          <text:list text:style-name="L3">
            <text:list-item>
              <text:list>
                <text:list-item>
                  <text:p text:style-name="P75"><text:span text:style-name="T2">Search list from beginning, choose </text:span><text:span text:style-name="T87">first</text:span><text:span text:style-name="T2"> free block that fits:</text:span></text:p>
                </text:list-item>
              </text:list>
            </text:list-item>
          </text:list>
          <text:p text:style-name="P19"><text:span text:style-name="T88"/></text:p>
          <text:p text:style-name="P19"><text:span text:style-name="T88"/></text:p>
          <text:p text:style-name="P19"><text:span text:style-name="T88"/></text:p>
          <text:p text:style-name="P19"><text:span text:style-name="T88"/></text:p>
          <text:list text:style-name="L11">
            <text:list-item>
              <text:list>
                <text:list-item>
                  <text:p text:style-name="P75"><text:span text:style-name="T2">Can take linear time in total number of blocks (allocated and free)</text:span></text:p>
                </text:list-item>
                <text:list-item>
                  <text:p text:style-name="P75"><text:span text:style-name="T2">In practice it can cause “splinters” at beginning of list</text:span></text:p>
                </text:list-item>
              </text:list>
            </text:list-item>
          </text:list>
          <text:list text:style-name="L3">
            <text:list-item>
              <text:p text:style-name="P74"><text:span text:style-name="T81">Next fit:</text:span></text:p>
              <text:list>
                <text:list-item>
                  <text:p text:style-name="P75"><text:span text:style-name="T2">Like first fit, but search list starting where previous search finished</text:span></text:p>
                </text:list-item>
                <text:list-item>
                  <text:p text:style-name="P93"><text:span text:style-name="T2">Should often be faster than first fit: avoids re-scanning unhelpful blocks</text:span></text:p>
                </text:list-item>
                <text:list-item>
                  <text:p text:style-name="P93"><text:span text:style-name="T2">Some research suggests that fragmentation is worse</text:span></text:p>
                </text:list-item>
              </text:list>
            </text:list-item>
            <text:list-item>
              <text:p text:style-name="P74"><text:span text:style-name="T81">Best fit:</text:span></text:p>
              <text:list>
                <text:list-item>
                  <text:p text:style-name="P75"><text:span text:style-name="T2">Search the list, choose the </text:span><text:span text:style-name="T87">best</text:span><text:span text:style-name="T2"> free block: fits, with fewest bytes left over</text:span></text:p>
                </text:list-item>
                <text:list-item>
                  <text:p text:style-name="P75"><text:span text:style-name="T2">Keeps fragments small—usually improves memory utilization</text:span></text:p>
                </text:list-item>
                <text:list-item>
                  <text:p text:style-name="P75"><text:span text:style-name="T2">Will typically run slower than first f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5" draw:text-style-name="P95" draw:layer="layout" svg:width="19.815cm" svg:height="2.819cm" svg:x="3.299cm" svg:y="5.309cm">
          <text:p text:style-name="P94"><text:span text:style-name="T89">p = start; </text:span></text:p>
          <text:p text:style-name="P94"><text:span text:style-name="T89">while ((p &lt; end) &amp;&amp; <text:s text:c="4"/></text:span><text:span text:style-name="T90">\\ not passed end</text:span></text:p>
          <text:p text:style-name="P94"><text:span text:style-name="T89"><text:s text:c="7"/></text:span><text:span text:style-name="T89">((*p &amp; 1) || <text:s text:c="4"/></text:span><text:span text:style-name="T90">\\ already allocated</text:span></text:p>
          <text:p text:style-name="P94"><text:span text:style-name="T89"><text:s text:c="7"/></text:span><text:span text:style-name="T89">(*p <text:s/>&lt;= len))) <text:s text:c="2"/></text:span><text:span text:style-name="T90">\\ too small </text:span></text:p>
          <text:p text:style-name="P94"><text:span text:style-name="T89"><text:s text:c="2"/></text:span><text:span text:style-name="T89">p = p + (*p &amp; -2); <text:s text:c="3"/></text:span><text:span text:style-name="T90">\\ goto next block (word address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916cm" svg:height="1.59cm" svg:x="0.741cm" svg:y="1.371cm">
          <text:p text:style-name="P6"><text:span text:style-name="T1">Implicit List: Allocating in Free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1cm" svg:x="0.807cm" svg:y="3.391cm">
          <text:list text:style-name="L2">
            <text:list-item>
              <text:p text:style-name="P7"><text:span text:style-name="T10">Allocating in a free block: </text:span><text:span text:style-name="T79">splitting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Since allocated space might be smaller than free space, we might want to split the bloc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6" draw:text-style-name="P61" draw:layer="layout" svg:width="22.854cm" svg:height="4.746cm" svg:x="1.289cm" svg:y="13.641cm">
          <text:p text:style-name="P94"><text:span text:style-name="T68">void addblock(ptr p, int len) {</text:span></text:p>
          <text:p text:style-name="P94"><text:span text:style-name="T68"><text:s text:c="2"/></text:span><text:span text:style-name="T68">int newsize = ((len + 1) &gt;&gt; 1) &lt;&lt; 1; <text:s/></text:span><text:span text:style-name="T91">// round up to even</text:span></text:p>
          <text:p text:style-name="P94"><text:span text:style-name="T68"><text:s text:c="2"/></text:span><text:span text:style-name="T68">int oldsize = *p &amp; -2; <text:s text:c="15"/></text:span><text:span text:style-name="T91">// mask out low bit</text:span></text:p>
          <text:p text:style-name="P94"><text:span text:style-name="T68"><text:s text:c="2"/></text:span><text:span text:style-name="T68">*p = newsize | 1; <text:s text:c="20"/></text:span><text:span text:style-name="T91">// set new length</text:span></text:p>
          <text:p text:style-name="P94"><text:span text:style-name="T68"><text:s text:c="2"/></text:span><text:span text:style-name="T68">if (newsize &lt; oldsize)</text:span></text:p>
          <text:p text:style-name="P94"><text:span text:style-name="T68"><text:s text:c="4"/></text:span><text:span text:style-name="T68">*(p+newsize) = oldsize - newsize; <text:s text:c="2"/></text:span><text:span text:style-name="T91">// set length in remaining</text:span></text:p>
          <text:p text:style-name="P94"><text:span text:style-name="T68">} <text:s text:c="38"/></text:span><text:span text:style-name="T91">// <text:s text:c="2"/>part of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2" draw:text-style-name="P16" draw:layer="layout" svg:width="0.845cm" svg:height="0.845cm" svg:x="5.715cm" svg:y="7.643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0.845cm" svg:height="0.845cm" svg:x="6.56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4" draw:text-style-name="P18" draw:layer="layout" svg:width="0.845cm" svg:height="0.845cm" svg:x="7.40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8.25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7" draw:text-style-name="P96" draw:layer="layout" svg:width="0.845cm" svg:height="0.845cm" svg:x="9.102cm" svg:y="7.643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8" draw:text-style-name="P79" draw:layer="layout" svg:width="0.845cm" svg:height="0.845cm" svg:x="9.94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8" draw:text-style-name="P79" draw:layer="layout" svg:width="0.845cm" svg:height="0.845cm" svg:x="10.79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8" draw:text-style-name="P79" draw:layer="layout" svg:width="0.845cm" svg:height="0.845cm" svg:x="11.64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4" draw:text-style-name="P18" draw:layer="layout" svg:width="0.845cm" svg:height="0.845cm" svg:x="13.33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4.18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5.02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5.87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0.845cm" svg:height="0.845cm" svg:x="16.72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3" draw:text-style-name="P86" draw:layer="layout" svg:width="0.845cm" svg:height="0.845cm" svg:x="17.568cm" svg:y="7.643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4" draw:text-style-name="P33" draw:layer="layout" svg:width="0.845cm" svg:height="0.845cm" svg:x="18.41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2" draw:text-style-name="P16" draw:layer="layout" svg:width="0.845cm" svg:height="0.845cm" svg:x="12.488cm" svg:y="7.643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5" draw:text-style-name="P14" draw:layer="layout" svg:width="3.385cm" svg:height="0.633cm" svg:x="9.525cm" svg:y="6.98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5" draw:text-style-name="P14" draw:layer="layout" svg:width="5.078cm" svg:height="0.633cm" svg:x="12.912cm" svg:y="6.985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07" draw:text-style-name="P96" draw:layer="layout" svg:width="0.845cm" svg:height="0.845cm" svg:x="9.102cm" svg:y="11.8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8" draw:text-style-name="P79" draw:layer="layout" svg:width="0.845cm" svg:height="0.845cm" svg:x="9.94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08" draw:text-style-name="P79" draw:layer="layout" svg:width="0.845cm" svg:height="0.845cm" svg:x="10.79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8" draw:text-style-name="P79" draw:layer="layout" svg:width="0.845cm" svg:height="0.845cm" svg:x="11.64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9" draw:text-style-name="P97" draw:layer="layout" svg:width="0.845cm" svg:height="0.845cm" svg:x="13.33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09" draw:text-style-name="P97" draw:layer="layout" svg:width="0.845cm" svg:height="0.845cm" svg:x="14.18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09" draw:text-style-name="P97" draw:layer="layout" svg:width="0.845cm" svg:height="0.845cm" svg:x="15.02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4" draw:text-style-name="P18" draw:layer="layout" svg:width="0.845cm" svg:height="0.845cm" svg:x="15.87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4" draw:text-style-name="P18" draw:layer="layout" svg:width="0.845cm" svg:height="0.845cm" svg:x="16.72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3" draw:text-style-name="P86" draw:layer="layout" svg:width="0.845cm" svg:height="0.845cm" svg:x="17.568cm" svg:y="11.808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4" draw:text-style-name="P33" draw:layer="layout" svg:width="0.845cm" svg:height="0.845cm" svg:x="18.41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0" draw:text-style-name="P98" draw:layer="layout" svg:width="0.845cm" svg:height="0.845cm" svg:x="12.488cm" svg:y="11.8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95" draw:text-style-name="P14" draw:layer="layout" svg:width="3.385cm" svg:height="0.633cm" svg:x="9.525cm" svg:y="11.1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line draw:name="Line 35" draw:style-name="gr88" draw:text-style-name="P14" draw:layer="layout" svg:x1="12.884cm" svg:y1="9.128cm" svg:x2="12.888cm" svg:y2="8.485cm">
          <text:p/>
        </draw:line>
        <draw:custom-shape draw:name="CustomShape 36" draw:style-name="gr67" draw:text-style-name="P2" draw:layer="layout" svg:width="0.803cm" svg:height="0.934cm" svg:x="12.455cm" svg:y="8.913cm">
          <text:p text:style-name="P63"><text:span text:style-name="T18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5" draw:text-style-name="P14" draw:layer="layout" svg:width="3.385cm" svg:height="0.633cm" svg:x="6.138cm" svg:y="6.98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67" draw:text-style-name="P2" draw:layer="layout" svg:width="0.786cm" svg:height="0.934cm" svg:x="15.924cm" svg:y="11.767cm">
          <text:p text:style-name="P63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5" draw:text-style-name="P14" draw:layer="layout" svg:width="3.596cm" svg:height="0.633cm" svg:x="12.7cm" svg:y="11.15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95" draw:text-style-name="P14" draw:layer="layout" svg:width="1.691cm" svg:height="0.421cm" svg:x="16.298cm" svg:y="11.362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92" draw:text-style-name="P16" draw:layer="layout" svg:width="0.845cm" svg:height="0.845cm" svg:x="5.715cm" svg:y="11.8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4" draw:text-style-name="P18" draw:layer="layout" svg:width="0.845cm" svg:height="0.845cm" svg:x="6.56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4" draw:text-style-name="P18" draw:layer="layout" svg:width="0.845cm" svg:height="0.845cm" svg:x="7.40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4" draw:text-style-name="P18" draw:layer="layout" svg:width="0.845cm" svg:height="0.845cm" svg:x="8.25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5" draw:text-style-name="P14" draw:layer="layout" svg:width="3.385cm" svg:height="0.633cm" svg:x="6.138cm" svg:y="11.1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21" draw:text-style-name="P2" draw:layer="layout" svg:width="4.997cm" svg:height="0.934cm" svg:x="1.943cm" svg:y="10.238cm">
          <text:p text:style-name="P99"><text:span text:style-name="T34">addblock(p, 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001cm" svg:height="1.59cm" svg:x="0.741cm" svg:y="1.482cm">
          <text:p text:style-name="P6"><text:span text:style-name="T1">Implicit List: Freeing a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2.059cm" svg:x="0.807cm" svg:y="3.391cm">
          <text:list text:style-name="L8">
            <text:list-item>
              <text:p text:style-name="P7"><text:span text:style-name="T10">Simplest implementation: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14">Need only clear the “allocated” flag</text:span></text:p>
                </text:list-item>
              </text:list>
            </text:list-item>
          </text:list>
          <text:p text:style-name="P19"><text:span text:style-name="T47"><text:s text:c="2"/></text:span><text:span text:style-name="T92">void free_block(ptr p) { *p = *p &amp; -2 }</text:span></text:p>
          <text:p text:style-name="P19"><text:span text:style-name="T25"/></text:p>
          <text:list text:style-name="L12">
            <text:list-item>
              <text:list>
                <text:list-item>
                  <text:p text:style-name="P9"><text:span text:style-name="T14">But can lead to “false fragmentation” </text:span></text:p>
                </text:list-item>
              </text:list>
            </text:list-item>
          </text:list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1" draw:text-style-name="P96" draw:layer="layout" svg:width="0.845cm" svg:height="0.845cm" svg:x="9.313cm" svg:y="9.45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2" draw:text-style-name="P79" draw:layer="layout" svg:width="0.845cm" svg:height="0.845cm" svg:x="10.16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2" draw:text-style-name="P79" draw:layer="layout" svg:width="0.845cm" svg:height="0.845cm" svg:x="11.00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2" draw:text-style-name="P79" draw:layer="layout" svg:width="0.845cm" svg:height="0.845cm" svg:x="11.85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3" draw:text-style-name="P13" draw:layer="layout" svg:width="0.845cm" svg:height="0.845cm" svg:x="13.54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3" draw:text-style-name="P13" draw:layer="layout" svg:width="0.845cm" svg:height="0.845cm" svg:x="14.39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3" draw:text-style-name="P13" draw:layer="layout" svg:width="0.845cm" svg:height="0.845cm" svg:x="15.24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4" draw:text-style-name="P18" draw:layer="layout" svg:width="0.845cm" svg:height="0.845cm" svg:x="16.08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4" draw:text-style-name="P18" draw:layer="layout" svg:width="0.845cm" svg:height="0.845cm" svg:x="16.93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5" draw:text-style-name="P86" draw:layer="layout" svg:width="0.845cm" svg:height="0.845cm" svg:x="17.78cm" svg:y="9.457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6" draw:text-style-name="P33" draw:layer="layout" svg:width="0.845cm" svg:height="0.845cm" svg:x="18.62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7" draw:text-style-name="P53" draw:layer="layout" svg:width="0.845cm" svg:height="0.845cm" svg:x="12.7cm" svg:y="9.45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5" draw:text-style-name="P14" draw:layer="layout" svg:width="3.385cm" svg:height="0.633cm" svg:x="9.737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67" draw:text-style-name="P2" draw:layer="layout" svg:width="0.786cm" svg:height="0.934cm" svg:x="16.05cm" svg:y="9.439cm">
          <text:p text:style-name="P63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5" draw:text-style-name="P14" draw:layer="layout" svg:width="3.596cm" svg:height="0.633cm" svg:x="12.912cm" svg:y="8.799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95" draw:text-style-name="P14" draw:layer="layout" svg:width="1.691cm" svg:height="0.421cm" svg:x="16.51cm" svg:y="9.01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18" draw:text-style-name="P16" draw:layer="layout" svg:width="0.845cm" svg:height="0.845cm" svg:x="5.927cm" svg:y="9.45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14" draw:text-style-name="P18" draw:layer="layout" svg:width="0.845cm" svg:height="0.845cm" svg:x="6.77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4" draw:text-style-name="P18" draw:layer="layout" svg:width="0.845cm" svg:height="0.845cm" svg:x="7.6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4" draw:text-style-name="P18" draw:layer="layout" svg:width="0.845cm" svg:height="0.845cm" svg:x="8.46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95" draw:text-style-name="P14" draw:layer="layout" svg:width="3.385cm" svg:height="0.633cm" svg:x="6.35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67" draw:text-style-name="P2" draw:layer="layout" svg:width="2.873cm" svg:height="0.934cm" svg:x="2.308cm" svg:y="10.731cm">
          <text:p text:style-name="P67"><text:span text:style-name="T34">free(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7" draw:text-style-name="P2" draw:layer="layout" svg:width="0.841cm" svg:height="0.934cm" svg:x="12.706cm" svg:y="10.515cm">
          <text:p text:style-name="P67"><text:span text:style-name="T34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8" draw:text-style-name="P14" draw:layer="layout" svg:x1="13.123cm" svg:y1="10.73cm" svg:x2="13.127cm" svg:y2="10.298cm">
          <text:p/>
        </draw:line>
        <draw:custom-shape draw:name="CustomShape 27" draw:style-name="gr118" draw:text-style-name="P16" draw:layer="layout" svg:width="0.845cm" svg:height="0.845cm" svg:x="5.927cm" svg:y="12.2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4" draw:text-style-name="P18" draw:layer="layout" svg:width="0.845cm" svg:height="0.845cm" svg:x="6.77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4" draw:text-style-name="P18" draw:layer="layout" svg:width="0.845cm" svg:height="0.845cm" svg:x="7.62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4" draw:text-style-name="P18" draw:layer="layout" svg:width="0.845cm" svg:height="0.845cm" svg:x="8.46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1" draw:text-style-name="P96" draw:layer="layout" svg:width="0.845cm" svg:height="0.845cm" svg:x="9.313cm" svg:y="12.2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2" draw:text-style-name="P79" draw:layer="layout" svg:width="0.845cm" svg:height="0.845cm" svg:x="10.16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2" draw:text-style-name="P79" draw:layer="layout" svg:width="0.845cm" svg:height="0.845cm" svg:x="11.00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12" draw:text-style-name="P79" draw:layer="layout" svg:width="0.845cm" svg:height="0.845cm" svg:x="11.85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15" draw:text-style-name="P86" draw:layer="layout" svg:width="0.845cm" svg:height="0.845cm" svg:x="17.78cm" svg:y="12.208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16" draw:text-style-name="P33" draw:layer="layout" svg:width="0.845cm" svg:height="0.845cm" svg:x="18.62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5" draw:text-style-name="P14" draw:layer="layout" svg:width="3.385cm" svg:height="0.633cm" svg:x="9.737cm" svg:y="11.5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95" draw:text-style-name="P14" draw:layer="layout" svg:width="3.385cm" svg:height="0.633cm" svg:x="6.35cm" svg:y="11.5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14" draw:text-style-name="P18" draw:layer="layout" svg:width="0.845cm" svg:height="0.845cm" svg:x="13.54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4" draw:text-style-name="P18" draw:layer="layout" svg:width="0.845cm" svg:height="0.845cm" svg:x="14.39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14" draw:text-style-name="P18" draw:layer="layout" svg:width="0.845cm" svg:height="0.845cm" svg:x="15.24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14" draw:text-style-name="P18" draw:layer="layout" svg:width="0.845cm" svg:height="0.845cm" svg:x="16.08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4" draw:text-style-name="P18" draw:layer="layout" svg:width="0.845cm" svg:height="0.845cm" svg:x="16.93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8" draw:text-style-name="P16" draw:layer="layout" svg:width="0.845cm" svg:height="0.845cm" svg:x="12.7cm" svg:y="12.2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7" draw:text-style-name="P2" draw:layer="layout" svg:width="0.786cm" svg:height="0.934cm" svg:x="16.05cm" svg:y="12.191cm">
          <text:p text:style-name="P63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95" draw:text-style-name="P14" draw:layer="layout" svg:width="3.596cm" svg:height="0.633cm" svg:x="12.912cm" svg:y="11.55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95" draw:text-style-name="P14" draw:layer="layout" svg:width="1.691cm" svg:height="0.421cm" svg:x="16.51cm" svg:y="11.762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67" draw:text-style-name="P2" draw:layer="layout" svg:width="3.55cm" svg:height="0.934cm" svg:x="2.356cm" svg:y="13.8cm">
          <text:p text:style-name="P67"><text:span text:style-name="T34">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67" draw:text-style-name="P2" draw:layer="layout" svg:width="2.568cm" svg:height="1.274cm" svg:x="5.837cm" svg:y="13.544cm">
          <text:p text:style-name="P100"><text:span text:style-name="T83">Oop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3" draw:text-style-name="P2" xml:id="id33" draw:id="id33" draw:layer="layout" svg:width="22.761cm" svg:height="2.028cm" svg:x="1.023cm" svg:y="16.119cm">
          <text:p text:style-name="P1"><text:span text:style-name="T93">There is enough free space, but the allocator won’t be able to find it</text:span></text:p>
          <text:p text:style-name="P1"><text:span text:style-name="T9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6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801cm" svg:height="1.59cm" svg:x="0.847cm" svg:y="1.27cm">
          <text:p text:style-name="P6"><text:span text:style-name="T1">Implicit List: Coales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238cm" svg:x="0.888cm" svg:y="3.391cm">
          <text:list text:style-name="L2">
            <text:list-item>
              <text:p text:style-name="P101"><text:span text:style-name="T10">Join </text:span><text:span text:style-name="T79">(coalesce) </text:span><text:span text:style-name="T10">with next/previous blocks, if they are free</text:span></text:p>
            </text:list-item>
          </text:list>
          <text:list text:style-name="L3">
            <text:list-item>
              <text:list>
                <text:list-item>
                  <text:p text:style-name="P102"><text:span text:style-name="T14">Coalescing with next block</text:span></text:p>
                </text:list-item>
              </text:list>
            </text:list-item>
          </text:list>
          <text:p text:style-name="P19"><text:span text:style-name="T47"><text:s text:c="3"/></text:span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list text:style-name="L13">
            <text:list-item>
              <text:list>
                <text:list-item>
                  <text:p text:style-name="P102"><text:span text:style-name="T14">But how do we coalesce with </text:span><text:span text:style-name="T77">previous</text:span><text:span text:style-name="T14"> block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3" draw:text-style-name="P14" draw:layer="layout" svg:width="17.99cm" svg:height="4.619cm" svg:x="5.503cm" svg:y="7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14" draw:layer="layout" svg:width="20.931cm" svg:height="0.981cm" svg:x="2.985cm" svg:y="7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6" draw:text-style-name="P61" draw:layer="layout" svg:width="17.435cm" svg:height="4.111cm" svg:x="3.139cm" svg:y="12.192cm">
          <text:p text:style-name="P94"><text:span text:style-name="T68">void free_block(ptr p) {</text:span><text:span text:style-name="T95"><text:line-break/></text:span><text:span text:style-name="T68"> <text:s text:c="3"/>*p = *p &amp; -2; <text:s text:c="9"/></text:span><text:span text:style-name="T91">// clear allocated flag</text:span><text:span text:style-name="T95"><text:line-break/></text:span><text:span text:style-name="T68"> <text:s text:c="3"/>next = p + *p; <text:s text:c="8"/></text:span><text:span text:style-name="T91">// find next block</text:span><text:span text:style-name="T95"><text:line-break/></text:span><text:span text:style-name="T68"> <text:s text:c="3"/>if ((*next &amp; 1) == 0)</text:span><text:span text:style-name="T95"><text:line-break/></text:span><text:span text:style-name="T68"> <text:s text:c="5"/>*p = *p + *next; <text:s text:c="4"/></text:span><text:span text:style-name="T91">// add to this block if</text:span><text:span text:style-name="T95"><text:line-break/></text:span><text:span text:style-name="T68">} <text:s text:c="25"/></text:span><text:span text:style-name="T91">// <text:s text:c="3"/>not 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1" draw:text-style-name="P96" draw:layer="layout" svg:width="0.845cm" svg:height="0.845cm" svg:x="9.948cm" svg:y="6.705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2" draw:text-style-name="P79" draw:layer="layout" svg:width="0.845cm" svg:height="0.845cm" svg:x="10.79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2" draw:text-style-name="P79" draw:layer="layout" svg:width="0.845cm" svg:height="0.845cm" svg:x="11.64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2" draw:text-style-name="P79" draw:layer="layout" svg:width="0.845cm" svg:height="0.845cm" svg:x="12.48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3" draw:text-style-name="P13" draw:layer="layout" svg:width="0.845cm" svg:height="0.845cm" svg:x="14.18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3" draw:text-style-name="P13" draw:layer="layout" svg:width="0.845cm" svg:height="0.845cm" svg:x="15.02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3" draw:text-style-name="P13" draw:layer="layout" svg:width="0.845cm" svg:height="0.845cm" svg:x="15.87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4" draw:text-style-name="P18" draw:layer="layout" svg:width="0.845cm" svg:height="0.845cm" svg:x="16.72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4" draw:text-style-name="P18" draw:layer="layout" svg:width="0.845cm" svg:height="0.845cm" svg:x="17.56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5" draw:text-style-name="P86" draw:layer="layout" svg:width="0.845cm" svg:height="0.845cm" svg:x="18.415cm" svg:y="6.705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6" draw:text-style-name="P33" draw:layer="layout" svg:width="0.845cm" svg:height="0.845cm" svg:x="19.26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7" draw:text-style-name="P53" draw:layer="layout" svg:width="0.845cm" svg:height="0.845cm" svg:x="13.335cm" svg:y="6.705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5" draw:text-style-name="P14" draw:layer="layout" svg:width="3.385cm" svg:height="0.633cm" svg:x="10.372cm" svg:y="6.04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67" draw:text-style-name="P2" draw:layer="layout" svg:width="0.786cm" svg:height="0.934cm" svg:x="16.754cm" svg:y="6.687cm">
          <text:p text:style-name="P63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5" draw:text-style-name="P14" draw:layer="layout" svg:width="3.596cm" svg:height="0.633cm" svg:x="13.547cm" svg:y="6.047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5" draw:text-style-name="P14" draw:layer="layout" svg:width="1.691cm" svg:height="0.421cm" svg:x="17.145cm" svg:y="6.259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67" draw:text-style-name="P2" draw:layer="layout" svg:width="2.873cm" svg:height="0.934cm" svg:x="2.943cm" svg:y="7.979cm">
          <text:p text:style-name="P67"><text:span text:style-name="T34">free(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7" draw:text-style-name="P2" draw:layer="layout" svg:width="0.841cm" svg:height="0.934cm" svg:x="13.341cm" svg:y="7.763cm">
          <text:p text:style-name="P67"><text:span text:style-name="T34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68" draw:text-style-name="P14" draw:layer="layout" svg:x1="13.758cm" svg:y1="7.979cm" svg:x2="13.762cm" svg:y2="7.547cm">
          <text:p/>
        </draw:line>
        <draw:custom-shape draw:name="CustomShape 25" draw:style-name="gr118" draw:text-style-name="P16" draw:layer="layout" svg:width="0.845cm" svg:height="0.845cm" svg:x="6.562cm" svg:y="9.45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14" draw:text-style-name="P18" draw:layer="layout" svg:width="0.845cm" svg:height="0.845cm" svg:x="7.40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14" draw:text-style-name="P18" draw:layer="layout" svg:width="0.845cm" svg:height="0.845cm" svg:x="8.25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4" draw:text-style-name="P18" draw:layer="layout" svg:width="0.845cm" svg:height="0.845cm" svg:x="9.10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1" draw:text-style-name="P96" draw:layer="layout" svg:width="0.845cm" svg:height="0.845cm" svg:x="9.948cm" svg:y="9.45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2" draw:text-style-name="P79" draw:layer="layout" svg:width="0.845cm" svg:height="0.845cm" svg:x="10.79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2" draw:text-style-name="P79" draw:layer="layout" svg:width="0.845cm" svg:height="0.845cm" svg:x="11.64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2" draw:text-style-name="P79" draw:layer="layout" svg:width="0.845cm" svg:height="0.845cm" svg:x="12.48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5" draw:text-style-name="P86" draw:layer="layout" svg:width="0.845cm" svg:height="0.845cm" svg:x="18.415cm" svg:y="9.457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16" draw:text-style-name="P33" draw:layer="layout" svg:width="0.845cm" svg:height="0.845cm" svg:x="19.26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5" draw:text-style-name="P14" draw:layer="layout" svg:width="3.385cm" svg:height="0.633cm" svg:x="10.372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95" draw:text-style-name="P14" draw:layer="layout" svg:width="3.385cm" svg:height="0.633cm" svg:x="6.985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18" draw:text-style-name="P16" draw:layer="layout" svg:width="0.845cm" svg:height="0.845cm" svg:x="6.562cm" svg:y="6.705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4" draw:text-style-name="P18" draw:layer="layout" svg:width="0.845cm" svg:height="0.845cm" svg:x="7.40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14" draw:text-style-name="P18" draw:layer="layout" svg:width="0.845cm" svg:height="0.845cm" svg:x="8.25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4" draw:text-style-name="P18" draw:layer="layout" svg:width="0.845cm" svg:height="0.845cm" svg:x="9.10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5" draw:text-style-name="P14" draw:layer="layout" svg:width="3.385cm" svg:height="0.633cm" svg:x="6.985cm" svg:y="6.04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114" draw:text-style-name="P18" draw:layer="layout" svg:width="0.845cm" svg:height="0.845cm" svg:x="14.18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4" draw:text-style-name="P18" draw:layer="layout" svg:width="0.845cm" svg:height="0.845cm" svg:x="15.02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4" draw:text-style-name="P18" draw:layer="layout" svg:width="0.845cm" svg:height="0.845cm" svg:x="15.87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14" draw:text-style-name="P18" draw:layer="layout" svg:width="0.845cm" svg:height="0.845cm" svg:x="16.72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14" draw:text-style-name="P18" draw:layer="layout" svg:width="0.845cm" svg:height="0.845cm" svg:x="17.56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18" draw:text-style-name="P16" draw:layer="layout" svg:width="0.845cm" svg:height="0.845cm" svg:x="13.335cm" svg:y="9.457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67" draw:text-style-name="P2" draw:layer="layout" svg:width="0.786cm" svg:height="0.934cm" svg:x="16.754cm" svg:y="9.439cm">
          <text:p text:style-name="P63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5" draw:text-style-name="P14" draw:layer="layout" svg:width="5.29cm" svg:height="0.633cm" svg:x="13.547cm" svg:y="8.799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43" draw:text-style-name="P2" draw:layer="layout" svg:width="2.932cm" svg:height="1.944cm" svg:x="20.964cm" svg:y="7.044cm">
          <text:p text:style-name="P1"><text:span text:style-name="T96">logically</text:span></text:p>
          <text:p text:style-name="P1"><text:span text:style-name="T96">g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19" draw:text-style-name="P14" draw:layer="layout" svg:width="3.805cm" svg:height="1.41cm" draw:transform="rotate (-3.14159265358979) translate (24.761cm 10.848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7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4.34cm" svg:height="1.59cm" svg:x="1.058cm" svg:y="1.371cm">
          <text:p text:style-name="P6"><text:span text:style-name="T1">Implicit List: Bidirectional Coalesc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68cm" svg:x="1.123cm" svg:y="3.391cm">
          <text:list text:style-name="L2">
            <text:list-item>
              <text:p text:style-name="P74"><text:span text:style-name="T79">Boundary tags</text:span><text:span text:style-name="T85"> </text:span><text:span text:style-name="T14">[Knuth73]</text:span></text:p>
            </text:list-item>
          </text:list>
          <text:list text:style-name="L3">
            <text:list-item>
              <text:list>
                <text:list-item>
                  <text:p text:style-name="P75"><text:span text:style-name="T2">Replicate size/allocated word at “bottom” (end) of free blocks</text:span></text:p>
                </text:list-item>
                <text:list-item>
                  <text:p text:style-name="P75"><text:span text:style-name="T2">Allows us to traverse the “list” backwards, but requires extra space</text:span></text:p>
                </text:list-item>
                <text:list-item>
                  <text:p text:style-name="P75"><text:span text:style-name="T2">Important and general technique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9" draw:text-style-name="P54" xml:id="id34" draw:id="id34" draw:layer="layout" svg:width="3.804cm" svg:height="1.056cm" svg:x="8.643cm" svg:y="11.876cm">
          <text:p text:style-name="P62"><text:span text:style-name="T18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7" draw:text-style-name="P2" xml:id="id35" draw:id="id35" draw:layer="layout" svg:width="4.486cm" svg:height="2.767cm" svg:x="1.069cm" svg:y="13.066cm">
          <text:p text:style-name="P63"><text:span text:style-name="T52">Format of</text:span></text:p>
          <text:p text:style-name="P63"><text:span text:style-name="T52">allocated and</text:span></text:p>
          <text:p text:style-name="P63"><text:span text:style-name="T52">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4" draw:text-style-name="P53" xml:id="id36" draw:id="id36" draw:layer="layout" svg:width="4.655cm" svg:height="3.57cm" svg:x="8.643cm" svg:y="12.934cm">
          <text:p text:style-name="P62"><text:span text:style-name="T18">Payload and</text:span></text:p>
          <text:p text:style-name="P62"><text:span text:style-name="T18">pad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7" draw:text-style-name="P2" xml:id="id37" draw:id="id37" draw:layer="layout" svg:width="6.463cm" svg:height="5.57cm" svg:x="14.155cm" svg:y="11.73cm">
          <text:p text:style-name="P63"><text:span text:style-name="T18">a = 1: Allocated block <text:s/></text:span></text:p>
          <text:p text:style-name="P63"><text:span text:style-name="T18">a = 0: Free block</text:span></text:p>
          <text:p text:style-name="P63"><text:span text:style-name="T86"/></text:p>
          <text:p text:style-name="P63"><text:span text:style-name="T18">Size: Total block size</text:span></text:p>
          <text:p text:style-name="P63"><text:span text:style-name="T86"/></text:p>
          <text:p text:style-name="P63"><text:span text:style-name="T18">Payload: Application data</text:span></text:p>
          <text:p text:style-name="P63"><text:span text:style-name="T18">(allocated blocks only)</text:span></text:p>
          <text:p text:style-name="P63"><text:span text:style-name="T8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6" draw:text-style-name="P87" xml:id="id38" draw:id="id38" draw:layer="layout" svg:width="0.845cm" svg:height="1.056cm" svg:x="12.453cm" svg:y="11.876cm">
          <text:p text:style-name="P62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9" draw:text-style-name="P54" xml:id="id39" draw:id="id39" draw:layer="layout" svg:width="3.804cm" svg:height="1.056cm" svg:x="8.639cm" svg:y="16.491cm">
          <text:p text:style-name="P62"><text:span text:style-name="T18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6" draw:text-style-name="P87" xml:id="id40" draw:id="id40" draw:layer="layout" svg:width="0.845cm" svg:height="1.056cm" svg:x="12.453cm" svg:y="16.491cm">
          <text:p text:style-name="P62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7" draw:text-style-name="P2" xml:id="id41" draw:id="id41" draw:layer="layout" svg:width="3.639cm" svg:height="1.598cm" svg:x="3.625cm" svg:y="16.418cm">
          <text:p text:style-name="P62"><text:span text:style-name="T18">Boundary tag</text:span></text:p>
          <text:p text:style-name="P62"><text:span text:style-name="T18">(foo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1" draw:style-name="gr88" draw:text-style-name="P14" xml:id="id42" draw:id="id42" draw:layer="layout" svg:width="1.481cm" svg:height="0.004cm" svg:x="7.196cm" svg:y="16.955cm" svg:viewBox="0 0 1482 5" draw:points="0,0 1482,5">
          <text:p/>
        </draw:polyline>
        <draw:custom-shape draw:name="CustomShape 12" draw:style-name="gr92" draw:text-style-name="P16" draw:layer="layout" svg:width="0.845cm" svg:height="0.845cm" svg:x="4.233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5.08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5.92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2" draw:text-style-name="P16" draw:layer="layout" svg:width="0.845cm" svg:height="0.845cm" svg:x="6.773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3" draw:text-style-name="P86" draw:layer="layout" svg:width="0.845cm" svg:height="0.845cm" svg:x="7.62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4" draw:text-style-name="P33" draw:layer="layout" svg:width="0.845cm" svg:height="0.845cm" svg:x="8.46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4" draw:text-style-name="P33" draw:layer="layout" svg:width="0.845cm" svg:height="0.845cm" svg:x="9.31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3" draw:text-style-name="P86" draw:layer="layout" svg:width="0.845cm" svg:height="0.845cm" svg:x="10.16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0.845cm" svg:height="0.845cm" svg:x="11.85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4" draw:text-style-name="P18" draw:layer="layout" svg:width="0.845cm" svg:height="0.845cm" svg:x="12.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4" draw:text-style-name="P18" draw:layer="layout" svg:width="0.845cm" svg:height="0.845cm" svg:x="13.54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4" draw:text-style-name="P18" draw:layer="layout" svg:width="0.845cm" svg:height="0.845cm" svg:x="14.39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2" draw:text-style-name="P16" draw:layer="layout" svg:width="0.845cm" svg:height="0.845cm" svg:x="15.24cm" svg:y="8.701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3" draw:text-style-name="P86" draw:layer="layout" svg:width="0.845cm" svg:height="0.845cm" svg:x="16.087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94" draw:text-style-name="P33" draw:layer="layout" svg:width="0.845cm" svg:height="0.845cm" svg:x="16.93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2" draw:text-style-name="P16" draw:layer="layout" svg:width="0.845cm" svg:height="0.845cm" svg:x="11.007cm" svg:y="8.701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5" draw:text-style-name="P14" draw:layer="layout" svg:width="3.385cm" svg:height="0.633cm" svg:x="8.043cm" svg:y="8.043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95" draw:text-style-name="P14" draw:layer="layout" svg:width="5.078cm" svg:height="0.633cm" svg:x="11.43cm" svg:y="8.043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95" draw:text-style-name="P14" draw:layer="layout" svg:width="3.385cm" svg:height="0.633cm" svg:x="4.657cm" svg:y="8.043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94" draw:text-style-name="P33" draw:layer="layout" svg:width="0.845cm" svg:height="0.845cm" svg:x="17.78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3" draw:text-style-name="P86" draw:layer="layout" svg:width="0.845cm" svg:height="0.845cm" svg:x="18.627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5" draw:text-style-name="P14" draw:layer="layout" svg:width="3.385cm" svg:height="0.633cm" svg:x="7.197cm" svg:y="9.589cm">
          <text:p/>
          <draw:enhanced-geometry draw:mirror-horizontal="false" draw:mirror-vertical="false" svg:viewBox="0 0 0 0" drawooo:sub-view-size="768 144" draw:text-areas="0 0 ?f0 ?f1" draw:type="ooxml-non-primitive" draw:enhanced-path="M 768 0 C 616 72 464 144 336 144 208 144 104 72 0 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95" draw:text-style-name="P14" draw:layer="layout" svg:width="5.078cm" svg:height="0.633cm" svg:x="10.583cm" svg:y="9.589cm">
          <text:p/>
          <draw:enhanced-geometry draw:mirror-horizontal="false" draw:mirror-vertical="false" svg:viewBox="0 0 0 0" drawooo:sub-view-size="1152 144" draw:text-areas="0 0 ?f0 ?f1" draw:type="ooxml-non-primitive" draw:enhanced-path="M 1152 0 C 960 72 768 144 576 144 384 144 192 72 0 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95" draw:text-style-name="P14" draw:layer="layout" svg:width="3.385cm" svg:height="0.633cm" svg:x="15.663cm" svg:y="9.589cm">
          <text:p/>
          <draw:enhanced-geometry draw:mirror-horizontal="false" draw:mirror-vertical="false" svg:viewBox="0 0 0 0" drawooo:sub-view-size="768 144" draw:text-areas="0 0 ?f0 ?f1" draw:type="ooxml-non-primitive" draw:enhanced-path="M 768 0 C 640 72 512 144 384 144 256 144 63 23 0 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67" draw:text-style-name="P2" xml:id="id43" draw:id="id43" draw:layer="layout" svg:width="2.204cm" svg:height="0.934cm" svg:x="4.98cm" svg:y="11.853cm">
          <text:p text:style-name="P63"><text:span text:style-name="T18">Hea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7" draw:style-name="gr88" draw:text-style-name="P14" xml:id="id44" draw:id="id44" draw:layer="layout" svg:width="1.481cm" svg:height="0.003cm" svg:x="7.196cm" svg:y="12.299cm" svg:viewBox="0 0 1482 4" draw:points="0,0 1482,4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8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Blank_20_Slide">
        <office:forms form:automatic-focus="false" form:apply-design-mode="false"/>
        <draw:custom-shape draw:name="TextShape 1" draw:style-name="gr1" draw:text-style-name="P2" draw:layer="layout" svg:width="19.507cm" svg:height="1.59cm" svg:x="1.235cm" svg:y="1.583cm">
          <text:p text:style-name="P6"><text:span text:style-name="T1">Constant Time Coales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48" draw:layer="layout" svg:width="3.173cm" svg:height="0.845cm" svg:x="6.773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4" draw:text-style-name="P53" draw:layer="layout" svg:width="3.173cm" svg:height="0.845cm" svg:x="6.773cm" svg:y="7.197cm">
          <text:p text:style-name="P62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4" draw:text-style-name="P53" draw:layer="layout" svg:width="3.173cm" svg:height="0.845cm" svg:x="6.773cm" svg:y="8.89cm">
          <text:p text:style-name="P62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48" draw:layer="layout" svg:width="3.173cm" svg:height="0.845cm" svg:x="11.007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4" draw:text-style-name="P53" draw:layer="layout" svg:width="3.173cm" svg:height="0.845cm" svg:x="11.007cm" svg:y="7.197cm">
          <text:p text:style-name="P62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0" draw:text-style-name="P16" draw:layer="layout" svg:width="3.173cm" svg:height="0.845cm" svg:x="11.007cm" svg:y="8.89cm">
          <text:p text:style-name="P62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1" draw:text-style-name="P48" draw:layer="layout" svg:width="3.173cm" svg:height="0.845cm" svg:x="15.24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0" draw:text-style-name="P16" draw:layer="layout" svg:width="3.173cm" svg:height="0.845cm" svg:x="15.24cm" svg:y="7.197cm">
          <text:p text:style-name="P62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4" draw:text-style-name="P53" draw:layer="layout" svg:width="3.173cm" svg:height="0.845cm" svg:x="15.24cm" svg:y="8.89cm">
          <text:p text:style-name="P62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48" draw:layer="layout" svg:width="3.173cm" svg:height="0.845cm" svg:x="19.473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0" draw:text-style-name="P16" draw:layer="layout" svg:width="3.173cm" svg:height="0.845cm" svg:x="19.473cm" svg:y="7.197cm">
          <text:p text:style-name="P62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0" draw:text-style-name="P16" draw:layer="layout" svg:width="3.173cm" svg:height="0.845cm" svg:x="19.473cm" svg:y="8.89cm">
          <text:p text:style-name="P62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7" draw:text-style-name="P2" draw:layer="layout" svg:width="3.529cm" svg:height="1.768cm" svg:x="1.041cm" svg:y="7.638cm">
          <text:p text:style-name="P103"><text:span text:style-name="T16">Block being</text:span></text:p>
          <text:p text:style-name="P103"><text:span text:style-name="T16">fre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8" draw:text-style-name="P14" draw:layer="layout" svg:x1="5.08cm" svg:y1="8.466cm" svg:x2="6.35cm" svg:y2="8.471cm">
          <text:p/>
        </draw:line>
        <draw:custom-shape draw:name="CustomShape 16" draw:style-name="gr67" draw:text-style-name="P2" draw:layer="layout" svg:width="2.195cm" svg:height="1.02cm" svg:x="7.201cm" svg:y="5.715cm">
          <text:p text:style-name="P63"><text:span text:style-name="T97">C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7" draw:text-style-name="P2" draw:layer="layout" svg:width="2.195cm" svg:height="1.02cm" svg:x="11.434cm" svg:y="5.715cm">
          <text:p text:style-name="P63"><text:span text:style-name="T97">Cas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7" draw:text-style-name="P2" draw:layer="layout" svg:width="2.195cm" svg:height="1.02cm" svg:x="15.667cm" svg:y="5.715cm">
          <text:p text:style-name="P63"><text:span text:style-name="T97">Cas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7" draw:text-style-name="P2" draw:layer="layout" svg:width="2.195cm" svg:height="1.02cm" svg:x="19.901cm" svg:y="5.715cm">
          <text:p text:style-name="P63"><text:span text:style-name="T97">Case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9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Blank_20_Slide">
        <office:forms form:automatic-focus="false" form:apply-design-mode="false"/>
        <draw:custom-shape draw:name="CustomShape 1" draw:style-name="gr121" draw:text-style-name="P53" draw:layer="layout" svg:width="3.596cm" svg:height="0.845cm" svg:x="4.868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1" draw:text-style-name="P53" draw:layer="layout" svg:width="1.056cm" svg:height="0.845cm" svg:x="8.467cm" svg:y="5.29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3" draw:text-style-name="P13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07cm" svg:height="1.59cm" svg:x="1.164cm" svg:y="1.343cm">
          <text:p text:style-name="P6"><text:span text:style-name="T1">Constant Time Coalescing (Case 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1" draw:text-style-name="P53" draw:layer="layout" svg:width="3.596cm" svg:height="0.845cm" svg:x="4.868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1" draw:text-style-name="P53" draw:layer="layout" svg:width="1.056cm" svg:height="0.845cm" svg:x="8.467cm" svg:y="6.98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8" draw:text-style-name="P14" draw:layer="layout" svg:x1="7.196cm" svg:y1="11.641cm" svg:x2="7.201cm" svg:y2="12.911cm">
          <text:p/>
        </draw:line>
        <draw:custom-shape draw:name="CustomShape 10" draw:style-name="gr122" draw:text-style-name="P34" draw:layer="layout" svg:width="3.596cm" svg:height="0.845cm" svg:x="4.868cm" svg:y="7.832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2" draw:text-style-name="P34" draw:layer="layout" svg:width="1.056cm" svg:height="0.845cm" svg:x="8.467cm" svg:y="7.83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3" draw:text-style-name="P48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2" draw:text-style-name="P34" draw:layer="layout" svg:width="3.596cm" svg:height="0.845cm" svg:x="4.868cm" svg:y="9.525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2" draw:text-style-name="P34" draw:layer="layout" svg:width="1.056cm" svg:height="0.845cm" svg:x="8.467cm" svg:y="9.52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3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21" draw:text-style-name="P53" draw:layer="layout" svg:width="3.596cm" svg:height="0.845cm" svg:x="4.868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1" draw:text-style-name="P53" draw:layer="layout" svg:width="1.056cm" svg:height="0.845cm" svg:x="8.467cm" svg:y="10.37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3" draw:text-style-name="P13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1" draw:text-style-name="P53" draw:layer="layout" svg:width="3.596cm" svg:height="0.845cm" svg:x="4.868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1" draw:text-style-name="P53" draw:layer="layout" svg:width="1.056cm" svg:height="0.845cm" svg:x="8.467cm" svg:y="12.06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3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1" draw:text-style-name="P53" draw:layer="layout" svg:width="3.596cm" svg:height="0.845cm" svg:x="12.277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21" draw:text-style-name="P53" draw:layer="layout" svg:width="1.056cm" svg:height="0.845cm" svg:x="15.875cm" svg:y="5.29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3" draw:text-style-name="P13" draw:layer="layout" svg:width="4.655cm" svg:height="0.84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draw:layer="layout" svg:width="4.655cm" svg:height="0.845cm" svg:x="12.277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1" draw:text-style-name="P53" draw:layer="layout" svg:width="3.596cm" svg:height="0.845cm" svg:x="12.277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21" draw:text-style-name="P53" draw:layer="layout" svg:width="1.056cm" svg:height="0.845cm" svg:x="15.875cm" svg:y="6.98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3" draw:text-style-name="P14" draw:layer="layout" svg:width="4.655cm" svg:height="2.53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88" draw:text-style-name="P14" draw:layer="layout" svg:x1="14.605cm" svg:y1="11.641cm" svg:x2="14.609cm" svg:y2="12.911cm">
          <text:p/>
        </draw:line>
        <draw:custom-shape draw:name="CustomShape 32" draw:style-name="gr92" draw:text-style-name="P16" draw:layer="layout" svg:width="3.596cm" svg:height="0.845cm" svg:x="12.277cm" svg:y="7.832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2" draw:text-style-name="P16" draw:layer="layout" svg:width="1.056cm" svg:height="0.845cm" svg:x="15.875cm" svg:y="7.83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draw:layer="layout" svg:width="4.655cm" svg:height="0.845cm" svg:x="12.277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4" draw:text-style-name="P18" draw:layer="layout" svg:width="4.655cm" svg:height="0.845cm" svg:x="12.2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92" draw:text-style-name="P16" draw:layer="layout" svg:width="3.596cm" svg:height="0.845cm" svg:x="12.277cm" svg:y="9.525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2" draw:text-style-name="P16" draw:layer="layout" svg:width="1.056cm" svg:height="0.845cm" svg:x="15.875cm" svg:y="9.52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3" draw:text-style-name="P14" draw:layer="layout" svg:width="4.655cm" svg:height="2.538cm" svg:x="12.277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21" draw:text-style-name="P53" draw:layer="layout" svg:width="3.596cm" svg:height="0.845cm" svg:x="12.277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21" draw:text-style-name="P53" draw:layer="layout" svg:width="1.056cm" svg:height="0.845cm" svg:x="15.875cm" svg:y="10.37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73" draw:text-style-name="P13" draw:layer="layout" svg:width="4.655cm" svg:height="0.845cm" svg:x="12.277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4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21" draw:text-style-name="P53" draw:layer="layout" svg:width="3.596cm" svg:height="0.845cm" svg:x="12.277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21" draw:text-style-name="P53" draw:layer="layout" svg:width="1.056cm" svg:height="0.845cm" svg:x="15.875cm" svg:y="12.06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03" draw:text-style-name="P14" draw:layer="layout" svg:width="4.655cm" svg:height="2.538cm" svg:x="12.27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88" draw:text-style-name="P14" draw:layer="layout" svg:x1="9.948cm" svg:y1="9.101cm" svg:x2="11.641cm" svg:y2="9.106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0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7cm" svg:height="1.59cm" svg:x="1.164cm" svg:y="1.482cm">
          <text:p text:style-name="P6"><text:span text:style-name="T1">Constant Time Coalescing (Case 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1" draw:text-style-name="P53" draw:layer="layout" svg:width="3.596cm" svg:height="0.845cm" svg:x="4.868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1" draw:text-style-name="P53" draw:layer="layout" svg:width="1.056cm" svg:height="0.845cm" svg:x="8.467cm" svg:y="5.29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3" draw:text-style-name="P13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1" draw:text-style-name="P53" draw:layer="layout" svg:width="3.596cm" svg:height="0.845cm" svg:x="4.868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1" draw:text-style-name="P53" draw:layer="layout" svg:width="1.056cm" svg:height="0.845cm" svg:x="8.467cm" svg:y="6.98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8" draw:text-style-name="P14" draw:layer="layout" svg:x1="7.196cm" svg:y1="11.641cm" svg:x2="7.201cm" svg:y2="12.911cm">
          <text:p/>
        </draw:line>
        <draw:custom-shape draw:name="CustomShape 10" draw:style-name="gr122" draw:text-style-name="P34" draw:layer="layout" svg:width="3.596cm" svg:height="0.845cm" svg:x="4.868cm" svg:y="7.832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2" draw:text-style-name="P34" draw:layer="layout" svg:width="1.056cm" svg:height="0.845cm" svg:x="8.467cm" svg:y="7.83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3" draw:text-style-name="P48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2" draw:text-style-name="P34" draw:layer="layout" svg:width="3.596cm" svg:height="0.845cm" svg:x="4.868cm" svg:y="9.525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2" draw:text-style-name="P34" draw:layer="layout" svg:width="1.056cm" svg:height="0.845cm" svg:x="8.467cm" svg:y="9.52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3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2" draw:text-style-name="P16" draw:layer="layout" svg:width="3.596cm" svg:height="0.845cm" svg:x="4.868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2" draw:text-style-name="P16" draw:layer="layout" svg:width="1.056cm" svg:height="0.845cm" svg:x="8.467cm" svg:y="10.37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4" draw:text-style-name="P18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2" draw:text-style-name="P16" draw:layer="layout" svg:width="3.596cm" svg:height="0.845cm" svg:x="4.868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2" draw:text-style-name="P16" draw:layer="layout" svg:width="1.056cm" svg:height="0.845cm" svg:x="8.467cm" svg:y="12.06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3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1" draw:text-style-name="P53" draw:layer="layout" svg:width="3.596cm" svg:height="0.845cm" svg:x="12.7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21" draw:text-style-name="P53" draw:layer="layout" svg:width="1.056cm" svg:height="0.845cm" svg:x="16.298cm" svg:y="5.29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3" draw:text-style-name="P13" draw:layer="layout" svg:width="4.655cm" svg:height="0.845cm" svg:x="12.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draw:layer="layout" svg:width="4.655cm" svg:height="0.845cm" svg:x="12.7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1" draw:text-style-name="P53" draw:layer="layout" svg:width="3.596cm" svg:height="0.845cm" svg:x="12.7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21" draw:text-style-name="P53" draw:layer="layout" svg:width="1.056cm" svg:height="0.845cm" svg:x="16.298cm" svg:y="6.98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3" draw:text-style-name="P14" draw:layer="layout" svg:width="4.655cm" svg:height="2.538cm" svg:x="12.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2" draw:text-style-name="P16" draw:layer="layout" svg:width="3.596cm" svg:height="0.845cm" svg:x="12.7cm" svg:y="7.832cm">
          <text:p text:style-name="P62"><text:span text:style-name="T18">n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2" draw:text-style-name="P16" draw:layer="layout" svg:width="1.056cm" svg:height="0.845cm" svg:x="16.298cm" svg:y="7.83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4" draw:text-style-name="P18" draw:layer="layout" svg:width="4.655cm" svg:height="0.845cm" svg:x="12.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92" draw:text-style-name="P16" draw:layer="layout" svg:width="3.596cm" svg:height="0.845cm" svg:x="12.7cm" svg:y="12.065cm">
          <text:p text:style-name="P62"><text:span text:style-name="T18">n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2" draw:text-style-name="P16" draw:layer="layout" svg:width="1.056cm" svg:height="0.845cm" svg:x="16.298cm" svg:y="12.06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88" draw:text-style-name="P14" draw:layer="layout" svg:x1="10.371cm" svg:y1="9.101cm" svg:x2="12.065cm" svg:y2="9.106cm">
          <text:p/>
        </draw:line>
        <draw:custom-shape draw:name="CustomShape 37" draw:style-name="gr74" draw:text-style-name="P18" draw:layer="layout" svg:width="4.655cm" svg:height="3.385cm" svg:x="12.7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3" draw:text-style-name="P14" draw:layer="layout" svg:width="4.655cm" svg:height="5.078cm" svg:x="12.7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1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Blank_20_Slide">
        <office:forms form:automatic-focus="false" form:apply-design-mode="false"/>
        <draw:custom-shape draw:name="CustomShape 1" draw:style-name="gr92" draw:text-style-name="P16" draw:layer="layout" svg:width="3.596cm" svg:height="0.845cm" svg:x="4.868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2" draw:text-style-name="P16" draw:layer="layout" svg:width="1.056cm" svg:height="0.845cm" svg:x="8.467cm" svg:y="5.29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4" draw:text-style-name="P18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281cm" svg:height="1.59cm" svg:x="1.058cm" svg:y="1.583cm">
          <text:p text:style-name="P6"><text:span text:style-name="T1">Constant Time Coalescing (Case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2" draw:text-style-name="P16" draw:layer="layout" svg:width="3.596cm" svg:height="0.845cm" svg:x="4.868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2" draw:text-style-name="P16" draw:layer="layout" svg:width="1.056cm" svg:height="0.845cm" svg:x="8.467cm" svg:y="6.98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8" draw:text-style-name="P14" draw:layer="layout" svg:x1="7.196cm" svg:y1="11.641cm" svg:x2="7.201cm" svg:y2="12.911cm">
          <text:p/>
        </draw:line>
        <draw:custom-shape draw:name="CustomShape 10" draw:style-name="gr122" draw:text-style-name="P34" draw:layer="layout" svg:width="3.596cm" svg:height="0.845cm" svg:x="4.868cm" svg:y="7.832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2" draw:text-style-name="P34" draw:layer="layout" svg:width="1.056cm" svg:height="0.845cm" svg:x="8.467cm" svg:y="7.83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3" draw:text-style-name="P48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2" draw:text-style-name="P34" draw:layer="layout" svg:width="3.596cm" svg:height="0.845cm" svg:x="4.868cm" svg:y="9.525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2" draw:text-style-name="P34" draw:layer="layout" svg:width="1.056cm" svg:height="0.845cm" svg:x="8.467cm" svg:y="9.52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3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21" draw:text-style-name="P53" draw:layer="layout" svg:width="3.596cm" svg:height="0.845cm" svg:x="4.868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1" draw:text-style-name="P53" draw:layer="layout" svg:width="1.056cm" svg:height="0.845cm" svg:x="8.467cm" svg:y="10.37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3" draw:text-style-name="P13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1" draw:text-style-name="P53" draw:layer="layout" svg:width="3.596cm" svg:height="0.845cm" svg:x="4.868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1" draw:text-style-name="P53" draw:layer="layout" svg:width="1.056cm" svg:height="0.845cm" svg:x="8.467cm" svg:y="12.06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3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2" draw:text-style-name="P16" draw:layer="layout" svg:width="3.596cm" svg:height="0.845cm" svg:x="12.277cm" svg:y="5.292cm">
          <text:p text:style-name="P62"><text:span text:style-name="T18">n+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2" draw:text-style-name="P16" draw:layer="layout" svg:width="1.056cm" svg:height="0.845cm" svg:x="15.875cm" svg:y="5.29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4" draw:text-style-name="P18" draw:layer="layout" svg:width="4.655cm" svg:height="3.38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88" draw:text-style-name="P14" draw:layer="layout" svg:x1="14.605cm" svg:y1="11.641cm" svg:x2="14.609cm" svg:y2="12.911cm">
          <text:p/>
        </draw:line>
        <draw:custom-shape draw:name="CustomShape 28" draw:style-name="gr74" draw:text-style-name="P18" draw:layer="layout" svg:width="4.655cm" svg:height="0.845cm" svg:x="12.2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2" draw:text-style-name="P16" draw:layer="layout" svg:width="3.596cm" svg:height="0.845cm" svg:x="12.277cm" svg:y="9.525cm">
          <text:p text:style-name="P62"><text:span text:style-name="T18">n+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2" draw:text-style-name="P16" draw:layer="layout" svg:width="1.056cm" svg:height="0.845cm" svg:x="15.875cm" svg:y="9.52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1" draw:text-style-name="P53" draw:layer="layout" svg:width="3.596cm" svg:height="0.845cm" svg:x="12.277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21" draw:text-style-name="P53" draw:layer="layout" svg:width="1.056cm" svg:height="0.845cm" svg:x="15.875cm" svg:y="10.37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3" draw:text-style-name="P13" draw:layer="layout" svg:width="4.655cm" svg:height="0.845cm" svg:x="12.277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1" draw:text-style-name="P53" draw:layer="layout" svg:width="3.596cm" svg:height="0.845cm" svg:x="12.277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21" draw:text-style-name="P53" draw:layer="layout" svg:width="1.056cm" svg:height="0.845cm" svg:x="15.875cm" svg:y="12.06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03" draw:text-style-name="P14" draw:layer="layout" svg:width="4.655cm" svg:height="2.538cm" svg:x="12.27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88" draw:text-style-name="P14" draw:layer="layout" svg:x1="9.948cm" svg:y1="9.101cm" svg:x2="11.641cm" svg:y2="9.106cm">
          <text:p/>
        </draw:line>
        <draw:custom-shape draw:name="CustomShape 39" draw:style-name="gr103" draw:text-style-name="P14" draw:layer="layout" svg:width="4.655cm" svg:height="5.07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2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Blank_20_Slide">
        <office:forms form:automatic-focus="false" form:apply-design-mode="false"/>
        <draw:custom-shape draw:name="CustomShape 1" draw:style-name="gr92" draw:text-style-name="P16" draw:layer="layout" svg:width="3.596cm" svg:height="0.845cm" svg:x="4.868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2" draw:text-style-name="P16" draw:layer="layout" svg:width="1.056cm" svg:height="0.845cm" svg:x="8.467cm" svg:y="5.29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4" draw:text-style-name="P18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281cm" svg:height="1.59cm" svg:x="1.058cm" svg:y="1.583cm">
          <text:p text:style-name="P6"><text:span text:style-name="T1">Constant Time Coalescing (Case 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2" draw:text-style-name="P16" draw:layer="layout" svg:width="3.596cm" svg:height="0.845cm" svg:x="4.868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2" draw:text-style-name="P16" draw:layer="layout" svg:width="1.056cm" svg:height="0.845cm" svg:x="8.467cm" svg:y="6.98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8" draw:text-style-name="P14" draw:layer="layout" svg:x1="7.196cm" svg:y1="11.641cm" svg:x2="7.201cm" svg:y2="12.911cm">
          <text:p/>
        </draw:line>
        <draw:custom-shape draw:name="CustomShape 10" draw:style-name="gr122" draw:text-style-name="P34" draw:layer="layout" svg:width="3.596cm" svg:height="0.845cm" svg:x="4.868cm" svg:y="7.832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2" draw:text-style-name="P34" draw:layer="layout" svg:width="1.056cm" svg:height="0.845cm" svg:x="8.467cm" svg:y="7.83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3" draw:text-style-name="P48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2" draw:text-style-name="P34" draw:layer="layout" svg:width="3.596cm" svg:height="0.845cm" svg:x="4.868cm" svg:y="9.525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2" draw:text-style-name="P34" draw:layer="layout" svg:width="1.056cm" svg:height="0.845cm" svg:x="8.467cm" svg:y="9.52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3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2" draw:text-style-name="P16" draw:layer="layout" svg:width="3.596cm" svg:height="0.845cm" svg:x="4.868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2" draw:text-style-name="P16" draw:layer="layout" svg:width="1.056cm" svg:height="0.845cm" svg:x="8.467cm" svg:y="10.37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4" draw:text-style-name="P18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2" draw:text-style-name="P16" draw:layer="layout" svg:width="3.596cm" svg:height="0.845cm" svg:x="4.868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2" draw:text-style-name="P16" draw:layer="layout" svg:width="1.056cm" svg:height="0.845cm" svg:x="8.467cm" svg:y="12.06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3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2" draw:text-style-name="P16" draw:layer="layout" svg:width="3.596cm" svg:height="0.845cm" svg:x="12.277cm" svg:y="5.292cm">
          <text:p text:style-name="P62"><text:span text:style-name="T18">n+m1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2" draw:text-style-name="P16" draw:layer="layout" svg:width="1.056cm" svg:height="0.845cm" svg:x="15.875cm" svg:y="5.29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4" draw:text-style-name="P18" draw:layer="layout" svg:width="4.655cm" svg:height="5.92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2" draw:text-style-name="P16" draw:layer="layout" svg:width="3.596cm" svg:height="0.845cm" svg:x="12.277cm" svg:y="12.065cm">
          <text:p text:style-name="P62"><text:span text:style-name="T18">n+m1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2" draw:text-style-name="P16" draw:layer="layout" svg:width="1.056cm" svg:height="0.845cm" svg:x="15.875cm" svg:y="12.06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88" draw:text-style-name="P14" draw:layer="layout" svg:x1="9.948cm" svg:y1="9.101cm" svg:x2="11.641cm" svg:y2="9.106cm">
          <text:p/>
        </draw:line>
        <draw:custom-shape draw:name="CustomShape 31" draw:style-name="gr103" draw:text-style-name="P14" draw:layer="layout" svg:width="4.655cm" svg:height="7.61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isadvantages of Boundary T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57cm">
          <text:list text:style-name="L2">
            <text:list-item>
              <text:p text:style-name="P7"><text:span text:style-name="T10">Internal fragmentation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Can it be optimized?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Which blocks need the footer tag?</text:span></text:p>
                </text:list-item>
                <text:list-item>
                  <text:p text:style-name="P9"><text:span text:style-name="T14">What does that mean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281cm" svg:height="1.59cm" svg:x="1.058cm" svg:y="1.371cm">
          <text:p text:style-name="P6"><text:span text:style-name="T1">Summary of Key Allocator Poli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269cm" svg:x="1.054cm" svg:y="3.175cm">
          <text:list text:style-name="L2">
            <text:list-item>
              <text:p text:style-name="P69"><text:span text:style-name="T10">Placement policy:</text:span></text:p>
            </text:list-item>
          </text:list>
          <text:list text:style-name="L3">
            <text:list-item>
              <text:list>
                <text:list-item>
                  <text:p text:style-name="P70"><text:span text:style-name="T14">First-fit, next-fit, best-fit, etc.</text:span></text:p>
                </text:list-item>
                <text:list-item>
                  <text:p text:style-name="P70"><text:span text:style-name="T14">Trades off lower throughput for less fragmentation</text:span><text:span text:style-name="T14"><text:tab/></text:span></text:p>
                </text:list-item>
                <text:list-item>
                  <text:p text:style-name="P73"><text:span text:style-name="T81">Interesting observation</text:span><text:span text:style-name="T84">: </text:span><text:span text:style-name="T14">segregated free lists (see book) approximate a best fit placement policy without having to search entire free list</text:span></text:p>
                </text:list-item>
              </text:list>
            </text:list-item>
            <text:list-item>
              <text:p text:style-name="P71"><text:span text:style-name="T10">Splitting policy:</text:span></text:p>
              <text:list>
                <text:list-item>
                  <text:p text:style-name="P70"><text:span text:style-name="T14">When do we go ahead and split free blocks?</text:span></text:p>
                </text:list-item>
                <text:list-item>
                  <text:p text:style-name="P70"><text:span text:style-name="T14">How much internal fragmentation are we willing to tolerate?</text:span></text:p>
                </text:list-item>
              </text:list>
            </text:list-item>
            <text:list-item>
              <text:p text:style-name="P71"><text:span text:style-name="T10">Coalescing policy:</text:span></text:p>
              <text:list>
                <text:list-item>
                  <text:p text:style-name="P70"><text:span text:style-name="T81">Immediate coalescing: </text:span><text:span text:style-name="T14">coalesce each time </text:span><text:span text:style-name="T50">free</text:span><text:span text:style-name="T12"> </text:span><text:span text:style-name="T14">is called </text:span></text:p>
                </text:list-item>
                <text:list-item>
                  <text:p text:style-name="P70"><text:span text:style-name="T81">Deferred coalescing: </text:span><text:span text:style-name="T14">try to improve performance of </text:span><text:span text:style-name="T50">free</text:span><text:span text:style-name="T12"> </text:span><text:span text:style-name="T14">by deferring coalescing until needed. Examples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3"><text:span text:style-name="T14">Coalesce as you scan the free list for </text:span><text:span text:style-name="T50">malloc</text:span></text:p>
                    </text:list-item>
                    <text:list-item>
                      <text:p text:style-name="P73"><text:span text:style-name="T14">Coalesce when the amount of external fragmentation reaches some threshol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766cm" svg:height="1.59cm" svg:x="1.224cm" svg:y="1.274cm">
          <text:p text:style-name="P6"><text:span text:style-name="T1">Implicit Lists: 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978cm" svg:x="1.223cm" svg:y="3.224cm">
          <text:list text:style-name="L2">
            <text:list-item>
              <text:p text:style-name="P69"><text:span text:style-name="T10">Implementation: very simple</text:span></text:p>
            </text:list-item>
            <text:list-item>
              <text:p text:style-name="P69"><text:span text:style-name="T10">Allocate cost: </text:span></text:p>
            </text:list-item>
          </text:list>
          <text:list text:style-name="L3">
            <text:list-item>
              <text:list>
                <text:list-item>
                  <text:p text:style-name="P104"><text:span text:style-name="T14">linear time worst case</text:span></text:p>
                </text:list-item>
              </text:list>
            </text:list-item>
            <text:list-item>
              <text:p text:style-name="P69"><text:span text:style-name="T10">Free cost: </text:span></text:p>
              <text:list>
                <text:list-item>
                  <text:p text:style-name="P104"><text:span text:style-name="T14">constant time worst case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70"><text:span text:style-name="T14">even with coalescing</text:span></text:p>
                </text:list-item>
              </text:list>
            </text:list-item>
            <text:list-item>
              <text:p text:style-name="P69"><text:span text:style-name="T10">Memory usage: </text:span></text:p>
            </text:list-item>
          </text:list>
          <text:list text:style-name="L3">
            <text:list-item>
              <text:list>
                <text:list-item>
                  <text:p text:style-name="P104"><text:span text:style-name="T14">will depend on placement policy</text:span></text:p>
                </text:list-item>
                <text:list-item>
                  <text:p text:style-name="P70"><text:span text:style-name="T14">First-fit, next-fit or best-fit</text:span></text:p>
                </text:list-item>
              </text:list>
            </text:list-item>
          </text:list>
          <text:p text:style-name="P19"><text:span text:style-name="T12"/></text:p>
          <text:list text:continue-numbering="true" text:style-name="L3">
            <text:list-item>
              <text:p text:style-name="P69"><text:span text:style-name="T10">Not used in practice for </text:span><text:span text:style-name="T23">malloc/free </text:span><text:span text:style-name="T10">because of linear-time allocation</text:span></text:p>
            </text:list-item>
          </text:list>
          <text:list text:style-name="L14">
            <text:list-item>
              <text:list>
                <text:list-item>
                  <text:p text:style-name="P70"><text:span text:style-name="T14">used in many special purpose applications</text:span></text:p>
                </text:list-item>
              </text:list>
            </text:list-item>
          </text:list>
          <text:p text:style-name="P19"><text:span text:style-name="T12"/></text:p>
          <text:list text:continue-numbering="true" text:style-name="L14">
            <text:list-item>
              <text:p text:style-name="P69"><text:span text:style-name="T10">However, the concepts of splitting and boundary tag coalescing are general to </text:span><text:span text:style-name="T79">all</text:span><text:span text:style-name="T10"> allocato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ea" svg:font-family="+mn-ea"/>
    <style:font-face style:name="Arial1" svg:font-family="Arial"/>
    <style:font-face style:name="Arial Narrow1" svg:font-family="'Arial Narrow'"/>
    <style:font-face style:name="Calibri" svg:font-family="Calibri"/>
    <style:font-face style:name="Courier New1" svg:font-family="'Courier New'"/>
    <style:font-face style:name="DejaVu Sans" svg:font-family="'DejaVu Sans'"/>
    <style:font-face style:name="Menlo-Regular" svg:font-family="Menlo-Regular"/>
    <style:font-face style:name="Times New Roman" svg:font-family="'Times New Roman'"/>
    <style:font-face style:name="ＭＳ Ｐゴシック1" svg:font-family="'ＭＳ Ｐゴシック'"/>
    <style:font-face style:name="Andale Mono" svg:font-family="'Andale Mono'" style:font-pitch="fixed"/>
    <style:font-face style:name="+mn-ea1" svg:font-family="+mn-ea" style:font-pitch="variable"/>
    <style:font-face style:name="Arial" svg:font-family="Arial" style:font-pitch="variable"/>
    <style:font-face style:name="Arial Narrow" svg:font-family="'Arial Narrow'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enlo-Regular1" svg:font-family="Menlo-Regular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c0c0c0" draw:distance="0.1cm" draw:rotation="450"/>
    <draw:marker draw:name="Arrow" svg:viewBox="0 0 20 30" svg:d="M10 0l-10 30h20z"/>
    <draw:marker draw:name="msArrowEnd_20_5" draw:display-name="msArrowEnd 5" svg:viewBox="0 0 300 300" svg:d="M150 0l150 300h-30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ound" draw:dots2="1" draw:dots2-length="140%" draw:distance="105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DejaVu Sans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1-01-05T23:16:19</meta:creation-date>
    <meta:initial-creator>Markus Pueschel</meta:initial-creator>
    <dc:description>Redesign of slides created by Randal E. Bryant and David R. O'Hallaron</dc:description>
    <dc:language>en</dc:language>
    <meta:print-date>2019-11-04T10:52:22.232935488</meta:print-date>
    <dc:date>2020-10-26T23:28:59.802714783</dc:date>
    <meta:editing-cycles>588</meta:editing-cycles>
    <dc:title>Introduction to Computer Systems 15-213/18-243, spring 2009</dc:title>
    <meta:editing-duration>P9DT9H51M20S</meta:editing-duration>
    <meta:generator>LibreOffice/6.3.5.2$Linux_X86_64 LibreOffice_project/30$Build-2</meta:generator>
    <meta:document-statistic meta:object-count="1880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  <meta:template xlink:type="simple" xlink:actuate="onRequest" xlink:title="template2007" xlink:href=""/>
  </office:meta>
</office:document-meta>
</file>